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number:number-style style:name="N2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0000"/>
    <style:style style:name="ce2" style:family="table-cell" style:parent-style-name="Default" style:data-style-name="N20000"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fo:background-color="#dddddd"/>
    </style:style>
    <style:style style:name="ce4" style:family="table-cell" style:parent-style-name="Default" style:data-style-name="N20061">
      <style:table-cell-properties fo:background-color="#dddddd"/>
    </style:style>
    <style:style style:name="ce5" style:family="table-cell" style:parent-style-name="Default" style:data-style-name="N200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20121"/>
    <style:style style:name="ce7" style:family="table-cell" style:parent-style-name="Default" style:data-style-name="N200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012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20000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balance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8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8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8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8"/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2" office:value-type="string" calcext:value-type="string">
            <text:p>Measuring Balance using the user and generated descriptions and comparison of the results</text:p>
          </table:table-cell>
          <table:table-cell table:style-name="ce1" table:number-columns-repeated="4"/>
          <table:table-cell/>
          <table:table-cell table:style-name="ce2"/>
          <table:table-cell table:style-name="ce1" table:number-columns-repeated="4"/>
          <table:table-cell/>
          <table:table-cell table:style-name="ce2"/>
          <table:table-cell table:style-name="ce1" table:number-columns-repeated="4"/>
          <table:table-cell/>
          <table:table-cell table:style-name="ce2"/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* 10% of the most extreme users decriptions are not filtered</text:p>
          </table:table-cell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2" office:value-type="string" calcext:value-type="string">
            <text:p>BM</text:p>
          </table:table-cell>
          <table:table-cell table:style-name="ce1" table:number-columns-repeated="4"/>
          <table:table-cell/>
          <table:table-cell table:style-name="ce9" office:value-type="string" calcext:value-type="string">
            <text:p>BM &amp; Cr(1)</text:p>
          </table:table-cell>
          <table:table-cell table:style-name="ce1" table:number-columns-repeated="4"/>
          <table:table-cell/>
          <table:table-cell table:style-name="ce9" office:value-type="string" calcext:value-type="string">
            <text:p>BM &amp; Cr(2)</text:p>
          </table:table-cell>
          <table:table-cell table:style-name="ce1" table:number-columns-repeated="4"/>
          <table:table-cell/>
          <table:table-cell table:style-name="ce10" office:value-type="string" calcext:value-type="string">
            <text:p>BM &amp; Cr(3)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ean</text:p>
          </table:table-cell>
          <table:table-cell table:formula="of:=AVERAGE([.D11:.D140])" office:value-type="float" office:value="0.118715711897842" calcext:value-type="float">
            <text:p>0.1187</text:p>
          </table:table-cell>
          <table:table-cell table:style-name="ce1"/>
          <table:table-cell table:style-name="ce6" table:formula="of:=AVERAGE([.F11:.F140])" office:value-type="float" office:value="0.100036374062904" calcext:value-type="float">
            <text:p>0.1000</text:p>
          </table:table-cell>
          <table:table-cell/>
          <table:table-cell table:style-name="ce1"/>
          <table:table-cell table:style-name="ce1" office:value-type="string" calcext:value-type="string">
            <text:p>mean</text:p>
          </table:table-cell>
          <table:table-cell table:formula="of:=AVERAGE([.J11:.J140])" office:value-type="float" office:value="0.110081692971688" calcext:value-type="float">
            <text:p>0.1101</text:p>
          </table:table-cell>
          <table:table-cell table:style-name="ce1"/>
          <table:table-cell table:style-name="ce6" table:formula="of:=AVERAGE([.L11:.L140])" office:value-type="float" office:value="0.0900936019075997" calcext:value-type="float">
            <text:p>0.0901</text:p>
          </table:table-cell>
          <table:table-cell/>
          <table:table-cell table:style-name="ce1"/>
          <table:table-cell table:style-name="ce1" office:value-type="string" calcext:value-type="string">
            <text:p>mean</text:p>
          </table:table-cell>
          <table:table-cell table:formula="of:=AVERAGE([.P11:.P140])" office:value-type="float" office:value="0.103813688544154" calcext:value-type="float">
            <text:p>0.1038</text:p>
          </table:table-cell>
          <table:table-cell table:style-name="ce1"/>
          <table:table-cell table:style-name="ce6" table:formula="of:=AVERAGE([.R11:.R140])" office:value-type="float" office:value="0.0884618247593088" calcext:value-type="float">
            <text:p>0.0885</text:p>
          </table:table-cell>
          <table:table-cell/>
          <table:table-cell table:style-name="ce1"/>
          <table:table-cell table:style-name="ce1" office:value-type="string" calcext:value-type="string">
            <text:p>mean</text:p>
          </table:table-cell>
          <table:table-cell table:formula="of:=AVERAGE([.V11:.V140])" office:value-type="float" office:value="0.110959985415236" calcext:value-type="float">
            <text:p>0.1110</text:p>
          </table:table-cell>
          <table:table-cell table:style-name="ce1"/>
          <table:table-cell table:style-name="ce6" table:formula="of:=AVERAGE([.X11:.X140])" office:value-type="float" office:value="0.089484450565838" calcext:value-type="float">
            <text:p>0.0895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tdev</text:p>
          </table:table-cell>
          <table:table-cell table:formula="of:=STDEV([.D12:.D141])" office:value-type="float" office:value="0.051084668625824" calcext:value-type="float">
            <text:p>0.0511</text:p>
          </table:table-cell>
          <table:table-cell table:style-name="ce1"/>
          <table:table-cell table:style-name="ce6" table:formula="of:=STDEV([.F12:.F141])" office:value-type="float" office:value="0.0862503577086918" calcext:value-type="float">
            <text:p>0.0863</text:p>
          </table:table-cell>
          <table:table-cell/>
          <table:table-cell table:style-name="ce1"/>
          <table:table-cell table:style-name="ce1" office:value-type="string" calcext:value-type="string">
            <text:p>stdev</text:p>
          </table:table-cell>
          <table:table-cell table:formula="of:=STDEV([.J12:.J141])" office:value-type="float" office:value="0.0427069898997762" calcext:value-type="float">
            <text:p>0.0427</text:p>
          </table:table-cell>
          <table:table-cell table:style-name="ce1"/>
          <table:table-cell table:style-name="ce6" table:formula="of:=STDEV([.L12:.L141])" office:value-type="float" office:value="0.0820667475666099" calcext:value-type="float">
            <text:p>0.0821</text:p>
          </table:table-cell>
          <table:table-cell/>
          <table:table-cell table:style-name="ce1"/>
          <table:table-cell table:style-name="ce1" office:value-type="string" calcext:value-type="string">
            <text:p>stdev</text:p>
          </table:table-cell>
          <table:table-cell table:formula="of:=STDEV([.P12:.P141])" office:value-type="float" office:value="0.0449834885701953" calcext:value-type="float">
            <text:p>0.0450</text:p>
          </table:table-cell>
          <table:table-cell table:style-name="ce1"/>
          <table:table-cell table:style-name="ce6" table:formula="of:=STDEV([.R12:.R141])" office:value-type="float" office:value="0.0902222152025821" calcext:value-type="float">
            <text:p>0.0902</text:p>
          </table:table-cell>
          <table:table-cell/>
          <table:table-cell table:style-name="ce1"/>
          <table:table-cell table:style-name="ce1" office:value-type="string" calcext:value-type="string">
            <text:p>stdev</text:p>
          </table:table-cell>
          <table:table-cell table:formula="of:=STDEV([.V12:.V141])" office:value-type="float" office:value="0.0429615729703383" calcext:value-type="float">
            <text:p>0.0430</text:p>
          </table:table-cell>
          <table:table-cell table:style-name="ce1"/>
          <table:table-cell table:style-name="ce6" table:formula="of:=STDEV([.X12:.X141])" office:value-type="float" office:value="0.0867961878241997" calcext:value-type="float">
            <text:p>0.0868</text:p>
          </table:table-cell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users</text:p>
          </table:table-cell>
          <table:table-cell table:style-name="ce1"/>
          <table:table-cell table:style-name="ce2" office:value-type="string" calcext:value-type="string">
            <text:p>alg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users</text:p>
          </table:table-cell>
          <table:table-cell table:style-name="ce1"/>
          <table:table-cell table:style-name="ce2" office:value-type="string" calcext:value-type="string">
            <text:p>alg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users</text:p>
          </table:table-cell>
          <table:table-cell table:style-name="ce1"/>
          <table:table-cell table:style-name="ce2" office:value-type="string" calcext:value-type="string">
            <text:p>alg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users</text:p>
          </table:table-cell>
          <table:table-cell table:style-name="ce1"/>
          <table:table-cell table:style-name="ce2" office:value-type="string" calcext:value-type="string">
            <text:p>alg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BM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BM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BM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BM</text:p>
          </table:table-cell>
          <table:table-cell table:style-name="ce7" office:value-type="string" calcext:value-type="string">
            <text:p>diff</text:p>
          </table:table-cell>
        </table:table-row>
        <table:table-row table:style-name="ro1">
          <table:table-cell/>
          <table:table-cell office:value-type="string" calcext:value-type="string">
            <text:p>a015</text:p>
          </table:table-cell>
          <table:table-cell office:value-type="float" office:value="0.919014359347059" calcext:value-type="float">
            <text:p>0.9190</text:p>
          </table:table-cell>
          <table:table-cell office:value-type="float" office:value="0.115996371893918" calcext:value-type="float">
            <text:p>0.1160</text:p>
          </table:table-cell>
          <table:table-cell office:value-type="float" office:value="0.94503535366621" calcext:value-type="float">
            <text:p>0.9450</text:p>
          </table:table-cell>
          <table:table-cell table:formula="of:=ABS([.C11]-[.E11])" office:value-type="float" office:value="0.0260209943191509" calcext:value-type="float">
            <text:p>0.0260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87746306031791" calcext:value-type="float">
            <text:p>0.8775</text:p>
          </table:table-cell>
          <table:table-cell office:value-type="float" office:value="0.07710913673084" calcext:value-type="float">
            <text:p>0.0771</text:p>
          </table:table-cell>
          <table:table-cell office:value-type="float" office:value="0.852433230483775" calcext:value-type="float">
            <text:p>0.8524</text:p>
          </table:table-cell>
          <table:table-cell table:formula="of:=ABS([.I11]-[.K11])" office:value-type="float" office:value="0.0250298298341349" calcext:value-type="float">
            <text:p>0.0250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745324303925563" calcext:value-type="float">
            <text:p>0.7453</text:p>
          </table:table-cell>
          <table:table-cell office:value-type="float" office:value="0.0717930237677227" calcext:value-type="float">
            <text:p>0.0718</text:p>
          </table:table-cell>
          <table:table-cell office:value-type="float" office:value="0.709747211241308" calcext:value-type="float">
            <text:p>0.7097</text:p>
          </table:table-cell>
          <table:table-cell table:formula="of:=ABS([.O11]-[.Q11])" office:value-type="float" office:value="0.035577092684255" calcext:value-type="float">
            <text:p>0.0356</text:p>
          </table:table-cell>
          <table:table-cell/>
          <table:table-cell office:value-type="string" calcext:value-type="string">
            <text:p>a015</text:p>
          </table:table-cell>
          <table:table-cell office:value-type="float" office:value="0.898408486331128" calcext:value-type="float">
            <text:p>0.8984</text:p>
          </table:table-cell>
          <table:table-cell office:value-type="float" office:value="0.0897603695066177" calcext:value-type="float">
            <text:p>0.0898</text:p>
          </table:table-cell>
          <table:table-cell office:value-type="float" office:value="0.86110187253113" calcext:value-type="float">
            <text:p>0.8611</text:p>
          </table:table-cell>
          <table:table-cell table:formula="of:=ABS([.U11]-[.W11])" office:value-type="float" office:value="0.037306613799998" calcext:value-type="float">
            <text:p>0.0373</text:p>
          </table:table-cell>
        </table:table-row>
        <table:table-row table:style-name="ro1">
          <table:table-cell/>
          <table:table-cell office:value-type="string" calcext:value-type="string">
            <text:p>a025</text:p>
          </table:table-cell>
          <table:table-cell office:value-type="float" office:value="0.897859520909146" calcext:value-type="float">
            <text:p>0.8979</text:p>
          </table:table-cell>
          <table:table-cell office:value-type="float" office:value="0.0802787318061938" calcext:value-type="float">
            <text:p>0.0803</text:p>
          </table:table-cell>
          <table:table-cell office:value-type="float" office:value="0.989836268011791" calcext:value-type="float">
            <text:p>0.9898</text:p>
          </table:table-cell>
          <table:table-cell table:formula="of:=ABS([.C12]-[.E12])" office:value-type="float" office:value="0.0919767471026449" calcext:value-type="float">
            <text:p>0.0920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827526006980359" calcext:value-type="float">
            <text:p>0.8275</text:p>
          </table:table-cell>
          <table:table-cell office:value-type="float" office:value="0.085962312434411" calcext:value-type="float">
            <text:p>0.0860</text:p>
          </table:table-cell>
          <table:table-cell office:value-type="float" office:value="0.878179025701038" calcext:value-type="float">
            <text:p>0.8782</text:p>
          </table:table-cell>
          <table:table-cell table:formula="of:=ABS([.I12]-[.K12])" office:value-type="float" office:value="0.0506530187206791" calcext:value-type="float">
            <text:p>0.0507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840899943747219" calcext:value-type="float">
            <text:p>0.8409</text:p>
          </table:table-cell>
          <table:table-cell office:value-type="float" office:value="0.0911420672784763" calcext:value-type="float">
            <text:p>0.0911</text:p>
          </table:table-cell>
          <table:table-cell office:value-type="float" office:value="0.92657844481045" calcext:value-type="float">
            <text:p>0.9266</text:p>
          </table:table-cell>
          <table:table-cell table:formula="of:=ABS([.O12]-[.Q12])" office:value-type="float" office:value="0.0856785010632309" calcext:value-type="float">
            <text:p>0.0857</text:p>
          </table:table-cell>
          <table:table-cell/>
          <table:table-cell office:value-type="string" calcext:value-type="string">
            <text:p>a025</text:p>
          </table:table-cell>
          <table:table-cell office:value-type="float" office:value="0.885318651561462" calcext:value-type="float">
            <text:p>0.8853</text:p>
          </table:table-cell>
          <table:table-cell office:value-type="float" office:value="0.0830111055814242" calcext:value-type="float">
            <text:p>0.0830</text:p>
          </table:table-cell>
          <table:table-cell office:value-type="float" office:value="0.987243778530346" calcext:value-type="float">
            <text:p>0.9872</text:p>
          </table:table-cell>
          <table:table-cell table:formula="of:=ABS([.U12]-[.W12])" office:value-type="float" office:value="0.101925126968884" calcext:value-type="float">
            <text:p>0.1019</text:p>
          </table:table-cell>
        </table:table-row>
        <table:table-row table:style-name="ro1">
          <table:table-cell/>
          <table:table-cell office:value-type="string" calcext:value-type="string">
            <text:p>a035</text:p>
          </table:table-cell>
          <table:table-cell office:value-type="float" office:value="0.914153789111211" calcext:value-type="float">
            <text:p>0.9142</text:p>
          </table:table-cell>
          <table:table-cell office:value-type="float" office:value="0.0868295085404307" calcext:value-type="float">
            <text:p>0.0868</text:p>
          </table:table-cell>
          <table:table-cell office:value-type="float" office:value="0.89771833494441" calcext:value-type="float">
            <text:p>0.8977</text:p>
          </table:table-cell>
          <table:table-cell table:formula="of:=ABS([.C13]-[.E13])" office:value-type="float" office:value="0.016435454166801" calcext:value-type="float">
            <text:p>0.0164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921759205031324" calcext:value-type="float">
            <text:p>0.9218</text:p>
          </table:table-cell>
          <table:table-cell office:value-type="float" office:value="0.0833807419273444" calcext:value-type="float">
            <text:p>0.0834</text:p>
          </table:table-cell>
          <table:table-cell office:value-type="float" office:value="0.967376094753236" calcext:value-type="float">
            <text:p>0.9674</text:p>
          </table:table-cell>
          <table:table-cell table:formula="of:=ABS([.I13]-[.K13])" office:value-type="float" office:value="0.045616889721912" calcext:value-type="float">
            <text:p>0.0456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905324841914057" calcext:value-type="float">
            <text:p>0.9053</text:p>
          </table:table-cell>
          <table:table-cell office:value-type="float" office:value="0.0904310009423629" calcext:value-type="float">
            <text:p>0.0904</text:p>
          </table:table-cell>
          <table:table-cell office:value-type="float" office:value="0.820906595530573" calcext:value-type="float">
            <text:p>0.8209</text:p>
          </table:table-cell>
          <table:table-cell table:formula="of:=ABS([.O13]-[.Q13])" office:value-type="float" office:value="0.0844182463834839" calcext:value-type="float">
            <text:p>0.0844</text:p>
          </table:table-cell>
          <table:table-cell/>
          <table:table-cell office:value-type="string" calcext:value-type="string">
            <text:p>a035</text:p>
          </table:table-cell>
          <table:table-cell office:value-type="float" office:value="0.899673834099154" calcext:value-type="float">
            <text:p>0.8997</text:p>
          </table:table-cell>
          <table:table-cell office:value-type="float" office:value="0.0768556104435617" calcext:value-type="float">
            <text:p>0.0769</text:p>
          </table:table-cell>
          <table:table-cell office:value-type="float" office:value="0.95300686045524" calcext:value-type="float">
            <text:p>0.9530</text:p>
          </table:table-cell>
          <table:table-cell table:formula="of:=ABS([.U13]-[.W13])" office:value-type="float" office:value="0.0533330263560859" calcext:value-type="float">
            <text:p>0.0533</text:p>
          </table:table-cell>
        </table:table-row>
        <table:table-row table:style-name="ro1">
          <table:table-cell/>
          <table:table-cell office:value-type="string" calcext:value-type="string">
            <text:p>a045</text:p>
          </table:table-cell>
          <table:table-cell office:value-type="float" office:value="0.66589155486159" calcext:value-type="float">
            <text:p>0.6659</text:p>
          </table:table-cell>
          <table:table-cell office:value-type="float" office:value="0.228117886389903" calcext:value-type="float">
            <text:p>0.2281</text:p>
          </table:table-cell>
          <table:table-cell office:value-type="float" office:value="0.758581624287225" calcext:value-type="float">
            <text:p>0.7586</text:p>
          </table:table-cell>
          <table:table-cell table:formula="of:=ABS([.C14]-[.E14])" office:value-type="float" office:value="0.0926900694256351" calcext:value-type="float">
            <text:p>0.0927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644226978942539" calcext:value-type="float">
            <text:p>0.6442</text:p>
          </table:table-cell>
          <table:table-cell office:value-type="float" office:value="0.212731696935552" calcext:value-type="float">
            <text:p>0.2127</text:p>
          </table:table-cell>
          <table:table-cell office:value-type="float" office:value="0.844051319767952" calcext:value-type="float">
            <text:p>0.8441</text:p>
          </table:table-cell>
          <table:table-cell table:formula="of:=ABS([.I14]-[.K14])" office:value-type="float" office:value="0.199824340825413" calcext:value-type="float">
            <text:p>0.1998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681281631005021" calcext:value-type="float">
            <text:p>0.6813</text:p>
          </table:table-cell>
          <table:table-cell office:value-type="float" office:value="0.209387993629171" calcext:value-type="float">
            <text:p>0.2094</text:p>
          </table:table-cell>
          <table:table-cell office:value-type="float" office:value="0.949598534697493" calcext:value-type="float">
            <text:p>0.9496</text:p>
          </table:table-cell>
          <table:table-cell table:formula="of:=ABS([.O14]-[.Q14])" office:value-type="float" office:value="0.268316903692472" calcext:value-type="float">
            <text:p>0.2683</text:p>
          </table:table-cell>
          <table:table-cell/>
          <table:table-cell office:value-type="string" calcext:value-type="string">
            <text:p>a045</text:p>
          </table:table-cell>
          <table:table-cell office:value-type="float" office:value="0.694955311946328" calcext:value-type="float">
            <text:p>0.6950</text:p>
          </table:table-cell>
          <table:table-cell office:value-type="float" office:value="0.215568168422895" calcext:value-type="float">
            <text:p>0.2156</text:p>
          </table:table-cell>
          <table:table-cell office:value-type="float" office:value="0.895125566884878" calcext:value-type="float">
            <text:p>0.8951</text:p>
          </table:table-cell>
          <table:table-cell table:formula="of:=ABS([.U14]-[.W14])" office:value-type="float" office:value="0.20017025493855" calcext:value-type="float">
            <text:p>0.2002</text:p>
          </table:table-cell>
        </table:table-row>
        <table:table-row table:style-name="ro1">
          <table:table-cell/>
          <table:table-cell office:value-type="string" calcext:value-type="string">
            <text:p>a055</text:p>
          </table:table-cell>
          <table:table-cell office:value-type="float" office:value="0.861418700410366" calcext:value-type="float">
            <text:p>0.8614</text:p>
          </table:table-cell>
          <table:table-cell office:value-type="float" office:value="0.121966198797817" calcext:value-type="float">
            <text:p>0.1220</text:p>
          </table:table-cell>
          <table:table-cell office:value-type="float" office:value="0.922364758746184" calcext:value-type="float">
            <text:p>0.9224</text:p>
          </table:table-cell>
          <table:table-cell table:formula="of:=ABS([.C15]-[.E15])" office:value-type="float" office:value="0.060946058335818" calcext:value-type="float">
            <text:p>0.0609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864124838707895" calcext:value-type="float">
            <text:p>0.8641</text:p>
          </table:table-cell>
          <table:table-cell office:value-type="float" office:value="0.0958912870278968" calcext:value-type="float">
            <text:p>0.0959</text:p>
          </table:table-cell>
          <table:table-cell office:value-type="float" office:value="0.875073418620812" calcext:value-type="float">
            <text:p>0.8751</text:p>
          </table:table-cell>
          <table:table-cell table:formula="of:=ABS([.I15]-[.K15])" office:value-type="float" office:value="0.0109485799129171" calcext:value-type="float">
            <text:p>0.0109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739599051483349" calcext:value-type="float">
            <text:p>0.7396</text:p>
          </table:table-cell>
          <table:table-cell office:value-type="float" office:value="0.127316033584329" calcext:value-type="float">
            <text:p>0.1273</text:p>
          </table:table-cell>
          <table:table-cell office:value-type="float" office:value="0.777738795735312" calcext:value-type="float">
            <text:p>0.7777</text:p>
          </table:table-cell>
          <table:table-cell table:formula="of:=ABS([.O15]-[.Q15])" office:value-type="float" office:value="0.038139744251963" calcext:value-type="float">
            <text:p>0.0381</text:p>
          </table:table-cell>
          <table:table-cell/>
          <table:table-cell office:value-type="string" calcext:value-type="string">
            <text:p>a055</text:p>
          </table:table-cell>
          <table:table-cell office:value-type="float" office:value="0.850117149873013" calcext:value-type="float">
            <text:p>0.8501</text:p>
          </table:table-cell>
          <table:table-cell office:value-type="float" office:value="0.108440722627491" calcext:value-type="float">
            <text:p>0.1084</text:p>
          </table:table-cell>
          <table:table-cell office:value-type="float" office:value="0.865913440408873" calcext:value-type="float">
            <text:p>0.8659</text:p>
          </table:table-cell>
          <table:table-cell table:formula="of:=ABS([.U15]-[.W15])" office:value-type="float" office:value="0.0157962905358601" calcext:value-type="float">
            <text:p>0.0158</text:p>
          </table:table-cell>
        </table:table-row>
        <table:table-row table:style-name="ro1">
          <table:table-cell/>
          <table:table-cell office:value-type="string" calcext:value-type="string">
            <text:p>a065</text:p>
          </table:table-cell>
          <table:table-cell office:value-type="float" office:value="0.912783683675101" calcext:value-type="float">
            <text:p>0.9128</text:p>
          </table:table-cell>
          <table:table-cell office:value-type="float" office:value="0.0827630864421043" calcext:value-type="float">
            <text:p>0.0828</text:p>
          </table:table-cell>
          <table:table-cell office:value-type="float" office:value="0.911100025154279" calcext:value-type="float">
            <text:p>0.9111</text:p>
          </table:table-cell>
          <table:table-cell table:formula="of:=ABS([.C16]-[.E16])" office:value-type="float" office:value="0.00168365852082197" calcext:value-type="float">
            <text:p>0.0017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85074162508437" calcext:value-type="float">
            <text:p>0.8507</text:p>
          </table:table-cell>
          <table:table-cell office:value-type="float" office:value="0.0772064057707693" calcext:value-type="float">
            <text:p>0.0772</text:p>
          </table:table-cell>
          <table:table-cell office:value-type="float" office:value="0.838229296714495" calcext:value-type="float">
            <text:p>0.8382</text:p>
          </table:table-cell>
          <table:table-cell table:formula="of:=ABS([.I16]-[.K16])" office:value-type="float" office:value="0.0125123283698749" calcext:value-type="float">
            <text:p>0.0125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778542766697749" calcext:value-type="float">
            <text:p>0.7785</text:p>
          </table:table-cell>
          <table:table-cell office:value-type="float" office:value="0.0818120418494644" calcext:value-type="float">
            <text:p>0.0818</text:p>
          </table:table-cell>
          <table:table-cell office:value-type="float" office:value="0.789603938465049" calcext:value-type="float">
            <text:p>0.7896</text:p>
          </table:table-cell>
          <table:table-cell table:formula="of:=ABS([.O16]-[.Q16])" office:value-type="float" office:value="0.0110611717673" calcext:value-type="float">
            <text:p>0.0111</text:p>
          </table:table-cell>
          <table:table-cell/>
          <table:table-cell office:value-type="string" calcext:value-type="string">
            <text:p>a065</text:p>
          </table:table-cell>
          <table:table-cell office:value-type="float" office:value="0.820562539673736" calcext:value-type="float">
            <text:p>0.8206</text:p>
          </table:table-cell>
          <table:table-cell office:value-type="float" office:value="0.0784656765599387" calcext:value-type="float">
            <text:p>0.0785</text:p>
          </table:table-cell>
          <table:table-cell office:value-type="float" office:value="0.810089841806518" calcext:value-type="float">
            <text:p>0.8101</text:p>
          </table:table-cell>
          <table:table-cell table:formula="of:=ABS([.U16]-[.W16])" office:value-type="float" office:value="0.0104726978672179" calcext:value-type="float">
            <text:p>0.0105</text:p>
          </table:table-cell>
        </table:table-row>
        <table:table-row table:style-name="ro1">
          <table:table-cell/>
          <table:table-cell office:value-type="string" calcext:value-type="string">
            <text:p>a085</text:p>
          </table:table-cell>
          <table:table-cell office:value-type="float" office:value="0.905791093797775" calcext:value-type="float">
            <text:p>0.9058</text:p>
          </table:table-cell>
          <table:table-cell office:value-type="float" office:value="0.185040365738485" calcext:value-type="float">
            <text:p>0.1850</text:p>
          </table:table-cell>
          <table:table-cell office:value-type="float" office:value="0.987594782584893" calcext:value-type="float">
            <text:p>0.9876</text:p>
          </table:table-cell>
          <table:table-cell table:formula="of:=ABS([.C17]-[.E17])" office:value-type="float" office:value="0.081803688787118" calcext:value-type="float">
            <text:p>0.0818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810004452829494" calcext:value-type="float">
            <text:p>0.8100</text:p>
          </table:table-cell>
          <table:table-cell office:value-type="float" office:value="0.164100790553238" calcext:value-type="float">
            <text:p>0.1641</text:p>
          </table:table-cell>
          <table:table-cell office:value-type="float" office:value="0.782156545340705" calcext:value-type="float">
            <text:p>0.7822</text:p>
          </table:table-cell>
          <table:table-cell table:formula="of:=ABS([.I17]-[.K17])" office:value-type="float" office:value="0.027847907488789" calcext:value-type="float">
            <text:p>0.0278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866229639796629" calcext:value-type="float">
            <text:p>0.8662</text:p>
          </table:table-cell>
          <table:table-cell office:value-type="float" office:value="0.185018246375155" calcext:value-type="float">
            <text:p>0.1850</text:p>
          </table:table-cell>
          <table:table-cell office:value-type="float" office:value="0.961929688136099" calcext:value-type="float">
            <text:p>0.9619</text:p>
          </table:table-cell>
          <table:table-cell table:formula="of:=ABS([.O17]-[.Q17])" office:value-type="float" office:value="0.09570004833947" calcext:value-type="float">
            <text:p>0.0957</text:p>
          </table:table-cell>
          <table:table-cell/>
          <table:table-cell office:value-type="string" calcext:value-type="string">
            <text:p>a085</text:p>
          </table:table-cell>
          <table:table-cell office:value-type="float" office:value="0.823336137239014" calcext:value-type="float">
            <text:p>0.8233</text:p>
          </table:table-cell>
          <table:table-cell office:value-type="float" office:value="0.165626015265169" calcext:value-type="float">
            <text:p>0.1656</text:p>
          </table:table-cell>
          <table:table-cell office:value-type="float" office:value="0.802629363468889" calcext:value-type="float">
            <text:p>0.8026</text:p>
          </table:table-cell>
          <table:table-cell table:formula="of:=ABS([.U17]-[.W17])" office:value-type="float" office:value="0.0207067737701251" calcext:value-type="float">
            <text:p>0.0207</text:p>
          </table:table-cell>
        </table:table-row>
        <table:table-row table:style-name="ro1">
          <table:table-cell/>
          <table:table-cell office:value-type="string" calcext:value-type="string">
            <text:p>a105</text:p>
          </table:table-cell>
          <table:table-cell office:value-type="float" office:value="0.653081478505697" calcext:value-type="float">
            <text:p>0.6531</text:p>
          </table:table-cell>
          <table:table-cell office:value-type="float" office:value="0.0815942623495029" calcext:value-type="float">
            <text:p>0.0816</text:p>
          </table:table-cell>
          <table:table-cell office:value-type="float" office:value="0.626065775296363" calcext:value-type="float">
            <text:p>0.6261</text:p>
          </table:table-cell>
          <table:table-cell table:formula="of:=ABS([.C18]-[.E18])" office:value-type="float" office:value="0.027015703209334" calcext:value-type="float">
            <text:p>0.0270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00659515593853" calcext:value-type="float">
            <text:p>0.7007</text:p>
          </table:table-cell>
          <table:table-cell office:value-type="float" office:value="0.0777320479199316" calcext:value-type="float">
            <text:p>0.0777</text:p>
          </table:table-cell>
          <table:table-cell office:value-type="float" office:value="0.629662933618021" calcext:value-type="float">
            <text:p>0.6297</text:p>
          </table:table-cell>
          <table:table-cell table:formula="of:=ABS([.I18]-[.K18])" office:value-type="float" office:value="0.070996581975832" calcext:value-type="float">
            <text:p>0.0710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74318641324824" calcext:value-type="float">
            <text:p>0.7743</text:p>
          </table:table-cell>
          <table:table-cell office:value-type="float" office:value="0.0985186813068153" calcext:value-type="float">
            <text:p>0.0985</text:p>
          </table:table-cell>
          <table:table-cell office:value-type="float" office:value="0.702076720591509" calcext:value-type="float">
            <text:p>0.7021</text:p>
          </table:table-cell>
          <table:table-cell table:formula="of:=ABS([.O18]-[.Q18])" office:value-type="float" office:value="0.072241920733315" calcext:value-type="float">
            <text:p>0.0722</text:p>
          </table:table-cell>
          <table:table-cell/>
          <table:table-cell office:value-type="string" calcext:value-type="string">
            <text:p>a105</text:p>
          </table:table-cell>
          <table:table-cell office:value-type="float" office:value="0.743573408161957" calcext:value-type="float">
            <text:p>0.7436</text:p>
          </table:table-cell>
          <table:table-cell office:value-type="float" office:value="0.0844956356690724" calcext:value-type="float">
            <text:p>0.0845</text:p>
          </table:table-cell>
          <table:table-cell office:value-type="float" office:value="0.707955483743727" calcext:value-type="float">
            <text:p>0.7080</text:p>
          </table:table-cell>
          <table:table-cell table:formula="of:=ABS([.U18]-[.W18])" office:value-type="float" office:value="0.03561792441823" calcext:value-type="float">
            <text:p>0.0356</text:p>
          </table:table-cell>
        </table:table-row>
        <table:table-row table:style-name="ro1">
          <table:table-cell/>
          <table:table-cell office:value-type="string" calcext:value-type="string">
            <text:p>a115</text:p>
          </table:table-cell>
          <table:table-cell office:value-type="float" office:value="0.869652057805545" calcext:value-type="float">
            <text:p>0.8697</text:p>
          </table:table-cell>
          <table:table-cell office:value-type="float" office:value="0.112963716352092" calcext:value-type="float">
            <text:p>0.1130</text:p>
          </table:table-cell>
          <table:table-cell office:value-type="float" office:value="0.845684414666692" calcext:value-type="float">
            <text:p>0.8457</text:p>
          </table:table-cell>
          <table:table-cell table:formula="of:=ABS([.C19]-[.E19])" office:value-type="float" office:value="0.023967643138853" calcext:value-type="float">
            <text:p>0.0240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55054995189955" calcext:value-type="float">
            <text:p>0.7551</text:p>
          </table:table-cell>
          <table:table-cell office:value-type="float" office:value="0.104233396270162" calcext:value-type="float">
            <text:p>0.1042</text:p>
          </table:table-cell>
          <table:table-cell office:value-type="float" office:value="0.782985532926915" calcext:value-type="float">
            <text:p>0.7830</text:p>
          </table:table-cell>
          <table:table-cell table:formula="of:=ABS([.I19]-[.K19])" office:value-type="float" office:value="0.02793053773696" calcext:value-type="float">
            <text:p>0.0279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6944087947598" calcext:value-type="float">
            <text:p>0.7694</text:p>
          </table:table-cell>
          <table:table-cell office:value-type="float" office:value="0.162792625010047" calcext:value-type="float">
            <text:p>0.1628</text:p>
          </table:table-cell>
          <table:table-cell office:value-type="float" office:value="0.832282148192255" calcext:value-type="float">
            <text:p>0.8323</text:p>
          </table:table-cell>
          <table:table-cell table:formula="of:=ABS([.O19]-[.Q19])" office:value-type="float" office:value="0.0628412687162752" calcext:value-type="float">
            <text:p>0.0628</text:p>
          </table:table-cell>
          <table:table-cell/>
          <table:table-cell office:value-type="string" calcext:value-type="string">
            <text:p>a115</text:p>
          </table:table-cell>
          <table:table-cell office:value-type="float" office:value="0.761803594161234" calcext:value-type="float">
            <text:p>0.7618</text:p>
          </table:table-cell>
          <table:table-cell office:value-type="float" office:value="0.10916048984052" calcext:value-type="float">
            <text:p>0.1092</text:p>
          </table:table-cell>
          <table:table-cell office:value-type="float" office:value="0.805704467300765" calcext:value-type="float">
            <text:p>0.8057</text:p>
          </table:table-cell>
          <table:table-cell table:formula="of:=ABS([.U19]-[.W19])" office:value-type="float" office:value="0.043900873139531" calcext:value-type="float">
            <text:p>0.0439</text:p>
          </table:table-cell>
        </table:table-row>
        <table:table-row table:style-name="ro1">
          <table:table-cell/>
          <table:table-cell office:value-type="string" calcext:value-type="string">
            <text:p>b001</text:p>
          </table:table-cell>
          <table:table-cell office:value-type="float" office:value="0.955929607143417" calcext:value-type="float">
            <text:p>0.9559</text:p>
          </table:table-cell>
          <table:table-cell office:value-type="float" office:value="0.051945425791944" calcext:value-type="float">
            <text:p>0.0519</text:p>
          </table:table-cell>
          <table:table-cell office:value-type="float" office:value="0.949002159764149" calcext:value-type="float">
            <text:p>0.9490</text:p>
          </table:table-cell>
          <table:table-cell table:formula="of:=ABS([.C20]-[.E20])" office:value-type="float" office:value="0.00692744737926809" calcext:value-type="float">
            <text:p>0.0069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744053261486212" calcext:value-type="float">
            <text:p>0.7441</text:p>
          </table:table-cell>
          <table:table-cell office:value-type="float" office:value="0.0649012433260024" calcext:value-type="float">
            <text:p>0.0649</text:p>
          </table:table-cell>
          <table:table-cell office:value-type="float" office:value="0.673942858866708" calcext:value-type="float">
            <text:p>0.6739</text:p>
          </table:table-cell>
          <table:table-cell table:formula="of:=ABS([.I20]-[.K20])" office:value-type="float" office:value="0.0701104026195041" calcext:value-type="float">
            <text:p>0.0701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630901951635492" calcext:value-type="float">
            <text:p>0.6309</text:p>
          </table:table-cell>
          <table:table-cell office:value-type="float" office:value="0.0658474752406252" calcext:value-type="float">
            <text:p>0.0658</text:p>
          </table:table-cell>
          <table:table-cell office:value-type="float" office:value="0.597841016150762" calcext:value-type="float">
            <text:p>0.5978</text:p>
          </table:table-cell>
          <table:table-cell table:formula="of:=ABS([.O20]-[.Q20])" office:value-type="float" office:value="0.03306093548473" calcext:value-type="float">
            <text:p>0.0331</text:p>
          </table:table-cell>
          <table:table-cell/>
          <table:table-cell office:value-type="string" calcext:value-type="string">
            <text:p>b001</text:p>
          </table:table-cell>
          <table:table-cell office:value-type="float" office:value="0.68661912824847" calcext:value-type="float">
            <text:p>0.6866</text:p>
          </table:table-cell>
          <table:table-cell office:value-type="float" office:value="0.068077224433054" calcext:value-type="float">
            <text:p>0.0681</text:p>
          </table:table-cell>
          <table:table-cell office:value-type="float" office:value="0.627611040024131" calcext:value-type="float">
            <text:p>0.6276</text:p>
          </table:table-cell>
          <table:table-cell table:formula="of:=ABS([.U20]-[.W20])" office:value-type="float" office:value="0.059008088224339" calcext:value-type="float">
            <text:p>0.0590</text:p>
          </table:table-cell>
        </table:table-row>
        <table:table-row table:style-name="ro1">
          <table:table-cell/>
          <table:table-cell office:value-type="string" calcext:value-type="string">
            <text:p>b002</text:p>
          </table:table-cell>
          <table:table-cell office:value-type="float" office:value="0.852631856878477" calcext:value-type="float">
            <text:p>0.8526</text:p>
          </table:table-cell>
          <table:table-cell office:value-type="float" office:value="0.124401427516834" calcext:value-type="float">
            <text:p>0.1244</text:p>
          </table:table-cell>
          <table:table-cell office:value-type="float" office:value="0.695739677381331" calcext:value-type="float">
            <text:p>0.6957</text:p>
          </table:table-cell>
          <table:table-cell table:formula="of:=ABS([.C21]-[.E21])" office:value-type="float" office:value="0.156892179497146" calcext:value-type="float">
            <text:p>0.1569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364144847084426" calcext:value-type="float">
            <text:p>0.3641</text:p>
          </table:table-cell>
          <table:table-cell office:value-type="float" office:value="0.0707290091482238" calcext:value-type="float">
            <text:p>0.0707</text:p>
          </table:table-cell>
          <table:table-cell office:value-type="float" office:value="0.349247639888128" calcext:value-type="float">
            <text:p>0.3492</text:p>
          </table:table-cell>
          <table:table-cell table:formula="of:=ABS([.I21]-[.K21])" office:value-type="float" office:value="0.014897207196298" calcext:value-type="float">
            <text:p>0.0149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502688676821237" calcext:value-type="float">
            <text:p>0.5027</text:p>
          </table:table-cell>
          <table:table-cell office:value-type="float" office:value="0.0446535930269804" calcext:value-type="float">
            <text:p>0.0447</text:p>
          </table:table-cell>
          <table:table-cell office:value-type="float" office:value="0.554451398047699" calcext:value-type="float">
            <text:p>0.5545</text:p>
          </table:table-cell>
          <table:table-cell table:formula="of:=ABS([.O21]-[.Q21])" office:value-type="float" office:value="0.051762721226462" calcext:value-type="float">
            <text:p>0.0518</text:p>
          </table:table-cell>
          <table:table-cell/>
          <table:table-cell office:value-type="string" calcext:value-type="string">
            <text:p>b002</text:p>
          </table:table-cell>
          <table:table-cell office:value-type="float" office:value="0.37330556131929" calcext:value-type="float">
            <text:p>0.3733</text:p>
          </table:table-cell>
          <table:table-cell office:value-type="float" office:value="0.0539540396178119" calcext:value-type="float">
            <text:p>0.0540</text:p>
          </table:table-cell>
          <table:table-cell office:value-type="float" office:value="0.351658753066754" calcext:value-type="float">
            <text:p>0.3517</text:p>
          </table:table-cell>
          <table:table-cell table:formula="of:=ABS([.U21]-[.W21])" office:value-type="float" office:value="0.021646808252536" calcext:value-type="float">
            <text:p>0.0216</text:p>
          </table:table-cell>
        </table:table-row>
        <table:table-row table:style-name="ro1">
          <table:table-cell/>
          <table:table-cell office:value-type="string" calcext:value-type="string">
            <text:p>b003</text:p>
          </table:table-cell>
          <table:table-cell office:value-type="float" office:value="0.859713506115939" calcext:value-type="float">
            <text:p>0.8597</text:p>
          </table:table-cell>
          <table:table-cell office:value-type="float" office:value="0.124247732736822" calcext:value-type="float">
            <text:p>0.1242</text:p>
          </table:table-cell>
          <table:table-cell office:value-type="float" office:value="0.97001274432613" calcext:value-type="float">
            <text:p>0.9700</text:p>
          </table:table-cell>
          <table:table-cell table:formula="of:=ABS([.C22]-[.E22])" office:value-type="float" office:value="0.110299238210191" calcext:value-type="float">
            <text:p>0.1103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227403818827704" calcext:value-type="float">
            <text:p>0.2274</text:p>
          </table:table-cell>
          <table:table-cell office:value-type="float" office:value="0.138155644069458" calcext:value-type="float">
            <text:p>0.1382</text:p>
          </table:table-cell>
          <table:table-cell office:value-type="float" office:value="0.148995506405904" calcext:value-type="float">
            <text:p>0.1490</text:p>
          </table:table-cell>
          <table:table-cell table:formula="of:=ABS([.I22]-[.K22])" office:value-type="float" office:value="0.0784083124218" calcext:value-type="float">
            <text:p>0.0784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545725879207512" calcext:value-type="float">
            <text:p>0.5457</text:p>
          </table:table-cell>
          <table:table-cell office:value-type="float" office:value="0.0712149567900313" calcext:value-type="float">
            <text:p>0.0712</text:p>
          </table:table-cell>
          <table:table-cell office:value-type="float" office:value="0.515091393949228" calcext:value-type="float">
            <text:p>0.5151</text:p>
          </table:table-cell>
          <table:table-cell table:formula="of:=ABS([.O22]-[.Q22])" office:value-type="float" office:value="0.0306344852582839" calcext:value-type="float">
            <text:p>0.0306</text:p>
          </table:table-cell>
          <table:table-cell/>
          <table:table-cell office:value-type="string" calcext:value-type="string">
            <text:p>b003</text:p>
          </table:table-cell>
          <table:table-cell office:value-type="float" office:value="0.249080290699302" calcext:value-type="float">
            <text:p>0.2491</text:p>
          </table:table-cell>
          <table:table-cell office:value-type="float" office:value="0.132433720917514" calcext:value-type="float">
            <text:p>0.1324</text:p>
          </table:table-cell>
          <table:table-cell office:value-type="float" office:value="0.172065913459425" calcext:value-type="float">
            <text:p>0.1721</text:p>
          </table:table-cell>
          <table:table-cell table:formula="of:=ABS([.U22]-[.W22])" office:value-type="float" office:value="0.077014377239877" calcext:value-type="float">
            <text:p>0.0770</text:p>
          </table:table-cell>
        </table:table-row>
        <table:table-row table:style-name="ro1">
          <table:table-cell/>
          <table:table-cell office:value-type="string" calcext:value-type="string">
            <text:p>b004</text:p>
          </table:table-cell>
          <table:table-cell office:value-type="float" office:value="0.827912793879191" calcext:value-type="float">
            <text:p>0.8279</text:p>
          </table:table-cell>
          <table:table-cell office:value-type="float" office:value="0.114596780462679" calcext:value-type="float">
            <text:p>0.1146</text:p>
          </table:table-cell>
          <table:table-cell office:value-type="float" office:value="0.829156384798405" calcext:value-type="float">
            <text:p>0.8292</text:p>
          </table:table-cell>
          <table:table-cell table:formula="of:=ABS([.C23]-[.E23])" office:value-type="float" office:value="0.001243590919214" calcext:value-type="float">
            <text:p>0.0012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526800719548147" calcext:value-type="float">
            <text:p>0.5268</text:p>
          </table:table-cell>
          <table:table-cell office:value-type="float" office:value="0.154448132416174" calcext:value-type="float">
            <text:p>0.1544</text:p>
          </table:table-cell>
          <table:table-cell office:value-type="float" office:value="0.553939200504066" calcext:value-type="float">
            <text:p>0.5539</text:p>
          </table:table-cell>
          <table:table-cell table:formula="of:=ABS([.I23]-[.K23])" office:value-type="float" office:value="0.0271384809559191" calcext:value-type="float">
            <text:p>0.0271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489355746184413" calcext:value-type="float">
            <text:p>0.4894</text:p>
          </table:table-cell>
          <table:table-cell office:value-type="float" office:value="0.068789847610159" calcext:value-type="float">
            <text:p>0.0688</text:p>
          </table:table-cell>
          <table:table-cell office:value-type="float" office:value="0.435855823162193" calcext:value-type="float">
            <text:p>0.4359</text:p>
          </table:table-cell>
          <table:table-cell table:formula="of:=ABS([.O23]-[.Q23])" office:value-type="float" office:value="0.05349992302222" calcext:value-type="float">
            <text:p>0.0535</text:p>
          </table:table-cell>
          <table:table-cell/>
          <table:table-cell office:value-type="string" calcext:value-type="string">
            <text:p>b004</text:p>
          </table:table-cell>
          <table:table-cell office:value-type="float" office:value="0.56671298516275" calcext:value-type="float">
            <text:p>0.5667</text:p>
          </table:table-cell>
          <table:table-cell office:value-type="float" office:value="0.13138391186843" calcext:value-type="float">
            <text:p>0.1314</text:p>
          </table:table-cell>
          <table:table-cell office:value-type="float" office:value="0.575662748112829" calcext:value-type="float">
            <text:p>0.5757</text:p>
          </table:table-cell>
          <table:table-cell table:formula="of:=ABS([.U23]-[.W23])" office:value-type="float" office:value="0.00894976295007899" calcext:value-type="float">
            <text:p>0.0089</text:p>
          </table:table-cell>
        </table:table-row>
        <table:table-row table:style-name="ro1">
          <table:table-cell/>
          <table:table-cell office:value-type="string" calcext:value-type="string">
            <text:p>b005</text:p>
          </table:table-cell>
          <table:table-cell office:value-type="float" office:value="0.825474767913196" calcext:value-type="float">
            <text:p>0.8255</text:p>
          </table:table-cell>
          <table:table-cell office:value-type="float" office:value="0.0784012062301074" calcext:value-type="float">
            <text:p>0.0784</text:p>
          </table:table-cell>
          <table:table-cell office:value-type="float" office:value="0.783572987929668" calcext:value-type="float">
            <text:p>0.7836</text:p>
          </table:table-cell>
          <table:table-cell table:formula="of:=ABS([.C24]-[.E24])" office:value-type="float" office:value="0.0419017799835281" calcext:value-type="float">
            <text:p>0.0419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560606005478174" calcext:value-type="float">
            <text:p>0.5606</text:p>
          </table:table-cell>
          <table:table-cell office:value-type="float" office:value="0.133986965094176" calcext:value-type="float">
            <text:p>0.1340</text:p>
          </table:table-cell>
          <table:table-cell office:value-type="float" office:value="0.711654834062582" calcext:value-type="float">
            <text:p>0.7117</text:p>
          </table:table-cell>
          <table:table-cell table:formula="of:=ABS([.I24]-[.K24])" office:value-type="float" office:value="0.151048828584408" calcext:value-type="float">
            <text:p>0.1510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913006604200281" calcext:value-type="float">
            <text:p>0.9130</text:p>
          </table:table-cell>
          <table:table-cell office:value-type="float" office:value="0.118332949944905" calcext:value-type="float">
            <text:p>0.1183</text:p>
          </table:table-cell>
          <table:table-cell office:value-type="float" office:value="0.94001817048637" calcext:value-type="float">
            <text:p>0.9400</text:p>
          </table:table-cell>
          <table:table-cell table:formula="of:=ABS([.O24]-[.Q24])" office:value-type="float" office:value="0.0270115662860889" calcext:value-type="float">
            <text:p>0.0270</text:p>
          </table:table-cell>
          <table:table-cell/>
          <table:table-cell office:value-type="string" calcext:value-type="string">
            <text:p>b005</text:p>
          </table:table-cell>
          <table:table-cell office:value-type="float" office:value="0.68466203357157" calcext:value-type="float">
            <text:p>0.6847</text:p>
          </table:table-cell>
          <table:table-cell office:value-type="float" office:value="0.129953358942976" calcext:value-type="float">
            <text:p>0.1300</text:p>
          </table:table-cell>
          <table:table-cell office:value-type="float" office:value="0.779676558168632" calcext:value-type="float">
            <text:p>0.7797</text:p>
          </table:table-cell>
          <table:table-cell table:formula="of:=ABS([.U24]-[.W24])" office:value-type="float" office:value="0.0950145245970621" calcext:value-type="float">
            <text:p>0.0950</text:p>
          </table:table-cell>
        </table:table-row>
        <table:table-row table:style-name="ro1">
          <table:table-cell/>
          <table:table-cell office:value-type="string" calcext:value-type="string">
            <text:p>b006</text:p>
          </table:table-cell>
          <table:table-cell office:value-type="float" office:value="0.931187655768965" calcext:value-type="float">
            <text:p>0.9312</text:p>
          </table:table-cell>
          <table:table-cell office:value-type="float" office:value="0.0457581569331614" calcext:value-type="float">
            <text:p>0.0458</text:p>
          </table:table-cell>
          <table:table-cell office:value-type="float" office:value="0.936447978302541" calcext:value-type="float">
            <text:p>0.9364</text:p>
          </table:table-cell>
          <table:table-cell table:formula="of:=ABS([.C25]-[.E25])" office:value-type="float" office:value="0.005260322533576" calcext:value-type="float">
            <text:p>0.0053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92530893952073" calcext:value-type="float">
            <text:p>0.7925</text:p>
          </table:table-cell>
          <table:table-cell office:value-type="float" office:value="0.0480869032360742" calcext:value-type="float">
            <text:p>0.0481</text:p>
          </table:table-cell>
          <table:table-cell office:value-type="float" office:value="0.703061530703457" calcext:value-type="float">
            <text:p>0.7031</text:p>
          </table:table-cell>
          <table:table-cell table:formula="of:=ABS([.I25]-[.K25])" office:value-type="float" office:value="0.0894693632486161" calcext:value-type="float">
            <text:p>0.0895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81912626269771" calcext:value-type="float">
            <text:p>0.7819</text:p>
          </table:table-cell>
          <table:table-cell office:value-type="float" office:value="0.0697581704369066" calcext:value-type="float">
            <text:p>0.0698</text:p>
          </table:table-cell>
          <table:table-cell office:value-type="float" office:value="0.691229859999463" calcext:value-type="float">
            <text:p>0.6912</text:p>
          </table:table-cell>
          <table:table-cell table:formula="of:=ABS([.O25]-[.Q25])" office:value-type="float" office:value="0.090682766270308" calcext:value-type="float">
            <text:p>0.0907</text:p>
          </table:table-cell>
          <table:table-cell/>
          <table:table-cell office:value-type="string" calcext:value-type="string">
            <text:p>b006</text:p>
          </table:table-cell>
          <table:table-cell office:value-type="float" office:value="0.785993968875145" calcext:value-type="float">
            <text:p>0.7860</text:p>
          </table:table-cell>
          <table:table-cell office:value-type="float" office:value="0.0497408268685962" calcext:value-type="float">
            <text:p>0.0497</text:p>
          </table:table-cell>
          <table:table-cell office:value-type="float" office:value="0.702173831017504" calcext:value-type="float">
            <text:p>0.7022</text:p>
          </table:table-cell>
          <table:table-cell table:formula="of:=ABS([.U25]-[.W25])" office:value-type="float" office:value="0.083820137857641" calcext:value-type="float">
            <text:p>0.0838</text:p>
          </table:table-cell>
        </table:table-row>
        <table:table-row table:style-name="ro1">
          <table:table-cell/>
          <table:table-cell office:value-type="string" calcext:value-type="string">
            <text:p>b007</text:p>
          </table:table-cell>
          <table:table-cell office:value-type="float" office:value="0.814134861858174" calcext:value-type="float">
            <text:p>0.8141</text:p>
          </table:table-cell>
          <table:table-cell office:value-type="float" office:value="0.130705464327613" calcext:value-type="float">
            <text:p>0.1307</text:p>
          </table:table-cell>
          <table:table-cell office:value-type="float" office:value="0.520594204042012" calcext:value-type="float">
            <text:p>0.5206</text:p>
          </table:table-cell>
          <table:table-cell table:formula="of:=ABS([.C26]-[.E26])" office:value-type="float" office:value="0.293540657816162" calcext:value-type="float">
            <text:p>0.2935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15535811509" calcext:value-type="float">
            <text:p>0.4155</text:p>
          </table:table-cell>
          <table:table-cell office:value-type="float" office:value="0.0449301702204471" calcext:value-type="float">
            <text:p>0.0449</text:p>
          </table:table-cell>
          <table:table-cell office:value-type="float" office:value="0.360385511860547" calcext:value-type="float">
            <text:p>0.3604</text:p>
          </table:table-cell>
          <table:table-cell table:formula="of:=ABS([.I26]-[.K26])" office:value-type="float" office:value="0.055150299648453" calcext:value-type="float">
            <text:p>0.0552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70897939908013" calcext:value-type="float">
            <text:p>0.4709</text:p>
          </table:table-cell>
          <table:table-cell office:value-type="float" office:value="0.0546034618943116" calcext:value-type="float">
            <text:p>0.0546</text:p>
          </table:table-cell>
          <table:table-cell office:value-type="float" office:value="0.446035470639866" calcext:value-type="float">
            <text:p>0.4460</text:p>
          </table:table-cell>
          <table:table-cell table:formula="of:=ABS([.O26]-[.Q26])" office:value-type="float" office:value="0.024862469268147" calcext:value-type="float">
            <text:p>0.0249</text:p>
          </table:table-cell>
          <table:table-cell/>
          <table:table-cell office:value-type="string" calcext:value-type="string">
            <text:p>b007</text:p>
          </table:table-cell>
          <table:table-cell office:value-type="float" office:value="0.401566971759527" calcext:value-type="float">
            <text:p>0.4016</text:p>
          </table:table-cell>
          <table:table-cell office:value-type="float" office:value="0.0494726290057513" calcext:value-type="float">
            <text:p>0.0495</text:p>
          </table:table-cell>
          <table:table-cell office:value-type="float" office:value="0.384877165941802" calcext:value-type="float">
            <text:p>0.3849</text:p>
          </table:table-cell>
          <table:table-cell table:formula="of:=ABS([.U26]-[.W26])" office:value-type="float" office:value="0.016689805817725" calcext:value-type="float">
            <text:p>0.0167</text:p>
          </table:table-cell>
        </table:table-row>
        <table:table-row table:style-name="ro1">
          <table:table-cell/>
          <table:table-cell office:value-type="string" calcext:value-type="string">
            <text:p>b008</text:p>
          </table:table-cell>
          <table:table-cell office:value-type="float" office:value="0.90427350709937" calcext:value-type="float">
            <text:p>0.9043</text:p>
          </table:table-cell>
          <table:table-cell office:value-type="float" office:value="0.180320534249296" calcext:value-type="float">
            <text:p>0.1803</text:p>
          </table:table-cell>
          <table:table-cell office:value-type="float" office:value="0.980044297113354" calcext:value-type="float">
            <text:p>0.9800</text:p>
          </table:table-cell>
          <table:table-cell table:formula="of:=ABS([.C27]-[.E27])" office:value-type="float" office:value="0.075770790013984" calcext:value-type="float">
            <text:p>0.0758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705927682360381" calcext:value-type="float">
            <text:p>0.7059</text:p>
          </table:table-cell>
          <table:table-cell office:value-type="float" office:value="0.131600728009595" calcext:value-type="float">
            <text:p>0.1316</text:p>
          </table:table-cell>
          <table:table-cell office:value-type="float" office:value="0.758746532943245" calcext:value-type="float">
            <text:p>0.7587</text:p>
          </table:table-cell>
          <table:table-cell table:formula="of:=ABS([.I27]-[.K27])" office:value-type="float" office:value="0.052818850582864" calcext:value-type="float">
            <text:p>0.0528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516878277099931" calcext:value-type="float">
            <text:p>0.5169</text:p>
          </table:table-cell>
          <table:table-cell office:value-type="float" office:value="0.103342290713504" calcext:value-type="float">
            <text:p>0.1033</text:p>
          </table:table-cell>
          <table:table-cell office:value-type="float" office:value="0.558587171290661" calcext:value-type="float">
            <text:p>0.5586</text:p>
          </table:table-cell>
          <table:table-cell table:formula="of:=ABS([.O27]-[.Q27])" office:value-type="float" office:value="0.04170889419073" calcext:value-type="float">
            <text:p>0.0417</text:p>
          </table:table-cell>
          <table:table-cell/>
          <table:table-cell office:value-type="string" calcext:value-type="string">
            <text:p>b008</text:p>
          </table:table-cell>
          <table:table-cell office:value-type="float" office:value="0.587277189180115" calcext:value-type="float">
            <text:p>0.5873</text:p>
          </table:table-cell>
          <table:table-cell office:value-type="float" office:value="0.108244580846324" calcext:value-type="float">
            <text:p>0.1082</text:p>
          </table:table-cell>
          <table:table-cell office:value-type="float" office:value="0.62285119935048" calcext:value-type="float">
            <text:p>0.6229</text:p>
          </table:table-cell>
          <table:table-cell table:formula="of:=ABS([.U27]-[.W27])" office:value-type="float" office:value="0.0355740101703649" calcext:value-type="float">
            <text:p>0.0356</text:p>
          </table:table-cell>
        </table:table-row>
        <table:table-row table:style-name="ro1">
          <table:table-cell/>
          <table:table-cell office:value-type="string" calcext:value-type="string">
            <text:p>b009</text:p>
          </table:table-cell>
          <table:table-cell office:value-type="float" office:value="0.591954108753302" calcext:value-type="float">
            <text:p>0.5920</text:p>
          </table:table-cell>
          <table:table-cell office:value-type="float" office:value="0.0481426345484621" calcext:value-type="float">
            <text:p>0.0481</text:p>
          </table:table-cell>
          <table:table-cell office:value-type="float" office:value="0.590920999678273" calcext:value-type="float">
            <text:p>0.5909</text:p>
          </table:table-cell>
          <table:table-cell table:formula="of:=ABS([.C28]-[.E28])" office:value-type="float" office:value="0.00103310907502896" calcext:value-type="float">
            <text:p>0.0010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492880118484016" calcext:value-type="float">
            <text:p>0.4929</text:p>
          </table:table-cell>
          <table:table-cell office:value-type="float" office:value="0.128080064442244" calcext:value-type="float">
            <text:p>0.1281</text:p>
          </table:table-cell>
          <table:table-cell office:value-type="float" office:value="0.418020417489577" calcext:value-type="float">
            <text:p>0.4180</text:p>
          </table:table-cell>
          <table:table-cell table:formula="of:=ABS([.I28]-[.K28])" office:value-type="float" office:value="0.074859700994439" calcext:value-type="float">
            <text:p>0.0749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840974042770974" calcext:value-type="float">
            <text:p>0.8410</text:p>
          </table:table-cell>
          <table:table-cell office:value-type="float" office:value="0.0428827376161324" calcext:value-type="float">
            <text:p>0.0429</text:p>
          </table:table-cell>
          <table:table-cell office:value-type="float" office:value="0.823711096730791" calcext:value-type="float">
            <text:p>0.8237</text:p>
          </table:table-cell>
          <table:table-cell table:formula="of:=ABS([.O28]-[.Q28])" office:value-type="float" office:value="0.0172629460401831" calcext:value-type="float">
            <text:p>0.0173</text:p>
          </table:table-cell>
          <table:table-cell/>
          <table:table-cell office:value-type="string" calcext:value-type="string">
            <text:p>b009</text:p>
          </table:table-cell>
          <table:table-cell office:value-type="float" office:value="0.548761758235418" calcext:value-type="float">
            <text:p>0.5488</text:p>
          </table:table-cell>
          <table:table-cell office:value-type="float" office:value="0.136811410144344" calcext:value-type="float">
            <text:p>0.1368</text:p>
          </table:table-cell>
          <table:table-cell office:value-type="float" office:value="0.45585548896551" calcext:value-type="float">
            <text:p>0.4559</text:p>
          </table:table-cell>
          <table:table-cell table:formula="of:=ABS([.U28]-[.W28])" office:value-type="float" office:value="0.0929062692699081" calcext:value-type="float">
            <text:p>0.0929</text:p>
          </table:table-cell>
        </table:table-row>
        <table:table-row table:style-name="ro1">
          <table:table-cell/>
          <table:table-cell office:value-type="string" calcext:value-type="string">
            <text:p>b010</text:p>
          </table:table-cell>
          <table:table-cell office:value-type="float" office:value="0.887715245675132" calcext:value-type="float">
            <text:p>0.8877</text:p>
          </table:table-cell>
          <table:table-cell office:value-type="float" office:value="0.0413224568866407" calcext:value-type="float">
            <text:p>0.0413</text:p>
          </table:table-cell>
          <table:table-cell office:value-type="float" office:value="0.894778998266" calcext:value-type="float">
            <text:p>0.8948</text:p>
          </table:table-cell>
          <table:table-cell table:formula="of:=ABS([.C29]-[.E29])" office:value-type="float" office:value="0.00706375259086789" calcext:value-type="float">
            <text:p>0.0071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508459959419412" calcext:value-type="float">
            <text:p>0.5085</text:p>
          </table:table-cell>
          <table:table-cell office:value-type="float" office:value="0.0321232262477325" calcext:value-type="float">
            <text:p>0.0321</text:p>
          </table:table-cell>
          <table:table-cell office:value-type="float" office:value="0.512815346101359" calcext:value-type="float">
            <text:p>0.5128</text:p>
          </table:table-cell>
          <table:table-cell table:formula="of:=ABS([.I29]-[.K29])" office:value-type="float" office:value="0.00435538668194702" calcext:value-type="float">
            <text:p>0.0044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302791465332646" calcext:value-type="float">
            <text:p>0.3028</text:p>
          </table:table-cell>
          <table:table-cell office:value-type="float" office:value="0.0444411057817302" calcext:value-type="float">
            <text:p>0.0444</text:p>
          </table:table-cell>
          <table:table-cell office:value-type="float" office:value="0.329765504236106" calcext:value-type="float">
            <text:p>0.3298</text:p>
          </table:table-cell>
          <table:table-cell table:formula="of:=ABS([.O29]-[.Q29])" office:value-type="float" office:value="0.02697403890346" calcext:value-type="float">
            <text:p>0.0270</text:p>
          </table:table-cell>
          <table:table-cell/>
          <table:table-cell office:value-type="string" calcext:value-type="string">
            <text:p>b010</text:p>
          </table:table-cell>
          <table:table-cell office:value-type="float" office:value="0.587310558181602" calcext:value-type="float">
            <text:p>0.5873</text:p>
          </table:table-cell>
          <table:table-cell office:value-type="float" office:value="0.0528846219023561" calcext:value-type="float">
            <text:p>0.0529</text:p>
          </table:table-cell>
          <table:table-cell office:value-type="float" office:value="0.622898923679589" calcext:value-type="float">
            <text:p>0.6229</text:p>
          </table:table-cell>
          <table:table-cell table:formula="of:=ABS([.U29]-[.W29])" office:value-type="float" office:value="0.0355883654979871" calcext:value-type="float">
            <text:p>0.0356</text:p>
          </table:table-cell>
        </table:table-row>
        <table:table-row table:style-name="ro1">
          <table:table-cell/>
          <table:table-cell office:value-type="string" calcext:value-type="string">
            <text:p>b011</text:p>
          </table:table-cell>
          <table:table-cell office:value-type="float" office:value="0.882414643488789" calcext:value-type="float">
            <text:p>0.8824</text:p>
          </table:table-cell>
          <table:table-cell office:value-type="float" office:value="0.10219037659469" calcext:value-type="float">
            <text:p>0.1022</text:p>
          </table:table-cell>
          <table:table-cell office:value-type="float" office:value="0.964853395577519" calcext:value-type="float">
            <text:p>0.9649</text:p>
          </table:table-cell>
          <table:table-cell table:formula="of:=ABS([.C30]-[.E30])" office:value-type="float" office:value="0.08243875208873" calcext:value-type="float">
            <text:p>0.0824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289343471195586" calcext:value-type="float">
            <text:p>0.2893</text:p>
          </table:table-cell>
          <table:table-cell office:value-type="float" office:value="0.139272967403014" calcext:value-type="float">
            <text:p>0.1393</text:p>
          </table:table-cell>
          <table:table-cell office:value-type="float" office:value="0.415335335183133" calcext:value-type="float">
            <text:p>0.4153</text:p>
          </table:table-cell>
          <table:table-cell table:formula="of:=ABS([.I30]-[.K30])" office:value-type="float" office:value="0.125991863987547" calcext:value-type="float">
            <text:p>0.1260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565329076296985" calcext:value-type="float">
            <text:p>0.5653</text:p>
          </table:table-cell>
          <table:table-cell office:value-type="float" office:value="0.102506091349746" calcext:value-type="float">
            <text:p>0.1025</text:p>
          </table:table-cell>
          <table:table-cell office:value-type="float" office:value="0.724521056180705" calcext:value-type="float">
            <text:p>0.7245</text:p>
          </table:table-cell>
          <table:table-cell table:formula="of:=ABS([.O30]-[.Q30])" office:value-type="float" office:value="0.15919197988372" calcext:value-type="float">
            <text:p>0.1592</text:p>
          </table:table-cell>
          <table:table-cell/>
          <table:table-cell office:value-type="string" calcext:value-type="string">
            <text:p>b011</text:p>
          </table:table-cell>
          <table:table-cell office:value-type="float" office:value="0.3103394525443" calcext:value-type="float">
            <text:p>0.3103</text:p>
          </table:table-cell>
          <table:table-cell office:value-type="float" office:value="0.162908114415915" calcext:value-type="float">
            <text:p>0.1629</text:p>
          </table:table-cell>
          <table:table-cell office:value-type="float" office:value="0.421095144744445" calcext:value-type="float">
            <text:p>0.4211</text:p>
          </table:table-cell>
          <table:table-cell table:formula="of:=ABS([.U30]-[.W30])" office:value-type="float" office:value="0.110755692200145" calcext:value-type="float">
            <text:p>0.1108</text:p>
          </table:table-cell>
        </table:table-row>
        <table:table-row table:style-name="ro1">
          <table:table-cell/>
          <table:table-cell office:value-type="string" calcext:value-type="string">
            <text:p>b012</text:p>
          </table:table-cell>
          <table:table-cell office:value-type="float" office:value="0.720342606045777" calcext:value-type="float">
            <text:p>0.7203</text:p>
          </table:table-cell>
          <table:table-cell office:value-type="float" office:value="0.193923338040804" calcext:value-type="float">
            <text:p>0.1939</text:p>
          </table:table-cell>
          <table:table-cell office:value-type="float" office:value="0.562951481212574" calcext:value-type="float">
            <text:p>0.5630</text:p>
          </table:table-cell>
          <table:table-cell table:formula="of:=ABS([.C31]-[.E31])" office:value-type="float" office:value="0.157391124833203" calcext:value-type="float">
            <text:p>0.1574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245202999426384" calcext:value-type="float">
            <text:p>0.2452</text:p>
          </table:table-cell>
          <table:table-cell office:value-type="float" office:value="0.100231858777335" calcext:value-type="float">
            <text:p>0.1002</text:p>
          </table:table-cell>
          <table:table-cell office:value-type="float" office:value="0.332317135879468" calcext:value-type="float">
            <text:p>0.3323</text:p>
          </table:table-cell>
          <table:table-cell table:formula="of:=ABS([.I31]-[.K31])" office:value-type="float" office:value="0.087114136453084" calcext:value-type="float">
            <text:p>0.0871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382574288498103" calcext:value-type="float">
            <text:p>0.3826</text:p>
          </table:table-cell>
          <table:table-cell office:value-type="float" office:value="0.0978734348318074" calcext:value-type="float">
            <text:p>0.0979</text:p>
          </table:table-cell>
          <table:table-cell office:value-type="float" office:value="0.618220994470974" calcext:value-type="float">
            <text:p>0.6182</text:p>
          </table:table-cell>
          <table:table-cell table:formula="of:=ABS([.O31]-[.Q31])" office:value-type="float" office:value="0.235646705972871" calcext:value-type="float">
            <text:p>0.2356</text:p>
          </table:table-cell>
          <table:table-cell/>
          <table:table-cell office:value-type="string" calcext:value-type="string">
            <text:p>b012</text:p>
          </table:table-cell>
          <table:table-cell office:value-type="float" office:value="0.268640701341702" calcext:value-type="float">
            <text:p>0.2686</text:p>
          </table:table-cell>
          <table:table-cell office:value-type="float" office:value="0.0985145845798174" calcext:value-type="float">
            <text:p>0.0985</text:p>
          </table:table-cell>
          <table:table-cell office:value-type="float" office:value="0.366399749738884" calcext:value-type="float">
            <text:p>0.3664</text:p>
          </table:table-cell>
          <table:table-cell table:formula="of:=ABS([.U31]-[.W31])" office:value-type="float" office:value="0.097759048397182" calcext:value-type="float">
            <text:p>0.0978</text:p>
          </table:table-cell>
        </table:table-row>
        <table:table-row table:style-name="ro1">
          <table:table-cell/>
          <table:table-cell office:value-type="string" calcext:value-type="string">
            <text:p>b013</text:p>
          </table:table-cell>
          <table:table-cell office:value-type="float" office:value="0.580063405097743" calcext:value-type="float">
            <text:p>0.5801</text:p>
          </table:table-cell>
          <table:table-cell office:value-type="float" office:value="0.225537759805679" calcext:value-type="float">
            <text:p>0.2255</text:p>
          </table:table-cell>
          <table:table-cell office:value-type="float" office:value="0.496779453303541" calcext:value-type="float">
            <text:p>0.4968</text:p>
          </table:table-cell>
          <table:table-cell table:formula="of:=ABS([.C32]-[.E32])" office:value-type="float" office:value="0.083283951794202" calcext:value-type="float">
            <text:p>0.0833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18562120799058" calcext:value-type="float">
            <text:p>0.1856</text:p>
          </table:table-cell>
          <table:table-cell office:value-type="float" office:value="0.18979142861871" calcext:value-type="float">
            <text:p>0.1898</text:p>
          </table:table-cell>
          <table:table-cell office:value-type="float" office:value="0.0164380645536892" calcext:value-type="float">
            <text:p>0.0164</text:p>
          </table:table-cell>
          <table:table-cell table:formula="of:=ABS([.I32]-[.K32])" office:value-type="float" office:value="0.169183143436891" calcext:value-type="float">
            <text:p>0.1692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320668415442559" calcext:value-type="float">
            <text:p>0.3207</text:p>
          </table:table-cell>
          <table:table-cell office:value-type="float" office:value="0.178200749739396" calcext:value-type="float">
            <text:p>0.1782</text:p>
          </table:table-cell>
          <table:table-cell office:value-type="float" office:value="0.358712436998318" calcext:value-type="float">
            <text:p>0.3587</text:p>
          </table:table-cell>
          <table:table-cell table:formula="of:=ABS([.O32]-[.Q32])" office:value-type="float" office:value="0.038044021555759" calcext:value-type="float">
            <text:p>0.0380</text:p>
          </table:table-cell>
          <table:table-cell/>
          <table:table-cell office:value-type="string" calcext:value-type="string">
            <text:p>b013</text:p>
          </table:table-cell>
          <table:table-cell office:value-type="float" office:value="0.195584846235997" calcext:value-type="float">
            <text:p>0.1956</text:p>
          </table:table-cell>
          <table:table-cell office:value-type="float" office:value="0.193572922894521" calcext:value-type="float">
            <text:p>0.1936</text:p>
          </table:table-cell>
          <table:table-cell office:value-type="float" office:value="0.0217649758076022" calcext:value-type="float">
            <text:p>0.0218</text:p>
          </table:table-cell>
          <table:table-cell table:formula="of:=ABS([.U32]-[.W32])" office:value-type="float" office:value="0.173819870428395" calcext:value-type="float">
            <text:p>0.1738</text:p>
          </table:table-cell>
        </table:table-row>
        <table:table-row table:style-name="ro1">
          <table:table-cell/>
          <table:table-cell office:value-type="string" calcext:value-type="string">
            <text:p>b014</text:p>
          </table:table-cell>
          <table:table-cell office:value-type="float" office:value="0.640294574101556" calcext:value-type="float">
            <text:p>0.6403</text:p>
          </table:table-cell>
          <table:table-cell office:value-type="float" office:value="0.193205860211612" calcext:value-type="float">
            <text:p>0.1932</text:p>
          </table:table-cell>
          <table:table-cell office:value-type="float" office:value="0.999629867816544" calcext:value-type="float">
            <text:p>0.9996</text:p>
          </table:table-cell>
          <table:table-cell table:formula="of:=ABS([.C33]-[.E33])" office:value-type="float" office:value="0.359335293714988" calcext:value-type="float">
            <text:p>0.3593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575493460039567" calcext:value-type="float">
            <text:p>0.5755</text:p>
          </table:table-cell>
          <table:table-cell office:value-type="float" office:value="0.184610516112172" calcext:value-type="float">
            <text:p>0.1846</text:p>
          </table:table-cell>
          <table:table-cell office:value-type="float" office:value="0.943227050471433" calcext:value-type="float">
            <text:p>0.9432</text:p>
          </table:table-cell>
          <table:table-cell table:formula="of:=ABS([.I33]-[.K33])" office:value-type="float" office:value="0.367733590431866" calcext:value-type="float">
            <text:p>0.3677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388042410819954" calcext:value-type="float">
            <text:p>0.3880</text:p>
          </table:table-cell>
          <table:table-cell office:value-type="float" office:value="0.145789272559699" calcext:value-type="float">
            <text:p>0.1458</text:p>
          </table:table-cell>
          <table:table-cell office:value-type="float" office:value="0.769012629379127" calcext:value-type="float">
            <text:p>0.7690</text:p>
          </table:table-cell>
          <table:table-cell table:formula="of:=ABS([.O33]-[.Q33])" office:value-type="float" office:value="0.380970218559173" calcext:value-type="float">
            <text:p>0.3810</text:p>
          </table:table-cell>
          <table:table-cell/>
          <table:table-cell office:value-type="string" calcext:value-type="string">
            <text:p>b014</text:p>
          </table:table-cell>
          <table:table-cell office:value-type="float" office:value="0.576896359215689" calcext:value-type="float">
            <text:p>0.5769</text:p>
          </table:table-cell>
          <table:table-cell office:value-type="float" office:value="0.186970815004221" calcext:value-type="float">
            <text:p>0.1870</text:p>
          </table:table-cell>
          <table:table-cell office:value-type="float" office:value="0.945411517314905" calcext:value-type="float">
            <text:p>0.9454</text:p>
          </table:table-cell>
          <table:table-cell table:formula="of:=ABS([.U33]-[.W33])" office:value-type="float" office:value="0.368515158099216" calcext:value-type="float">
            <text:p>0.3685</text:p>
          </table:table-cell>
        </table:table-row>
        <table:table-row table:style-name="ro1">
          <table:table-cell/>
          <table:table-cell office:value-type="string" calcext:value-type="string">
            <text:p>b016</text:p>
          </table:table-cell>
          <table:table-cell office:value-type="float" office:value="0.568828583058871" calcext:value-type="float">
            <text:p>0.5688</text:p>
          </table:table-cell>
          <table:table-cell office:value-type="float" office:value="0.242872546165247" calcext:value-type="float">
            <text:p>0.2429</text:p>
          </table:table-cell>
          <table:table-cell office:value-type="float" office:value="0.300352988868718" calcext:value-type="float">
            <text:p>0.3004</text:p>
          </table:table-cell>
          <table:table-cell table:formula="of:=ABS([.C34]-[.E34])" office:value-type="float" office:value="0.268475594190153" calcext:value-type="float">
            <text:p>0.2685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384286313199538" calcext:value-type="float">
            <text:p>0.3843</text:p>
          </table:table-cell>
          <table:table-cell office:value-type="float" office:value="0.133492939388879" calcext:value-type="float">
            <text:p>0.1335</text:p>
          </table:table-cell>
          <table:table-cell office:value-type="float" office:value="0.271223654648608" calcext:value-type="float">
            <text:p>0.2712</text:p>
          </table:table-cell>
          <table:table-cell table:formula="of:=ABS([.I34]-[.K34])" office:value-type="float" office:value="0.11306265855093" calcext:value-type="float">
            <text:p>0.1131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190069271193114" calcext:value-type="float">
            <text:p>0.1901</text:p>
          </table:table-cell>
          <table:table-cell office:value-type="float" office:value="0.0859521999631644" calcext:value-type="float">
            <text:p>0.0860</text:p>
          </table:table-cell>
          <table:table-cell office:value-type="float" office:value="0.195979993155007" calcext:value-type="float">
            <text:p>0.1960</text:p>
          </table:table-cell>
          <table:table-cell table:formula="of:=ABS([.O34]-[.Q34])" office:value-type="float" office:value="0.00591072196189302" calcext:value-type="float">
            <text:p>0.0059</text:p>
          </table:table-cell>
          <table:table-cell/>
          <table:table-cell office:value-type="string" calcext:value-type="string">
            <text:p>b016</text:p>
          </table:table-cell>
          <table:table-cell office:value-type="float" office:value="0.413205559511402" calcext:value-type="float">
            <text:p>0.4132</text:p>
          </table:table-cell>
          <table:table-cell office:value-type="float" office:value="0.142807901249997" calcext:value-type="float">
            <text:p>0.1428</text:p>
          </table:table-cell>
          <table:table-cell office:value-type="float" office:value="0.290034928735061" calcext:value-type="float">
            <text:p>0.2900</text:p>
          </table:table-cell>
          <table:table-cell table:formula="of:=ABS([.U34]-[.W34])" office:value-type="float" office:value="0.123170630776341" calcext:value-type="float">
            <text:p>0.1232</text:p>
          </table:table-cell>
        </table:table-row>
        <table:table-row table:style-name="ro1">
          <table:table-cell/>
          <table:table-cell office:value-type="string" calcext:value-type="string">
            <text:p>b017</text:p>
          </table:table-cell>
          <table:table-cell office:value-type="float" office:value="0.924150460419087" calcext:value-type="float">
            <text:p>0.9242</text:p>
          </table:table-cell>
          <table:table-cell office:value-type="float" office:value="0.0602830302617509" calcext:value-type="float">
            <text:p>0.0603</text:p>
          </table:table-cell>
          <table:table-cell office:value-type="float" office:value="0.897334347215434" calcext:value-type="float">
            <text:p>0.8973</text:p>
          </table:table-cell>
          <table:table-cell table:formula="of:=ABS([.C35]-[.E35])" office:value-type="float" office:value="0.0268161132036531" calcext:value-type="float">
            <text:p>0.0268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68619105141312" calcext:value-type="float">
            <text:p>0.6862</text:p>
          </table:table-cell>
          <table:table-cell office:value-type="float" office:value="0.0323958417598442" calcext:value-type="float">
            <text:p>0.0324</text:p>
          </table:table-cell>
          <table:table-cell office:value-type="float" office:value="0.702845924854962" calcext:value-type="float">
            <text:p>0.7028</text:p>
          </table:table-cell>
          <table:table-cell table:formula="of:=ABS([.I35]-[.K35])" office:value-type="float" office:value="0.016654873441842" calcext:value-type="float">
            <text:p>0.0167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748585912500778" calcext:value-type="float">
            <text:p>0.7486</text:p>
          </table:table-cell>
          <table:table-cell office:value-type="float" office:value="0.048350144203949" calcext:value-type="float">
            <text:p>0.0484</text:p>
          </table:table-cell>
          <table:table-cell office:value-type="float" office:value="0.752880733757545" calcext:value-type="float">
            <text:p>0.7529</text:p>
          </table:table-cell>
          <table:table-cell table:formula="of:=ABS([.O35]-[.Q35])" office:value-type="float" office:value="0.00429482125676695" calcext:value-type="float">
            <text:p>0.0043</text:p>
          </table:table-cell>
          <table:table-cell/>
          <table:table-cell office:value-type="string" calcext:value-type="string">
            <text:p>b017</text:p>
          </table:table-cell>
          <table:table-cell office:value-type="float" office:value="0.658742691926944" calcext:value-type="float">
            <text:p>0.6587</text:p>
          </table:table-cell>
          <table:table-cell office:value-type="float" office:value="0.0311502736833552" calcext:value-type="float">
            <text:p>0.0312</text:p>
          </table:table-cell>
          <table:table-cell office:value-type="float" office:value="0.67810426471333" calcext:value-type="float">
            <text:p>0.6781</text:p>
          </table:table-cell>
          <table:table-cell table:formula="of:=ABS([.U35]-[.W35])" office:value-type="float" office:value="0.019361572786386" calcext:value-type="float">
            <text:p>0.0194</text:p>
          </table:table-cell>
        </table:table-row>
        <table:table-row table:style-name="ro1">
          <table:table-cell/>
          <table:table-cell office:value-type="string" calcext:value-type="string">
            <text:p>b018</text:p>
          </table:table-cell>
          <table:table-cell office:value-type="float" office:value="0.975977960263147" calcext:value-type="float">
            <text:p>0.9760</text:p>
          </table:table-cell>
          <table:table-cell office:value-type="float" office:value="0.019815633863725" calcext:value-type="float">
            <text:p>0.0198</text:p>
          </table:table-cell>
          <table:table-cell office:value-type="float" office:value="0.925143210635658" calcext:value-type="float">
            <text:p>0.9251</text:p>
          </table:table-cell>
          <table:table-cell table:formula="of:=ABS([.C36]-[.E36])" office:value-type="float" office:value="0.050834749627489" calcext:value-type="float">
            <text:p>0.0508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49797415325718" calcext:value-type="float">
            <text:p>0.9498</text:p>
          </table:table-cell>
          <table:table-cell office:value-type="float" office:value="0.037896344029316" calcext:value-type="float">
            <text:p>0.0379</text:p>
          </table:table-cell>
          <table:table-cell office:value-type="float" office:value="0.945673976535158" calcext:value-type="float">
            <text:p>0.9457</text:p>
          </table:table-cell>
          <table:table-cell table:formula="of:=ABS([.I36]-[.K36])" office:value-type="float" office:value="0.00412343879055999" calcext:value-type="float">
            <text:p>0.0041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728993724294484" calcext:value-type="float">
            <text:p>0.7290</text:p>
          </table:table-cell>
          <table:table-cell office:value-type="float" office:value="0.0448376142012506" calcext:value-type="float">
            <text:p>0.0448</text:p>
          </table:table-cell>
          <table:table-cell office:value-type="float" office:value="0.590123931231863" calcext:value-type="float">
            <text:p>0.5901</text:p>
          </table:table-cell>
          <table:table-cell table:formula="of:=ABS([.O36]-[.Q36])" office:value-type="float" office:value="0.138869793062621" calcext:value-type="float">
            <text:p>0.1389</text:p>
          </table:table-cell>
          <table:table-cell/>
          <table:table-cell office:value-type="string" calcext:value-type="string">
            <text:p>b018</text:p>
          </table:table-cell>
          <table:table-cell office:value-type="float" office:value="0.925015061193036" calcext:value-type="float">
            <text:p>0.9250</text:p>
          </table:table-cell>
          <table:table-cell office:value-type="float" office:value="0.0410550646803513" calcext:value-type="float">
            <text:p>0.0411</text:p>
          </table:table-cell>
          <table:table-cell office:value-type="float" office:value="0.891894663465127" calcext:value-type="float">
            <text:p>0.8919</text:p>
          </table:table-cell>
          <table:table-cell table:formula="of:=ABS([.U36]-[.W36])" office:value-type="float" office:value="0.0331203977279091" calcext:value-type="float">
            <text:p>0.0331</text:p>
          </table:table-cell>
        </table:table-row>
        <table:table-row table:style-name="ro1">
          <table:table-cell/>
          <table:table-cell office:value-type="string" calcext:value-type="string">
            <text:p>b019</text:p>
          </table:table-cell>
          <table:table-cell office:value-type="float" office:value="0.780154170245838" calcext:value-type="float">
            <text:p>0.7802</text:p>
          </table:table-cell>
          <table:table-cell office:value-type="float" office:value="0.105053443791134" calcext:value-type="float">
            <text:p>0.1051</text:p>
          </table:table-cell>
          <table:table-cell office:value-type="float" office:value="0.588213421703901" calcext:value-type="float">
            <text:p>0.5882</text:p>
          </table:table-cell>
          <table:table-cell table:formula="of:=ABS([.C37]-[.E37])" office:value-type="float" office:value="0.191940748541937" calcext:value-type="float">
            <text:p>0.1919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500361781838006" calcext:value-type="float">
            <text:p>0.5004</text:p>
          </table:table-cell>
          <table:table-cell office:value-type="float" office:value="0.0771009775626697" calcext:value-type="float">
            <text:p>0.0771</text:p>
          </table:table-cell>
          <table:table-cell office:value-type="float" office:value="0.477227010300136" calcext:value-type="float">
            <text:p>0.4772</text:p>
          </table:table-cell>
          <table:table-cell table:formula="of:=ABS([.I37]-[.K37])" office:value-type="float" office:value="0.02313477153787" calcext:value-type="float">
            <text:p>0.0231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574608528394192" calcext:value-type="float">
            <text:p>0.5746</text:p>
          </table:table-cell>
          <table:table-cell office:value-type="float" office:value="0.0974294808329044" calcext:value-type="float">
            <text:p>0.0974</text:p>
          </table:table-cell>
          <table:table-cell office:value-type="float" office:value="0.573600923825192" calcext:value-type="float">
            <text:p>0.5736</text:p>
          </table:table-cell>
          <table:table-cell table:formula="of:=ABS([.O37]-[.Q37])" office:value-type="float" office:value="0.00100760456900006" calcext:value-type="float">
            <text:p>0.0010</text:p>
          </table:table-cell>
          <table:table-cell/>
          <table:table-cell office:value-type="string" calcext:value-type="string">
            <text:p>b019</text:p>
          </table:table-cell>
          <table:table-cell office:value-type="float" office:value="0.477512598606107" calcext:value-type="float">
            <text:p>0.4775</text:p>
          </table:table-cell>
          <table:table-cell office:value-type="float" office:value="0.0700256258430284" calcext:value-type="float">
            <text:p>0.0700</text:p>
          </table:table-cell>
          <table:table-cell office:value-type="float" office:value="0.480261920512166" calcext:value-type="float">
            <text:p>0.4803</text:p>
          </table:table-cell>
          <table:table-cell table:formula="of:=ABS([.U37]-[.W37])" office:value-type="float" office:value="0.00274932190605898" calcext:value-type="float">
            <text:p>0.0027</text:p>
          </table:table-cell>
        </table:table-row>
        <table:table-row table:style-name="ro1">
          <table:table-cell/>
          <table:table-cell office:value-type="string" calcext:value-type="string">
            <text:p>b020</text:p>
          </table:table-cell>
          <table:table-cell office:value-type="float" office:value="0.837272092442586" calcext:value-type="float">
            <text:p>0.8373</text:p>
          </table:table-cell>
          <table:table-cell office:value-type="float" office:value="0.10897203836878" calcext:value-type="float">
            <text:p>0.1090</text:p>
          </table:table-cell>
          <table:table-cell office:value-type="float" office:value="0.815823853496242" calcext:value-type="float">
            <text:p>0.8158</text:p>
          </table:table-cell>
          <table:table-cell table:formula="of:=ABS([.C38]-[.E38])" office:value-type="float" office:value="0.021448238946344" calcext:value-type="float">
            <text:p>0.0214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62168790781851" calcext:value-type="float">
            <text:p>0.6217</text:p>
          </table:table-cell>
          <table:table-cell office:value-type="float" office:value="0.136815311048084" calcext:value-type="float">
            <text:p>0.1368</text:p>
          </table:table-cell>
          <table:table-cell office:value-type="float" office:value="0.527578770002278" calcext:value-type="float">
            <text:p>0.5276</text:p>
          </table:table-cell>
          <table:table-cell table:formula="of:=ABS([.I38]-[.K38])" office:value-type="float" office:value="0.094109137816232" calcext:value-type="float">
            <text:p>0.0941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811663731066922" calcext:value-type="float">
            <text:p>0.8117</text:p>
          </table:table-cell>
          <table:table-cell office:value-type="float" office:value="0.0582908915683163" calcext:value-type="float">
            <text:p>0.0583</text:p>
          </table:table-cell>
          <table:table-cell office:value-type="float" office:value="0.590162220271268" calcext:value-type="float">
            <text:p>0.5902</text:p>
          </table:table-cell>
          <table:table-cell table:formula="of:=ABS([.O38]-[.Q38])" office:value-type="float" office:value="0.221501510795654" calcext:value-type="float">
            <text:p>0.2215</text:p>
          </table:table-cell>
          <table:table-cell/>
          <table:table-cell office:value-type="string" calcext:value-type="string">
            <text:p>b020</text:p>
          </table:table-cell>
          <table:table-cell office:value-type="float" office:value="0.635103309472449" calcext:value-type="float">
            <text:p>0.6351</text:p>
          </table:table-cell>
          <table:table-cell office:value-type="float" office:value="0.127469460720311" calcext:value-type="float">
            <text:p>0.1275</text:p>
          </table:table-cell>
          <table:table-cell office:value-type="float" office:value="0.430057403267534" calcext:value-type="float">
            <text:p>0.4301</text:p>
          </table:table-cell>
          <table:table-cell table:formula="of:=ABS([.U38]-[.W38])" office:value-type="float" office:value="0.205045906204915" calcext:value-type="float">
            <text:p>0.2050</text:p>
          </table:table-cell>
        </table:table-row>
        <table:table-row table:style-name="ro1">
          <table:table-cell/>
          <table:table-cell office:value-type="string" calcext:value-type="string">
            <text:p>b021</text:p>
          </table:table-cell>
          <table:table-cell office:value-type="float" office:value="0.908196651122385" calcext:value-type="float">
            <text:p>0.9082</text:p>
          </table:table-cell>
          <table:table-cell office:value-type="float" office:value="0.103467904700449" calcext:value-type="float">
            <text:p>0.1035</text:p>
          </table:table-cell>
          <table:table-cell office:value-type="float" office:value="0.959680526433883" calcext:value-type="float">
            <text:p>0.9597</text:p>
          </table:table-cell>
          <table:table-cell table:formula="of:=ABS([.C39]-[.E39])" office:value-type="float" office:value="0.051483875311498" calcext:value-type="float">
            <text:p>0.0515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741357793991665" calcext:value-type="float">
            <text:p>0.7414</text:p>
          </table:table-cell>
          <table:table-cell office:value-type="float" office:value="0.110346499154552" calcext:value-type="float">
            <text:p>0.1103</text:p>
          </table:table-cell>
          <table:table-cell office:value-type="float" office:value="0.726940709947539" calcext:value-type="float">
            <text:p>0.7269</text:p>
          </table:table-cell>
          <table:table-cell table:formula="of:=ABS([.I39]-[.K39])" office:value-type="float" office:value="0.014417084044126" calcext:value-type="float">
            <text:p>0.0144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926282063147739" calcext:value-type="float">
            <text:p>0.9263</text:p>
          </table:table-cell>
          <table:table-cell office:value-type="float" office:value="0.0940820806276489" calcext:value-type="float">
            <text:p>0.0941</text:p>
          </table:table-cell>
          <table:table-cell office:value-type="float" office:value="0.977084525290902" calcext:value-type="float">
            <text:p>0.9771</text:p>
          </table:table-cell>
          <table:table-cell table:formula="of:=ABS([.O39]-[.Q39])" office:value-type="float" office:value="0.050802462143163" calcext:value-type="float">
            <text:p>0.0508</text:p>
          </table:table-cell>
          <table:table-cell/>
          <table:table-cell office:value-type="string" calcext:value-type="string">
            <text:p>b021</text:p>
          </table:table-cell>
          <table:table-cell office:value-type="float" office:value="0.823132241924085" calcext:value-type="float">
            <text:p>0.8231</text:p>
          </table:table-cell>
          <table:table-cell office:value-type="float" office:value="0.110369185290345" calcext:value-type="float">
            <text:p>0.1104</text:p>
          </table:table-cell>
          <table:table-cell office:value-type="float" office:value="0.825903899239892" calcext:value-type="float">
            <text:p>0.8259</text:p>
          </table:table-cell>
          <table:table-cell table:formula="of:=ABS([.U39]-[.W39])" office:value-type="float" office:value="0.00277165731580697" calcext:value-type="float">
            <text:p>0.0028</text:p>
          </table:table-cell>
        </table:table-row>
        <table:table-row table:style-name="ro1">
          <table:table-cell/>
          <table:table-cell office:value-type="string" calcext:value-type="string">
            <text:p>b022</text:p>
          </table:table-cell>
          <table:table-cell office:value-type="float" office:value="0.898829783257946" calcext:value-type="float">
            <text:p>0.8988</text:p>
          </table:table-cell>
          <table:table-cell office:value-type="float" office:value="0.0962236781441839" calcext:value-type="float">
            <text:p>0.0962</text:p>
          </table:table-cell>
          <table:table-cell office:value-type="float" office:value="0.90033956935047" calcext:value-type="float">
            <text:p>0.9003</text:p>
          </table:table-cell>
          <table:table-cell table:formula="of:=ABS([.C40]-[.E40])" office:value-type="float" office:value="0.00150978609252395" calcext:value-type="float">
            <text:p>0.0015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52888500126387" calcext:value-type="float">
            <text:p>0.5289</text:p>
          </table:table-cell>
          <table:table-cell office:value-type="float" office:value="0.11856582016105" calcext:value-type="float">
            <text:p>0.1186</text:p>
          </table:table-cell>
          <table:table-cell office:value-type="float" office:value="0.526156902698128" calcext:value-type="float">
            <text:p>0.5262</text:p>
          </table:table-cell>
          <table:table-cell table:formula="of:=ABS([.I40]-[.K40])" office:value-type="float" office:value="0.00272809856574185" calcext:value-type="float">
            <text:p>0.0027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795839941439423" calcext:value-type="float">
            <text:p>0.7958</text:p>
          </table:table-cell>
          <table:table-cell office:value-type="float" office:value="0.164623224164827" calcext:value-type="float">
            <text:p>0.1646</text:p>
          </table:table-cell>
          <table:table-cell office:value-type="float" office:value="0.934873084469" calcext:value-type="float">
            <text:p>0.9349</text:p>
          </table:table-cell>
          <table:table-cell table:formula="of:=ABS([.O40]-[.Q40])" office:value-type="float" office:value="0.139033143029577" calcext:value-type="float">
            <text:p>0.1390</text:p>
          </table:table-cell>
          <table:table-cell/>
          <table:table-cell office:value-type="string" calcext:value-type="string">
            <text:p>b022</text:p>
          </table:table-cell>
          <table:table-cell office:value-type="float" office:value="0.518935133466439" calcext:value-type="float">
            <text:p>0.5189</text:p>
          </table:table-cell>
          <table:table-cell office:value-type="float" office:value="0.12012928073924" calcext:value-type="float">
            <text:p>0.1201</text:p>
          </table:table-cell>
          <table:table-cell office:value-type="float" office:value="0.485192522499295" calcext:value-type="float">
            <text:p>0.4852</text:p>
          </table:table-cell>
          <table:table-cell table:formula="of:=ABS([.U40]-[.W40])" office:value-type="float" office:value="0.033742610967144" calcext:value-type="float">
            <text:p>0.0337</text:p>
          </table:table-cell>
        </table:table-row>
        <table:table-row table:style-name="ro1">
          <table:table-cell/>
          <table:table-cell office:value-type="string" calcext:value-type="string">
            <text:p>b023</text:p>
          </table:table-cell>
          <table:table-cell office:value-type="float" office:value="0.77250078734367" calcext:value-type="float">
            <text:p>0.7725</text:p>
          </table:table-cell>
          <table:table-cell office:value-type="float" office:value="0.133154473545719" calcext:value-type="float">
            <text:p>0.1332</text:p>
          </table:table-cell>
          <table:table-cell office:value-type="float" office:value="0.798005791201756" calcext:value-type="float">
            <text:p>0.7980</text:p>
          </table:table-cell>
          <table:table-cell table:formula="of:=ABS([.C41]-[.E41])" office:value-type="float" office:value="0.0255050038580861" calcext:value-type="float">
            <text:p>0.0255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597727733738303" calcext:value-type="float">
            <text:p>0.5977</text:p>
          </table:table-cell>
          <table:table-cell office:value-type="float" office:value="0.11768864349148" calcext:value-type="float">
            <text:p>0.1177</text:p>
          </table:table-cell>
          <table:table-cell office:value-type="float" office:value="0.721705194602077" calcext:value-type="float">
            <text:p>0.7217</text:p>
          </table:table-cell>
          <table:table-cell table:formula="of:=ABS([.I41]-[.K41])" office:value-type="float" office:value="0.123977460863774" calcext:value-type="float">
            <text:p>0.1240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624170573148966" calcext:value-type="float">
            <text:p>0.6242</text:p>
          </table:table-cell>
          <table:table-cell office:value-type="float" office:value="0.115728010814246" calcext:value-type="float">
            <text:p>0.1157</text:p>
          </table:table-cell>
          <table:table-cell office:value-type="float" office:value="0.555329822876274" calcext:value-type="float">
            <text:p>0.5553</text:p>
          </table:table-cell>
          <table:table-cell table:formula="of:=ABS([.O41]-[.Q41])" office:value-type="float" office:value="0.068840750272692" calcext:value-type="float">
            <text:p>0.0688</text:p>
          </table:table-cell>
          <table:table-cell/>
          <table:table-cell office:value-type="string" calcext:value-type="string">
            <text:p>b023</text:p>
          </table:table-cell>
          <table:table-cell office:value-type="float" office:value="0.528013296620567" calcext:value-type="float">
            <text:p>0.5280</text:p>
          </table:table-cell>
          <table:table-cell office:value-type="float" office:value="0.117576772740829" calcext:value-type="float">
            <text:p>0.1176</text:p>
          </table:table-cell>
          <table:table-cell office:value-type="float" office:value="0.644649809755541" calcext:value-type="float">
            <text:p>0.6446</text:p>
          </table:table-cell>
          <table:table-cell table:formula="of:=ABS([.U41]-[.W41])" office:value-type="float" office:value="0.116636513134974" calcext:value-type="float">
            <text:p>0.1166</text:p>
          </table:table-cell>
        </table:table-row>
        <table:table-row table:style-name="ro1">
          <table:table-cell/>
          <table:table-cell office:value-type="string" calcext:value-type="string">
            <text:p>b024</text:p>
          </table:table-cell>
          <table:table-cell office:value-type="float" office:value="0.865592057867668" calcext:value-type="float">
            <text:p>0.8656</text:p>
          </table:table-cell>
          <table:table-cell office:value-type="float" office:value="0.0987883581368126" calcext:value-type="float">
            <text:p>0.0988</text:p>
          </table:table-cell>
          <table:table-cell office:value-type="float" office:value="0.817565962553053" calcext:value-type="float">
            <text:p>0.8176</text:p>
          </table:table-cell>
          <table:table-cell table:formula="of:=ABS([.C42]-[.E42])" office:value-type="float" office:value="0.048026095314615" calcext:value-type="float">
            <text:p>0.0480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785763183326064" calcext:value-type="float">
            <text:p>0.7858</text:p>
          </table:table-cell>
          <table:table-cell office:value-type="float" office:value="0.0907505394039081" calcext:value-type="float">
            <text:p>0.0908</text:p>
          </table:table-cell>
          <table:table-cell office:value-type="float" office:value="0.913863745162724" calcext:value-type="float">
            <text:p>0.9139</text:p>
          </table:table-cell>
          <table:table-cell table:formula="of:=ABS([.I42]-[.K42])" office:value-type="float" office:value="0.12810056183666" calcext:value-type="float">
            <text:p>0.1281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77458735595678" calcext:value-type="float">
            <text:p>0.7746</text:p>
          </table:table-cell>
          <table:table-cell office:value-type="float" office:value="0.094498563181781" calcext:value-type="float">
            <text:p>0.0945</text:p>
          </table:table-cell>
          <table:table-cell office:value-type="float" office:value="0.649715250578316" calcext:value-type="float">
            <text:p>0.6497</text:p>
          </table:table-cell>
          <table:table-cell table:formula="of:=ABS([.O42]-[.Q42])" office:value-type="float" office:value="0.124872105378464" calcext:value-type="float">
            <text:p>0.1249</text:p>
          </table:table-cell>
          <table:table-cell/>
          <table:table-cell office:value-type="string" calcext:value-type="string">
            <text:p>b024</text:p>
          </table:table-cell>
          <table:table-cell office:value-type="float" office:value="0.81490916310353" calcext:value-type="float">
            <text:p>0.8149</text:p>
          </table:table-cell>
          <table:table-cell office:value-type="float" office:value="0.0849072230044216" calcext:value-type="float">
            <text:p>0.0849</text:p>
          </table:table-cell>
          <table:table-cell office:value-type="float" office:value="0.860160414764453" calcext:value-type="float">
            <text:p>0.8602</text:p>
          </table:table-cell>
          <table:table-cell table:formula="of:=ABS([.U42]-[.W42])" office:value-type="float" office:value="0.045251251660923" calcext:value-type="float">
            <text:p>0.0453</text:p>
          </table:table-cell>
        </table:table-row>
        <table:table-row table:style-name="ro1">
          <table:table-cell/>
          <table:table-cell office:value-type="string" calcext:value-type="string">
            <text:p>b026</text:p>
          </table:table-cell>
          <table:table-cell office:value-type="float" office:value="0.681510415424724" calcext:value-type="float">
            <text:p>0.6815</text:p>
          </table:table-cell>
          <table:table-cell office:value-type="float" office:value="0.180894191195006" calcext:value-type="float">
            <text:p>0.1809</text:p>
          </table:table-cell>
          <table:table-cell office:value-type="float" office:value="0.805740522750774" calcext:value-type="float">
            <text:p>0.8057</text:p>
          </table:table-cell>
          <table:table-cell table:formula="of:=ABS([.C43]-[.E43])" office:value-type="float" office:value="0.12423010732605" calcext:value-type="float">
            <text:p>0.1242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248875703345058" calcext:value-type="float">
            <text:p>0.2489</text:p>
          </table:table-cell>
          <table:table-cell office:value-type="float" office:value="0.0955998520771823" calcext:value-type="float">
            <text:p>0.0956</text:p>
          </table:table-cell>
          <table:table-cell office:value-type="float" office:value="0.420481934525954" calcext:value-type="float">
            <text:p>0.4205</text:p>
          </table:table-cell>
          <table:table-cell table:formula="of:=ABS([.I43]-[.K43])" office:value-type="float" office:value="0.171606231180896" calcext:value-type="float">
            <text:p>0.1716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364191548303343" calcext:value-type="float">
            <text:p>0.3642</text:p>
          </table:table-cell>
          <table:table-cell office:value-type="float" office:value="0.1525394757984" calcext:value-type="float">
            <text:p>0.1525</text:p>
          </table:table-cell>
          <table:table-cell office:value-type="float" office:value="0.416998401541282" calcext:value-type="float">
            <text:p>0.4170</text:p>
          </table:table-cell>
          <table:table-cell table:formula="of:=ABS([.O43]-[.Q43])" office:value-type="float" office:value="0.052806853237939" calcext:value-type="float">
            <text:p>0.0528</text:p>
          </table:table-cell>
          <table:table-cell/>
          <table:table-cell office:value-type="string" calcext:value-type="string">
            <text:p>b026</text:p>
          </table:table-cell>
          <table:table-cell office:value-type="float" office:value="0.254060911221019" calcext:value-type="float">
            <text:p>0.2541</text:p>
          </table:table-cell>
          <table:table-cell office:value-type="float" office:value="0.105511916873264" calcext:value-type="float">
            <text:p>0.1055</text:p>
          </table:table-cell>
          <table:table-cell office:value-type="float" office:value="0.459922309865967" calcext:value-type="float">
            <text:p>0.4599</text:p>
          </table:table-cell>
          <table:table-cell table:formula="of:=ABS([.U43]-[.W43])" office:value-type="float" office:value="0.205861398644948" calcext:value-type="float">
            <text:p>0.2059</text:p>
          </table:table-cell>
        </table:table-row>
        <table:table-row table:style-name="ro1">
          <table:table-cell/>
          <table:table-cell office:value-type="string" calcext:value-type="string">
            <text:p>b027</text:p>
          </table:table-cell>
          <table:table-cell office:value-type="float" office:value="0.877956207613279" calcext:value-type="float">
            <text:p>0.8780</text:p>
          </table:table-cell>
          <table:table-cell office:value-type="float" office:value="0.077543611960087" calcext:value-type="float">
            <text:p>0.0775</text:p>
          </table:table-cell>
          <table:table-cell office:value-type="float" office:value="0.440803768739631" calcext:value-type="float">
            <text:p>0.4408</text:p>
          </table:table-cell>
          <table:table-cell table:formula="of:=ABS([.C44]-[.E44])" office:value-type="float" office:value="0.437152438873648" calcext:value-type="float">
            <text:p>0.4372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64812262449034" calcext:value-type="float">
            <text:p>0.3648</text:p>
          </table:table-cell>
          <table:table-cell office:value-type="float" office:value="0.0718815996432752" calcext:value-type="float">
            <text:p>0.0719</text:p>
          </table:table-cell>
          <table:table-cell office:value-type="float" office:value="0.348530730830745" calcext:value-type="float">
            <text:p>0.3485</text:p>
          </table:table-cell>
          <table:table-cell table:formula="of:=ABS([.I44]-[.K44])" office:value-type="float" office:value="0.016281531618289" calcext:value-type="float">
            <text:p>0.0163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67139936312912" calcext:value-type="float">
            <text:p>0.3671</text:p>
          </table:table-cell>
          <table:table-cell office:value-type="float" office:value="0.118010950550199" calcext:value-type="float">
            <text:p>0.1180</text:p>
          </table:table-cell>
          <table:table-cell office:value-type="float" office:value="0.313164806725694" calcext:value-type="float">
            <text:p>0.3132</text:p>
          </table:table-cell>
          <table:table-cell table:formula="of:=ABS([.O44]-[.Q44])" office:value-type="float" office:value="0.053975129587218" calcext:value-type="float">
            <text:p>0.0540</text:p>
          </table:table-cell>
          <table:table-cell/>
          <table:table-cell office:value-type="string" calcext:value-type="string">
            <text:p>b027</text:p>
          </table:table-cell>
          <table:table-cell office:value-type="float" office:value="0.332783573941875" calcext:value-type="float">
            <text:p>0.3328</text:p>
          </table:table-cell>
          <table:table-cell office:value-type="float" office:value="0.0689014465554851" calcext:value-type="float">
            <text:p>0.0689</text:p>
          </table:table-cell>
          <table:table-cell office:value-type="float" office:value="0.292915795220033" calcext:value-type="float">
            <text:p>0.2929</text:p>
          </table:table-cell>
          <table:table-cell table:formula="of:=ABS([.U44]-[.W44])" office:value-type="float" office:value="0.039867778721842" calcext:value-type="float">
            <text:p>0.0399</text:p>
          </table:table-cell>
        </table:table-row>
        <table:table-row table:style-name="ro1">
          <table:table-cell/>
          <table:table-cell office:value-type="string" calcext:value-type="string">
            <text:p>b028</text:p>
          </table:table-cell>
          <table:table-cell office:value-type="float" office:value="0.81200704916043" calcext:value-type="float">
            <text:p>0.8120</text:p>
          </table:table-cell>
          <table:table-cell office:value-type="float" office:value="0.191983643412202" calcext:value-type="float">
            <text:p>0.1920</text:p>
          </table:table-cell>
          <table:table-cell office:value-type="float" office:value="0.928852254777954" calcext:value-type="float">
            <text:p>0.9289</text:p>
          </table:table-cell>
          <table:table-cell table:formula="of:=ABS([.C45]-[.E45])" office:value-type="float" office:value="0.116845205617524" calcext:value-type="float">
            <text:p>0.1168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642510919067366" calcext:value-type="float">
            <text:p>0.6425</text:p>
          </table:table-cell>
          <table:table-cell office:value-type="float" office:value="0.147859850123271" calcext:value-type="float">
            <text:p>0.1479</text:p>
          </table:table-cell>
          <table:table-cell office:value-type="float" office:value="0.768019835077997" calcext:value-type="float">
            <text:p>0.7680</text:p>
          </table:table-cell>
          <table:table-cell table:formula="of:=ABS([.I45]-[.K45])" office:value-type="float" office:value="0.125508916010631" calcext:value-type="float">
            <text:p>0.1255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327408509707214" calcext:value-type="float">
            <text:p>0.3274</text:p>
          </table:table-cell>
          <table:table-cell office:value-type="float" office:value="0.0815041276527981" calcext:value-type="float">
            <text:p>0.0815</text:p>
          </table:table-cell>
          <table:table-cell office:value-type="float" office:value="0.3367669017236" calcext:value-type="float">
            <text:p>0.3368</text:p>
          </table:table-cell>
          <table:table-cell table:formula="of:=ABS([.O45]-[.Q45])" office:value-type="float" office:value="0.009358392016386" calcext:value-type="float">
            <text:p>0.0094</text:p>
          </table:table-cell>
          <table:table-cell/>
          <table:table-cell office:value-type="string" calcext:value-type="string">
            <text:p>b028</text:p>
          </table:table-cell>
          <table:table-cell office:value-type="float" office:value="0.543183481173303" calcext:value-type="float">
            <text:p>0.5432</text:p>
          </table:table-cell>
          <table:table-cell office:value-type="float" office:value="0.126074322483337" calcext:value-type="float">
            <text:p>0.1261</text:p>
          </table:table-cell>
          <table:table-cell office:value-type="float" office:value="0.596215881534937" calcext:value-type="float">
            <text:p>0.5962</text:p>
          </table:table-cell>
          <table:table-cell table:formula="of:=ABS([.U45]-[.W45])" office:value-type="float" office:value="0.053032400361634" calcext:value-type="float">
            <text:p>0.0530</text:p>
          </table:table-cell>
        </table:table-row>
        <table:table-row table:style-name="ro1">
          <table:table-cell/>
          <table:table-cell office:value-type="string" calcext:value-type="string">
            <text:p>b029</text:p>
          </table:table-cell>
          <table:table-cell office:value-type="float" office:value="0.931094513841023" calcext:value-type="float">
            <text:p>0.9311</text:p>
          </table:table-cell>
          <table:table-cell office:value-type="float" office:value="0.0466893460940989" calcext:value-type="float">
            <text:p>0.0467</text:p>
          </table:table-cell>
          <table:table-cell office:value-type="float" office:value="0.977685850239104" calcext:value-type="float">
            <text:p>0.9777</text:p>
          </table:table-cell>
          <table:table-cell table:formula="of:=ABS([.C46]-[.E46])" office:value-type="float" office:value="0.046591336398081" calcext:value-type="float">
            <text:p>0.0466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928329640569914" calcext:value-type="float">
            <text:p>0.9283</text:p>
          </table:table-cell>
          <table:table-cell office:value-type="float" office:value="0.0471248391280647" calcext:value-type="float">
            <text:p>0.0471</text:p>
          </table:table-cell>
          <table:table-cell office:value-type="float" office:value="0.980741872813195" calcext:value-type="float">
            <text:p>0.9807</text:p>
          </table:table-cell>
          <table:table-cell table:formula="of:=ABS([.I46]-[.K46])" office:value-type="float" office:value="0.052412232243281" calcext:value-type="float">
            <text:p>0.0524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890494321496029" calcext:value-type="float">
            <text:p>0.8905</text:p>
          </table:table-cell>
          <table:table-cell office:value-type="float" office:value="0.0868384619943039" calcext:value-type="float">
            <text:p>0.0868</text:p>
          </table:table-cell>
          <table:table-cell office:value-type="float" office:value="0.897050911398562" calcext:value-type="float">
            <text:p>0.8971</text:p>
          </table:table-cell>
          <table:table-cell table:formula="of:=ABS([.O46]-[.Q46])" office:value-type="float" office:value="0.00655658990253305" calcext:value-type="float">
            <text:p>0.0066</text:p>
          </table:table-cell>
          <table:table-cell/>
          <table:table-cell office:value-type="string" calcext:value-type="string">
            <text:p>b029</text:p>
          </table:table-cell>
          <table:table-cell office:value-type="float" office:value="0.928091610515114" calcext:value-type="float">
            <text:p>0.9281</text:p>
          </table:table-cell>
          <table:table-cell office:value-type="float" office:value="0.0468525454479911" calcext:value-type="float">
            <text:p>0.0469</text:p>
          </table:table-cell>
          <table:table-cell office:value-type="float" office:value="0.979124873314204" calcext:value-type="float">
            <text:p>0.9791</text:p>
          </table:table-cell>
          <table:table-cell table:formula="of:=ABS([.U46]-[.W46])" office:value-type="float" office:value="0.05103326279909" calcext:value-type="float">
            <text:p>0.0510</text:p>
          </table:table-cell>
        </table:table-row>
        <table:table-row table:style-name="ro1">
          <table:table-cell/>
          <table:table-cell office:value-type="string" calcext:value-type="string">
            <text:p>b030</text:p>
          </table:table-cell>
          <table:table-cell office:value-type="float" office:value="0.864533058865085" calcext:value-type="float">
            <text:p>0.8645</text:p>
          </table:table-cell>
          <table:table-cell office:value-type="float" office:value="0.106764618231377" calcext:value-type="float">
            <text:p>0.1068</text:p>
          </table:table-cell>
          <table:table-cell office:value-type="float" office:value="0.669764156130718" calcext:value-type="float">
            <text:p>0.6698</text:p>
          </table:table-cell>
          <table:table-cell table:formula="of:=ABS([.C47]-[.E47])" office:value-type="float" office:value="0.194768902734367" calcext:value-type="float">
            <text:p>0.1948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859512341292953" calcext:value-type="float">
            <text:p>0.8595</text:p>
          </table:table-cell>
          <table:table-cell office:value-type="float" office:value="0.185743440727777" calcext:value-type="float">
            <text:p>0.1857</text:p>
          </table:table-cell>
          <table:table-cell office:value-type="float" office:value="0.947739199978153" calcext:value-type="float">
            <text:p>0.9477</text:p>
          </table:table-cell>
          <table:table-cell table:formula="of:=ABS([.I47]-[.K47])" office:value-type="float" office:value="0.0882268586852" calcext:value-type="float">
            <text:p>0.0882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634293225183821" calcext:value-type="float">
            <text:p>0.6343</text:p>
          </table:table-cell>
          <table:table-cell office:value-type="float" office:value="0.0930623077868309" calcext:value-type="float">
            <text:p>0.0931</text:p>
          </table:table-cell>
          <table:table-cell office:value-type="float" office:value="0.523279989972873" calcext:value-type="float">
            <text:p>0.5233</text:p>
          </table:table-cell>
          <table:table-cell table:formula="of:=ABS([.O47]-[.Q47])" office:value-type="float" office:value="0.111013235210948" calcext:value-type="float">
            <text:p>0.1110</text:p>
          </table:table-cell>
          <table:table-cell/>
          <table:table-cell office:value-type="string" calcext:value-type="string">
            <text:p>b030</text:p>
          </table:table-cell>
          <table:table-cell office:value-type="float" office:value="0.839042242879535" calcext:value-type="float">
            <text:p>0.8390</text:p>
          </table:table-cell>
          <table:table-cell office:value-type="float" office:value="0.17364390409217" calcext:value-type="float">
            <text:p>0.1736</text:p>
          </table:table-cell>
          <table:table-cell office:value-type="float" office:value="0.814677174994744" calcext:value-type="float">
            <text:p>0.8147</text:p>
          </table:table-cell>
          <table:table-cell table:formula="of:=ABS([.U47]-[.W47])" office:value-type="float" office:value="0.0243650678847911" calcext:value-type="float">
            <text:p>0.0244</text:p>
          </table:table-cell>
        </table:table-row>
        <table:table-row table:style-name="ro1">
          <table:table-cell/>
          <table:table-cell office:value-type="string" calcext:value-type="string">
            <text:p>b031</text:p>
          </table:table-cell>
          <table:table-cell office:value-type="float" office:value="0.506577695911285" calcext:value-type="float">
            <text:p>0.5066</text:p>
          </table:table-cell>
          <table:table-cell office:value-type="float" office:value="0.0737317666912733" calcext:value-type="float">
            <text:p>0.0737</text:p>
          </table:table-cell>
          <table:table-cell office:value-type="float" office:value="0.286934510683727" calcext:value-type="float">
            <text:p>0.2869</text:p>
          </table:table-cell>
          <table:table-cell table:formula="of:=ABS([.C48]-[.E48])" office:value-type="float" office:value="0.219643185227558" calcext:value-type="float">
            <text:p>0.2196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6084114194963" calcext:value-type="float">
            <text:p>0.2608</text:p>
          </table:table-cell>
          <table:table-cell office:value-type="float" office:value="0.0833043008220027" calcext:value-type="float">
            <text:p>0.0833</text:p>
          </table:table-cell>
          <table:table-cell office:value-type="float" office:value="0.363656368328406" calcext:value-type="float">
            <text:p>0.3637</text:p>
          </table:table-cell>
          <table:table-cell table:formula="of:=ABS([.I48]-[.K48])" office:value-type="float" office:value="0.102815226378776" calcext:value-type="float">
            <text:p>0.1028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88928453330871" calcext:value-type="float">
            <text:p>0.2889</text:p>
          </table:table-cell>
          <table:table-cell office:value-type="float" office:value="0.0854363554575153" calcext:value-type="float">
            <text:p>0.0854</text:p>
          </table:table-cell>
          <table:table-cell office:value-type="float" office:value="0.392256056433855" calcext:value-type="float">
            <text:p>0.3923</text:p>
          </table:table-cell>
          <table:table-cell table:formula="of:=ABS([.O48]-[.Q48])" office:value-type="float" office:value="0.103327603102984" calcext:value-type="float">
            <text:p>0.1033</text:p>
          </table:table-cell>
          <table:table-cell/>
          <table:table-cell office:value-type="string" calcext:value-type="string">
            <text:p>b031</text:p>
          </table:table-cell>
          <table:table-cell office:value-type="float" office:value="0.248293633688575" calcext:value-type="float">
            <text:p>0.2483</text:p>
          </table:table-cell>
          <table:table-cell office:value-type="float" office:value="0.0823091254595839" calcext:value-type="float">
            <text:p>0.0823</text:p>
          </table:table-cell>
          <table:table-cell office:value-type="float" office:value="0.349622015498571" calcext:value-type="float">
            <text:p>0.3496</text:p>
          </table:table-cell>
          <table:table-cell table:formula="of:=ABS([.U48]-[.W48])" office:value-type="float" office:value="0.101328381809996" calcext:value-type="float">
            <text:p>0.1013</text:p>
          </table:table-cell>
        </table:table-row>
        <table:table-row table:style-name="ro1">
          <table:table-cell/>
          <table:table-cell office:value-type="string" calcext:value-type="string">
            <text:p>b032</text:p>
          </table:table-cell>
          <table:table-cell office:value-type="float" office:value="0.921896254267799" calcext:value-type="float">
            <text:p>0.9219</text:p>
          </table:table-cell>
          <table:table-cell office:value-type="float" office:value="0.0734107505254368" calcext:value-type="float">
            <text:p>0.0734</text:p>
          </table:table-cell>
          <table:table-cell office:value-type="float" office:value="0.977691657870045" calcext:value-type="float">
            <text:p>0.9777</text:p>
          </table:table-cell>
          <table:table-cell table:formula="of:=ABS([.C49]-[.E49])" office:value-type="float" office:value="0.055795403602246" calcext:value-type="float">
            <text:p>0.0558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600793231567358" calcext:value-type="float">
            <text:p>0.6008</text:p>
          </table:table-cell>
          <table:table-cell office:value-type="float" office:value="0.0884597136022995" calcext:value-type="float">
            <text:p>0.0885</text:p>
          </table:table-cell>
          <table:table-cell office:value-type="float" office:value="0.558630531709963" calcext:value-type="float">
            <text:p>0.5586</text:p>
          </table:table-cell>
          <table:table-cell table:formula="of:=ABS([.I49]-[.K49])" office:value-type="float" office:value="0.0421626998573951" calcext:value-type="float">
            <text:p>0.0422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735570385255176" calcext:value-type="float">
            <text:p>0.7356</text:p>
          </table:table-cell>
          <table:table-cell office:value-type="float" office:value="0.0521258887252606" calcext:value-type="float">
            <text:p>0.0521</text:p>
          </table:table-cell>
          <table:table-cell office:value-type="float" office:value="0.739900863214213" calcext:value-type="float">
            <text:p>0.7399</text:p>
          </table:table-cell>
          <table:table-cell table:formula="of:=ABS([.O49]-[.Q49])" office:value-type="float" office:value="0.00433047795903707" calcext:value-type="float">
            <text:p>0.0043</text:p>
          </table:table-cell>
          <table:table-cell/>
          <table:table-cell office:value-type="string" calcext:value-type="string">
            <text:p>b032</text:p>
          </table:table-cell>
          <table:table-cell office:value-type="float" office:value="0.723169747358303" calcext:value-type="float">
            <text:p>0.7232</text:p>
          </table:table-cell>
          <table:table-cell office:value-type="float" office:value="0.109256694678578" calcext:value-type="float">
            <text:p>0.1093</text:p>
          </table:table-cell>
          <table:table-cell office:value-type="float" office:value="0.675518096933792" calcext:value-type="float">
            <text:p>0.6755</text:p>
          </table:table-cell>
          <table:table-cell table:formula="of:=ABS([.U49]-[.W49])" office:value-type="float" office:value="0.047651650424511" calcext:value-type="float">
            <text:p>0.0477</text:p>
          </table:table-cell>
        </table:table-row>
        <table:table-row table:style-name="ro1">
          <table:table-cell/>
          <table:table-cell office:value-type="string" calcext:value-type="string">
            <text:p>b033</text:p>
          </table:table-cell>
          <table:table-cell office:value-type="float" office:value="0.874516017406439" calcext:value-type="float">
            <text:p>0.8745</text:p>
          </table:table-cell>
          <table:table-cell office:value-type="float" office:value="0.0887338846247478" calcext:value-type="float">
            <text:p>0.0887</text:p>
          </table:table-cell>
          <table:table-cell office:value-type="float" office:value="0.958495501129923" calcext:value-type="float">
            <text:p>0.9585</text:p>
          </table:table-cell>
          <table:table-cell table:formula="of:=ABS([.C50]-[.E50])" office:value-type="float" office:value="0.0839794837234841" calcext:value-type="float">
            <text:p>0.0840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638651122478876" calcext:value-type="float">
            <text:p>0.6387</text:p>
          </table:table-cell>
          <table:table-cell office:value-type="float" office:value="0.0744635450973667" calcext:value-type="float">
            <text:p>0.0745</text:p>
          </table:table-cell>
          <table:table-cell office:value-type="float" office:value="0.804635231099348" calcext:value-type="float">
            <text:p>0.8046</text:p>
          </table:table-cell>
          <table:table-cell table:formula="of:=ABS([.I50]-[.K50])" office:value-type="float" office:value="0.165984108620472" calcext:value-type="float">
            <text:p>0.1660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630285446694214" calcext:value-type="float">
            <text:p>0.6303</text:p>
          </table:table-cell>
          <table:table-cell office:value-type="float" office:value="0.0667841393711231" calcext:value-type="float">
            <text:p>0.0668</text:p>
          </table:table-cell>
          <table:table-cell office:value-type="float" office:value="0.81621672315766" calcext:value-type="float">
            <text:p>0.8162</text:p>
          </table:table-cell>
          <table:table-cell table:formula="of:=ABS([.O50]-[.Q50])" office:value-type="float" office:value="0.185931276463446" calcext:value-type="float">
            <text:p>0.1859</text:p>
          </table:table-cell>
          <table:table-cell/>
          <table:table-cell office:value-type="string" calcext:value-type="string">
            <text:p>b033</text:p>
          </table:table-cell>
          <table:table-cell office:value-type="float" office:value="0.667676546440208" calcext:value-type="float">
            <text:p>0.6677</text:p>
          </table:table-cell>
          <table:table-cell office:value-type="float" office:value="0.076687804448721" calcext:value-type="float">
            <text:p>0.0767</text:p>
          </table:table-cell>
          <table:table-cell office:value-type="float" office:value="0.838224990967764" calcext:value-type="float">
            <text:p>0.8382</text:p>
          </table:table-cell>
          <table:table-cell table:formula="of:=ABS([.U50]-[.W50])" office:value-type="float" office:value="0.170548444527556" calcext:value-type="float">
            <text:p>0.1705</text:p>
          </table:table-cell>
        </table:table-row>
        <table:table-row table:style-name="ro1">
          <table:table-cell/>
          <table:table-cell office:value-type="string" calcext:value-type="string">
            <text:p>b034</text:p>
          </table:table-cell>
          <table:table-cell office:value-type="float" office:value="0.939958505415344" calcext:value-type="float">
            <text:p>0.9400</text:p>
          </table:table-cell>
          <table:table-cell office:value-type="float" office:value="0.0609093646016536" calcext:value-type="float">
            <text:p>0.0609</text:p>
          </table:table-cell>
          <table:table-cell office:value-type="float" office:value="0.688635341708569" calcext:value-type="float">
            <text:p>0.6886</text:p>
          </table:table-cell>
          <table:table-cell table:formula="of:=ABS([.C51]-[.E51])" office:value-type="float" office:value="0.251323163706775" calcext:value-type="float">
            <text:p>0.2513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502447117428627" calcext:value-type="float">
            <text:p>0.5024</text:p>
          </table:table-cell>
          <table:table-cell office:value-type="float" office:value="0.041134624007695" calcext:value-type="float">
            <text:p>0.0411</text:p>
          </table:table-cell>
          <table:table-cell office:value-type="float" office:value="0.70429864118961" calcext:value-type="float">
            <text:p>0.7043</text:p>
          </table:table-cell>
          <table:table-cell table:formula="of:=ABS([.I51]-[.K51])" office:value-type="float" office:value="0.201851523760983" calcext:value-type="float">
            <text:p>0.2019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586910719238587" calcext:value-type="float">
            <text:p>0.5869</text:p>
          </table:table-cell>
          <table:table-cell office:value-type="float" office:value="0.0464547120829809" calcext:value-type="float">
            <text:p>0.0465</text:p>
          </table:table-cell>
          <table:table-cell office:value-type="float" office:value="0.654692599385837" calcext:value-type="float">
            <text:p>0.6547</text:p>
          </table:table-cell>
          <table:table-cell table:formula="of:=ABS([.O51]-[.Q51])" office:value-type="float" office:value="0.0677818801472499" calcext:value-type="float">
            <text:p>0.0678</text:p>
          </table:table-cell>
          <table:table-cell/>
          <table:table-cell office:value-type="string" calcext:value-type="string">
            <text:p>b034</text:p>
          </table:table-cell>
          <table:table-cell office:value-type="float" office:value="0.509037048195557" calcext:value-type="float">
            <text:p>0.5090</text:p>
          </table:table-cell>
          <table:table-cell office:value-type="float" office:value="0.0396903536556221" calcext:value-type="float">
            <text:p>0.0397</text:p>
          </table:table-cell>
          <table:table-cell office:value-type="float" office:value="0.714905129318234" calcext:value-type="float">
            <text:p>0.7149</text:p>
          </table:table-cell>
          <table:table-cell table:formula="of:=ABS([.U51]-[.W51])" office:value-type="float" office:value="0.205868081122677" calcext:value-type="float">
            <text:p>0.2059</text:p>
          </table:table-cell>
        </table:table-row>
        <table:table-row table:style-name="ro1">
          <table:table-cell/>
          <table:table-cell office:value-type="string" calcext:value-type="string">
            <text:p>b036</text:p>
          </table:table-cell>
          <table:table-cell office:value-type="float" office:value="0.888536548810874" calcext:value-type="float">
            <text:p>0.8885</text:p>
          </table:table-cell>
          <table:table-cell office:value-type="float" office:value="0.0694641734067584" calcext:value-type="float">
            <text:p>0.0695</text:p>
          </table:table-cell>
          <table:table-cell office:value-type="float" office:value="0.696496399680476" calcext:value-type="float">
            <text:p>0.6965</text:p>
          </table:table-cell>
          <table:table-cell table:formula="of:=ABS([.C52]-[.E52])" office:value-type="float" office:value="0.192040149130398" calcext:value-type="float">
            <text:p>0.1920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72749763838228" calcext:value-type="float">
            <text:p>0.7275</text:p>
          </table:table-cell>
          <table:table-cell office:value-type="float" office:value="0.0640387790886791" calcext:value-type="float">
            <text:p>0.0640</text:p>
          </table:table-cell>
          <table:table-cell office:value-type="float" office:value="0.687627361216905" calcext:value-type="float">
            <text:p>0.6876</text:p>
          </table:table-cell>
          <table:table-cell table:formula="of:=ABS([.I52]-[.K52])" office:value-type="float" office:value="0.0398702771653749" calcext:value-type="float">
            <text:p>0.0399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739998476621701" calcext:value-type="float">
            <text:p>0.7400</text:p>
          </table:table-cell>
          <table:table-cell office:value-type="float" office:value="0.0630145251813629" calcext:value-type="float">
            <text:p>0.0630</text:p>
          </table:table-cell>
          <table:table-cell office:value-type="float" office:value="0.667162451253359" calcext:value-type="float">
            <text:p>0.6672</text:p>
          </table:table-cell>
          <table:table-cell table:formula="of:=ABS([.O52]-[.Q52])" office:value-type="float" office:value="0.072836025368342" calcext:value-type="float">
            <text:p>0.0728</text:p>
          </table:table-cell>
          <table:table-cell/>
          <table:table-cell office:value-type="string" calcext:value-type="string">
            <text:p>b036</text:p>
          </table:table-cell>
          <table:table-cell office:value-type="float" office:value="0.635576594885841" calcext:value-type="float">
            <text:p>0.6356</text:p>
          </table:table-cell>
          <table:table-cell office:value-type="float" office:value="0.0613060832796372" calcext:value-type="float">
            <text:p>0.0613</text:p>
          </table:table-cell>
          <table:table-cell office:value-type="float" office:value="0.66510870683378" calcext:value-type="float">
            <text:p>0.6651</text:p>
          </table:table-cell>
          <table:table-cell table:formula="of:=ABS([.U52]-[.W52])" office:value-type="float" office:value="0.0295321119479389" calcext:value-type="float">
            <text:p>0.0295</text:p>
          </table:table-cell>
        </table:table-row>
        <table:table-row table:style-name="ro1">
          <table:table-cell/>
          <table:table-cell office:value-type="string" calcext:value-type="string">
            <text:p>b037</text:p>
          </table:table-cell>
          <table:table-cell office:value-type="float" office:value="0.836816977815735" calcext:value-type="float">
            <text:p>0.8368</text:p>
          </table:table-cell>
          <table:table-cell office:value-type="float" office:value="0.155239306309094" calcext:value-type="float">
            <text:p>0.1552</text:p>
          </table:table-cell>
          <table:table-cell office:value-type="float" office:value="0.912846041374574" calcext:value-type="float">
            <text:p>0.9128</text:p>
          </table:table-cell>
          <table:table-cell table:formula="of:=ABS([.C53]-[.E53])" office:value-type="float" office:value="0.076029063558839" calcext:value-type="float">
            <text:p>0.0760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20652942546256" calcext:value-type="float">
            <text:p>0.8207</text:p>
          </table:table-cell>
          <table:table-cell office:value-type="float" office:value="0.152170619828896" calcext:value-type="float">
            <text:p>0.1522</text:p>
          </table:table-cell>
          <table:table-cell office:value-type="float" office:value="0.854337531337187" calcext:value-type="float">
            <text:p>0.8543</text:p>
          </table:table-cell>
          <table:table-cell table:formula="of:=ABS([.I53]-[.K53])" office:value-type="float" office:value="0.0336845887909309" calcext:value-type="float">
            <text:p>0.0337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29088724021228" calcext:value-type="float">
            <text:p>0.8291</text:p>
          </table:table-cell>
          <table:table-cell office:value-type="float" office:value="0.155362400057476" calcext:value-type="float">
            <text:p>0.1554</text:p>
          </table:table-cell>
          <table:table-cell office:value-type="float" office:value="0.96533228889741" calcext:value-type="float">
            <text:p>0.9653</text:p>
          </table:table-cell>
          <table:table-cell table:formula="of:=ABS([.O53]-[.Q53])" office:value-type="float" office:value="0.136243564876182" calcext:value-type="float">
            <text:p>0.1362</text:p>
          </table:table-cell>
          <table:table-cell/>
          <table:table-cell office:value-type="string" calcext:value-type="string">
            <text:p>b037</text:p>
          </table:table-cell>
          <table:table-cell office:value-type="float" office:value="0.84181633552613" calcext:value-type="float">
            <text:p>0.8418</text:p>
          </table:table-cell>
          <table:table-cell office:value-type="float" office:value="0.155231331863252" calcext:value-type="float">
            <text:p>0.1552</text:p>
          </table:table-cell>
          <table:table-cell office:value-type="float" office:value="0.917216395524821" calcext:value-type="float">
            <text:p>0.9172</text:p>
          </table:table-cell>
          <table:table-cell table:formula="of:=ABS([.U53]-[.W53])" office:value-type="float" office:value="0.075400059998691" calcext:value-type="float">
            <text:p>0.0754</text:p>
          </table:table-cell>
        </table:table-row>
        <table:table-row table:style-name="ro1">
          <table:table-cell/>
          <table:table-cell office:value-type="string" calcext:value-type="string">
            <text:p>b038</text:p>
          </table:table-cell>
          <table:table-cell office:value-type="float" office:value="0.729432841326472" calcext:value-type="float">
            <text:p>0.7294</text:p>
          </table:table-cell>
          <table:table-cell office:value-type="float" office:value="0.110819547074037" calcext:value-type="float">
            <text:p>0.1108</text:p>
          </table:table-cell>
          <table:table-cell office:value-type="float" office:value="0.679423605235604" calcext:value-type="float">
            <text:p>0.6794</text:p>
          </table:table-cell>
          <table:table-cell table:formula="of:=ABS([.C54]-[.E54])" office:value-type="float" office:value="0.0500092360908679" calcext:value-type="float">
            <text:p>0.0500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385133798671447" calcext:value-type="float">
            <text:p>0.3851</text:p>
          </table:table-cell>
          <table:table-cell office:value-type="float" office:value="0.127863185538989" calcext:value-type="float">
            <text:p>0.1279</text:p>
          </table:table-cell>
          <table:table-cell office:value-type="float" office:value="0.770215104502296" calcext:value-type="float">
            <text:p>0.7702</text:p>
          </table:table-cell>
          <table:table-cell table:formula="of:=ABS([.I54]-[.K54])" office:value-type="float" office:value="0.385081305830849" calcext:value-type="float">
            <text:p>0.3851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666698691061711" calcext:value-type="float">
            <text:p>0.6667</text:p>
          </table:table-cell>
          <table:table-cell office:value-type="float" office:value="0.123587333786427" calcext:value-type="float">
            <text:p>0.1236</text:p>
          </table:table-cell>
          <table:table-cell office:value-type="float" office:value="0.827943996757702" calcext:value-type="float">
            <text:p>0.8279</text:p>
          </table:table-cell>
          <table:table-cell table:formula="of:=ABS([.O54]-[.Q54])" office:value-type="float" office:value="0.161245305695991" calcext:value-type="float">
            <text:p>0.1612</text:p>
          </table:table-cell>
          <table:table-cell/>
          <table:table-cell office:value-type="string" calcext:value-type="string">
            <text:p>b038</text:p>
          </table:table-cell>
          <table:table-cell office:value-type="float" office:value="0.44473425145004" calcext:value-type="float">
            <text:p>0.4447</text:p>
          </table:table-cell>
          <table:table-cell office:value-type="float" office:value="0.138257782056661" calcext:value-type="float">
            <text:p>0.1383</text:p>
          </table:table-cell>
          <table:table-cell office:value-type="float" office:value="0.892142724506767" calcext:value-type="float">
            <text:p>0.8921</text:p>
          </table:table-cell>
          <table:table-cell table:formula="of:=ABS([.U54]-[.W54])" office:value-type="float" office:value="0.447408473056727" calcext:value-type="float">
            <text:p>0.4474</text:p>
          </table:table-cell>
        </table:table-row>
        <table:table-row table:style-name="ro1">
          <table:table-cell/>
          <table:table-cell office:value-type="string" calcext:value-type="string">
            <text:p>b039</text:p>
          </table:table-cell>
          <table:table-cell office:value-type="float" office:value="0.890324189420384" calcext:value-type="float">
            <text:p>0.8903</text:p>
          </table:table-cell>
          <table:table-cell office:value-type="float" office:value="0.0794642377359199" calcext:value-type="float">
            <text:p>0.0795</text:p>
          </table:table-cell>
          <table:table-cell office:value-type="float" office:value="0.73836847826867" calcext:value-type="float">
            <text:p>0.7384</text:p>
          </table:table-cell>
          <table:table-cell table:formula="of:=ABS([.C55]-[.E55])" office:value-type="float" office:value="0.151955711151714" calcext:value-type="float">
            <text:p>0.1520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711565873254102" calcext:value-type="float">
            <text:p>0.7116</text:p>
          </table:table-cell>
          <table:table-cell office:value-type="float" office:value="0.107141820892867" calcext:value-type="float">
            <text:p>0.1071</text:p>
          </table:table-cell>
          <table:table-cell office:value-type="float" office:value="0.675017808575537" calcext:value-type="float">
            <text:p>0.6750</text:p>
          </table:table-cell>
          <table:table-cell table:formula="of:=ABS([.I55]-[.K55])" office:value-type="float" office:value="0.036548064678565" calcext:value-type="float">
            <text:p>0.0365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808958828518965" calcext:value-type="float">
            <text:p>0.8090</text:p>
          </table:table-cell>
          <table:table-cell office:value-type="float" office:value="0.0762870734583216" calcext:value-type="float">
            <text:p>0.0763</text:p>
          </table:table-cell>
          <table:table-cell office:value-type="float" office:value="0.83399169773362" calcext:value-type="float">
            <text:p>0.8340</text:p>
          </table:table-cell>
          <table:table-cell table:formula="of:=ABS([.O55]-[.Q55])" office:value-type="float" office:value="0.025032869214655" calcext:value-type="float">
            <text:p>0.0250</text:p>
          </table:table-cell>
          <table:table-cell/>
          <table:table-cell office:value-type="string" calcext:value-type="string">
            <text:p>b039</text:p>
          </table:table-cell>
          <table:table-cell office:value-type="float" office:value="0.720295754456717" calcext:value-type="float">
            <text:p>0.7203</text:p>
          </table:table-cell>
          <table:table-cell office:value-type="float" office:value="0.0996462938780626" calcext:value-type="float">
            <text:p>0.0996</text:p>
          </table:table-cell>
          <table:table-cell office:value-type="float" office:value="0.699844118861405" calcext:value-type="float">
            <text:p>0.6998</text:p>
          </table:table-cell>
          <table:table-cell table:formula="of:=ABS([.U55]-[.W55])" office:value-type="float" office:value="0.0204516355953119" calcext:value-type="float">
            <text:p>0.0205</text:p>
          </table:table-cell>
        </table:table-row>
        <table:table-row table:style-name="ro1">
          <table:table-cell/>
          <table:table-cell office:value-type="string" calcext:value-type="string">
            <text:p>b040</text:p>
          </table:table-cell>
          <table:table-cell office:value-type="float" office:value="0.86792861013871" calcext:value-type="float">
            <text:p>0.8679</text:p>
          </table:table-cell>
          <table:table-cell office:value-type="float" office:value="0.0988961313917154" calcext:value-type="float">
            <text:p>0.0989</text:p>
          </table:table-cell>
          <table:table-cell office:value-type="float" office:value="0.926304782346459" calcext:value-type="float">
            <text:p>0.9263</text:p>
          </table:table-cell>
          <table:table-cell table:formula="of:=ABS([.C56]-[.E56])" office:value-type="float" office:value="0.058376172207749" calcext:value-type="float">
            <text:p>0.0584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844267548381863" calcext:value-type="float">
            <text:p>0.8443</text:p>
          </table:table-cell>
          <table:table-cell office:value-type="float" office:value="0.0809274912683291" calcext:value-type="float">
            <text:p>0.0809</text:p>
          </table:table-cell>
          <table:table-cell office:value-type="float" office:value="0.947910190969723" calcext:value-type="float">
            <text:p>0.9479</text:p>
          </table:table-cell>
          <table:table-cell table:formula="of:=ABS([.I56]-[.K56])" office:value-type="float" office:value="0.10364264258786" calcext:value-type="float">
            <text:p>0.1036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789944719602339" calcext:value-type="float">
            <text:p>0.7899</text:p>
          </table:table-cell>
          <table:table-cell office:value-type="float" office:value="0.0816210491991374" calcext:value-type="float">
            <text:p>0.0816</text:p>
          </table:table-cell>
          <table:table-cell office:value-type="float" office:value="0.726060522525366" calcext:value-type="float">
            <text:p>0.7261</text:p>
          </table:table-cell>
          <table:table-cell table:formula="of:=ABS([.O56]-[.Q56])" office:value-type="float" office:value="0.063884197076973" calcext:value-type="float">
            <text:p>0.0639</text:p>
          </table:table-cell>
          <table:table-cell/>
          <table:table-cell office:value-type="string" calcext:value-type="string">
            <text:p>b040</text:p>
          </table:table-cell>
          <table:table-cell office:value-type="float" office:value="0.825109007599135" calcext:value-type="float">
            <text:p>0.8251</text:p>
          </table:table-cell>
          <table:table-cell office:value-type="float" office:value="0.0825132604293218" calcext:value-type="float">
            <text:p>0.0825</text:p>
          </table:table-cell>
          <table:table-cell office:value-type="float" office:value="0.96778500777419" calcext:value-type="float">
            <text:p>0.9678</text:p>
          </table:table-cell>
          <table:table-cell table:formula="of:=ABS([.U56]-[.W56])" office:value-type="float" office:value="0.142676000175055" calcext:value-type="float">
            <text:p>0.1427</text:p>
          </table:table-cell>
        </table:table-row>
        <table:table-row table:style-name="ro1">
          <table:table-cell/>
          <table:table-cell office:value-type="string" calcext:value-type="string">
            <text:p>b041</text:p>
          </table:table-cell>
          <table:table-cell office:value-type="float" office:value="0.70556581664219" calcext:value-type="float">
            <text:p>0.7056</text:p>
          </table:table-cell>
          <table:table-cell office:value-type="float" office:value="0.145248921058571" calcext:value-type="float">
            <text:p>0.1452</text:p>
          </table:table-cell>
          <table:table-cell office:value-type="float" office:value="0.53273612580282" calcext:value-type="float">
            <text:p>0.5327</text:p>
          </table:table-cell>
          <table:table-cell table:formula="of:=ABS([.C57]-[.E57])" office:value-type="float" office:value="0.17282969083937" calcext:value-type="float">
            <text:p>0.1728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720348742536905" calcext:value-type="float">
            <text:p>0.7203</text:p>
          </table:table-cell>
          <table:table-cell office:value-type="float" office:value="0.139307057860074" calcext:value-type="float">
            <text:p>0.1393</text:p>
          </table:table-cell>
          <table:table-cell office:value-type="float" office:value="0.565242915760627" calcext:value-type="float">
            <text:p>0.5652</text:p>
          </table:table-cell>
          <table:table-cell table:formula="of:=ABS([.I57]-[.K57])" office:value-type="float" office:value="0.155105826776278" calcext:value-type="float">
            <text:p>0.1551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606597661572291" calcext:value-type="float">
            <text:p>0.6066</text:p>
          </table:table-cell>
          <table:table-cell office:value-type="float" office:value="0.134136523153915" calcext:value-type="float">
            <text:p>0.1341</text:p>
          </table:table-cell>
          <table:table-cell office:value-type="float" office:value="0.472416399459163" calcext:value-type="float">
            <text:p>0.4724</text:p>
          </table:table-cell>
          <table:table-cell table:formula="of:=ABS([.O57]-[.Q57])" office:value-type="float" office:value="0.134181262113128" calcext:value-type="float">
            <text:p>0.1342</text:p>
          </table:table-cell>
          <table:table-cell/>
          <table:table-cell office:value-type="string" calcext:value-type="string">
            <text:p>b041</text:p>
          </table:table-cell>
          <table:table-cell office:value-type="float" office:value="0.710018546415293" calcext:value-type="float">
            <text:p>0.7100</text:p>
          </table:table-cell>
          <table:table-cell office:value-type="float" office:value="0.141424082190092" calcext:value-type="float">
            <text:p>0.1414</text:p>
          </table:table-cell>
          <table:table-cell office:value-type="float" office:value="0.536482589643211" calcext:value-type="float">
            <text:p>0.5365</text:p>
          </table:table-cell>
          <table:table-cell table:formula="of:=ABS([.U57]-[.W57])" office:value-type="float" office:value="0.173535956772082" calcext:value-type="float">
            <text:p>0.1735</text:p>
          </table:table-cell>
        </table:table-row>
        <table:table-row table:style-name="ro1">
          <table:table-cell/>
          <table:table-cell office:value-type="string" calcext:value-type="string">
            <text:p>b042</text:p>
          </table:table-cell>
          <table:table-cell office:value-type="float" office:value="0.826433393107143" calcext:value-type="float">
            <text:p>0.8264</text:p>
          </table:table-cell>
          <table:table-cell office:value-type="float" office:value="0.138359270343759" calcext:value-type="float">
            <text:p>0.1384</text:p>
          </table:table-cell>
          <table:table-cell office:value-type="float" office:value="0.843758276452105" calcext:value-type="float">
            <text:p>0.8438</text:p>
          </table:table-cell>
          <table:table-cell table:formula="of:=ABS([.C58]-[.E58])" office:value-type="float" office:value="0.0173248833449621" calcext:value-type="float">
            <text:p>0.0173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742844949583235" calcext:value-type="float">
            <text:p>0.7428</text:p>
          </table:table-cell>
          <table:table-cell office:value-type="float" office:value="0.0860774018037484" calcext:value-type="float">
            <text:p>0.0861</text:p>
          </table:table-cell>
          <table:table-cell office:value-type="float" office:value="0.691082511483421" calcext:value-type="float">
            <text:p>0.6911</text:p>
          </table:table-cell>
          <table:table-cell table:formula="of:=ABS([.I58]-[.K58])" office:value-type="float" office:value="0.0517624380998141" calcext:value-type="float">
            <text:p>0.0518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56770949539222" calcext:value-type="float">
            <text:p>0.5677</text:p>
          </table:table-cell>
          <table:table-cell office:value-type="float" office:value="0.0523126643590564" calcext:value-type="float">
            <text:p>0.0523</text:p>
          </table:table-cell>
          <table:table-cell office:value-type="float" office:value="0.554043660767425" calcext:value-type="float">
            <text:p>0.5540</text:p>
          </table:table-cell>
          <table:table-cell table:formula="of:=ABS([.O58]-[.Q58])" office:value-type="float" office:value="0.013665834624795" calcext:value-type="float">
            <text:p>0.0137</text:p>
          </table:table-cell>
          <table:table-cell/>
          <table:table-cell office:value-type="string" calcext:value-type="string">
            <text:p>b042</text:p>
          </table:table-cell>
          <table:table-cell office:value-type="float" office:value="0.687891068751087" calcext:value-type="float">
            <text:p>0.6879</text:p>
          </table:table-cell>
          <table:table-cell office:value-type="float" office:value="0.0632069183650386" calcext:value-type="float">
            <text:p>0.0632</text:p>
          </table:table-cell>
          <table:table-cell office:value-type="float" office:value="0.662348172441274" calcext:value-type="float">
            <text:p>0.6623</text:p>
          </table:table-cell>
          <table:table-cell table:formula="of:=ABS([.U58]-[.W58])" office:value-type="float" office:value="0.025542896309813" calcext:value-type="float">
            <text:p>0.0255</text:p>
          </table:table-cell>
        </table:table-row>
        <table:table-row table:style-name="ro1">
          <table:table-cell/>
          <table:table-cell office:value-type="string" calcext:value-type="string">
            <text:p>b043</text:p>
          </table:table-cell>
          <table:table-cell office:value-type="float" office:value="0.895496280495846" calcext:value-type="float">
            <text:p>0.8955</text:p>
          </table:table-cell>
          <table:table-cell office:value-type="float" office:value="0.145281226866482" calcext:value-type="float">
            <text:p>0.1453</text:p>
          </table:table-cell>
          <table:table-cell office:value-type="float" office:value="0.826108413427927" calcext:value-type="float">
            <text:p>0.8261</text:p>
          </table:table-cell>
          <table:table-cell table:formula="of:=ABS([.C59]-[.E59])" office:value-type="float" office:value="0.069387867067919" calcext:value-type="float">
            <text:p>0.0694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898133246538008" calcext:value-type="float">
            <text:p>0.8981</text:p>
          </table:table-cell>
          <table:table-cell office:value-type="float" office:value="0.147380179330787" calcext:value-type="float">
            <text:p>0.1474</text:p>
          </table:table-cell>
          <table:table-cell office:value-type="float" office:value="0.820265576277885" calcext:value-type="float">
            <text:p>0.8203</text:p>
          </table:table-cell>
          <table:table-cell table:formula="of:=ABS([.I59]-[.K59])" office:value-type="float" office:value="0.077867670260123" calcext:value-type="float">
            <text:p>0.0779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816643740347746" calcext:value-type="float">
            <text:p>0.8166</text:p>
          </table:table-cell>
          <table:table-cell office:value-type="float" office:value="0.13423156948908" calcext:value-type="float">
            <text:p>0.1342</text:p>
          </table:table-cell>
          <table:table-cell office:value-type="float" office:value="0.777344324786491" calcext:value-type="float">
            <text:p>0.7773</text:p>
          </table:table-cell>
          <table:table-cell table:formula="of:=ABS([.O59]-[.Q59])" office:value-type="float" office:value="0.039299415561255" calcext:value-type="float">
            <text:p>0.0393</text:p>
          </table:table-cell>
          <table:table-cell/>
          <table:table-cell office:value-type="string" calcext:value-type="string">
            <text:p>b043</text:p>
          </table:table-cell>
          <table:table-cell office:value-type="float" office:value="0.892357801129833" calcext:value-type="float">
            <text:p>0.8924</text:p>
          </table:table-cell>
          <table:table-cell office:value-type="float" office:value="0.146695795041842" calcext:value-type="float">
            <text:p>0.1467</text:p>
          </table:table-cell>
          <table:table-cell office:value-type="float" office:value="0.814057346317469" calcext:value-type="float">
            <text:p>0.8141</text:p>
          </table:table-cell>
          <table:table-cell table:formula="of:=ABS([.U59]-[.W59])" office:value-type="float" office:value="0.078300454812364" calcext:value-type="float">
            <text:p>0.0783</text:p>
          </table:table-cell>
        </table:table-row>
        <table:table-row table:style-name="ro1">
          <table:table-cell/>
          <table:table-cell office:value-type="string" calcext:value-type="string">
            <text:p>b044</text:p>
          </table:table-cell>
          <table:table-cell office:value-type="float" office:value="0.817333336072729" calcext:value-type="float">
            <text:p>0.8173</text:p>
          </table:table-cell>
          <table:table-cell office:value-type="float" office:value="0.144610478965394" calcext:value-type="float">
            <text:p>0.1446</text:p>
          </table:table-cell>
          <table:table-cell office:value-type="float" office:value="0.912412103817879" calcext:value-type="float">
            <text:p>0.9124</text:p>
          </table:table-cell>
          <table:table-cell table:formula="of:=ABS([.C60]-[.E60])" office:value-type="float" office:value="0.09507876774515" calcext:value-type="float">
            <text:p>0.0951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37484433799114" calcext:value-type="float">
            <text:p>0.8375</text:p>
          </table:table-cell>
          <table:table-cell office:value-type="float" office:value="0.155474066923423" calcext:value-type="float">
            <text:p>0.1555</text:p>
          </table:table-cell>
          <table:table-cell office:value-type="float" office:value="0.835215037619468" calcext:value-type="float">
            <text:p>0.8352</text:p>
          </table:table-cell>
          <table:table-cell table:formula="of:=ABS([.I60]-[.K60])" office:value-type="float" office:value="0.00226939617964605" calcext:value-type="float">
            <text:p>0.0023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43763188087147" calcext:value-type="float">
            <text:p>0.8438</text:p>
          </table:table-cell>
          <table:table-cell office:value-type="float" office:value="0.169807089006691" calcext:value-type="float">
            <text:p>0.1698</text:p>
          </table:table-cell>
          <table:table-cell office:value-type="float" office:value="0.886559934424971" calcext:value-type="float">
            <text:p>0.8866</text:p>
          </table:table-cell>
          <table:table-cell table:formula="of:=ABS([.O60]-[.Q60])" office:value-type="float" office:value="0.0427967463378239" calcext:value-type="float">
            <text:p>0.0428</text:p>
          </table:table-cell>
          <table:table-cell/>
          <table:table-cell office:value-type="string" calcext:value-type="string">
            <text:p>b044</text:p>
          </table:table-cell>
          <table:table-cell office:value-type="float" office:value="0.840395831877359" calcext:value-type="float">
            <text:p>0.8404</text:p>
          </table:table-cell>
          <table:table-cell office:value-type="float" office:value="0.15857327973789" calcext:value-type="float">
            <text:p>0.1586</text:p>
          </table:table-cell>
          <table:table-cell office:value-type="float" office:value="0.868805202358539" calcext:value-type="float">
            <text:p>0.8688</text:p>
          </table:table-cell>
          <table:table-cell table:formula="of:=ABS([.U60]-[.W60])" office:value-type="float" office:value="0.02840937048118" calcext:value-type="float">
            <text:p>0.0284</text:p>
          </table:table-cell>
        </table:table-row>
        <table:table-row table:style-name="ro1">
          <table:table-cell/>
          <table:table-cell office:value-type="string" calcext:value-type="string">
            <text:p>b046</text:p>
          </table:table-cell>
          <table:table-cell office:value-type="float" office:value="0.921436048304969" calcext:value-type="float">
            <text:p>0.9214</text:p>
          </table:table-cell>
          <table:table-cell office:value-type="float" office:value="0.0680439616091799" calcext:value-type="float">
            <text:p>0.0680</text:p>
          </table:table-cell>
          <table:table-cell office:value-type="float" office:value="0.675374958300503" calcext:value-type="float">
            <text:p>0.6754</text:p>
          </table:table-cell>
          <table:table-cell table:formula="of:=ABS([.C61]-[.E61])" office:value-type="float" office:value="0.246061090004466" calcext:value-type="float">
            <text:p>0.2461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653695871469285" calcext:value-type="float">
            <text:p>0.6537</text:p>
          </table:table-cell>
          <table:table-cell office:value-type="float" office:value="0.0485106679193406" calcext:value-type="float">
            <text:p>0.0485</text:p>
          </table:table-cell>
          <table:table-cell office:value-type="float" office:value="0.306539203587433" calcext:value-type="float">
            <text:p>0.3065</text:p>
          </table:table-cell>
          <table:table-cell table:formula="of:=ABS([.I61]-[.K61])" office:value-type="float" office:value="0.347156667881852" calcext:value-type="float">
            <text:p>0.3472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553858001996826" calcext:value-type="float">
            <text:p>0.5539</text:p>
          </table:table-cell>
          <table:table-cell office:value-type="float" office:value="0.046342131715781" calcext:value-type="float">
            <text:p>0.0463</text:p>
          </table:table-cell>
          <table:table-cell office:value-type="float" office:value="0.532819994445521" calcext:value-type="float">
            <text:p>0.5328</text:p>
          </table:table-cell>
          <table:table-cell table:formula="of:=ABS([.O61]-[.Q61])" office:value-type="float" office:value="0.0210380075513049" calcext:value-type="float">
            <text:p>0.0210</text:p>
          </table:table-cell>
          <table:table-cell/>
          <table:table-cell office:value-type="string" calcext:value-type="string">
            <text:p>b046</text:p>
          </table:table-cell>
          <table:table-cell office:value-type="float" office:value="0.694630960294684" calcext:value-type="float">
            <text:p>0.6946</text:p>
          </table:table-cell>
          <table:table-cell office:value-type="float" office:value="0.0530896313801745" calcext:value-type="float">
            <text:p>0.0531</text:p>
          </table:table-cell>
          <table:table-cell office:value-type="float" office:value="0.386118014002824" calcext:value-type="float">
            <text:p>0.3861</text:p>
          </table:table-cell>
          <table:table-cell table:formula="of:=ABS([.U61]-[.W61])" office:value-type="float" office:value="0.30851294629186" calcext:value-type="float">
            <text:p>0.3085</text:p>
          </table:table-cell>
        </table:table-row>
        <table:table-row table:style-name="ro1">
          <table:table-cell/>
          <table:table-cell office:value-type="string" calcext:value-type="string">
            <text:p>b047</text:p>
          </table:table-cell>
          <table:table-cell office:value-type="float" office:value="0.759629214225515" calcext:value-type="float">
            <text:p>0.7596</text:p>
          </table:table-cell>
          <table:table-cell office:value-type="float" office:value="0.165170224285545" calcext:value-type="float">
            <text:p>0.1652</text:p>
          </table:table-cell>
          <table:table-cell office:value-type="float" office:value="0.609677446031626" calcext:value-type="float">
            <text:p>0.6097</text:p>
          </table:table-cell>
          <table:table-cell table:formula="of:=ABS([.C62]-[.E62])" office:value-type="float" office:value="0.149951768193889" calcext:value-type="float">
            <text:p>0.1500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552884219261318" calcext:value-type="float">
            <text:p>0.5529</text:p>
          </table:table-cell>
          <table:table-cell office:value-type="float" office:value="0.125793832551028" calcext:value-type="float">
            <text:p>0.1258</text:p>
          </table:table-cell>
          <table:table-cell office:value-type="float" office:value="0.58755797498125" calcext:value-type="float">
            <text:p>0.5876</text:p>
          </table:table-cell>
          <table:table-cell table:formula="of:=ABS([.I62]-[.K62])" office:value-type="float" office:value="0.0346737557199319" calcext:value-type="float">
            <text:p>0.0347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692029564981726" calcext:value-type="float">
            <text:p>0.6920</text:p>
          </table:table-cell>
          <table:table-cell office:value-type="float" office:value="0.157957953112704" calcext:value-type="float">
            <text:p>0.1580</text:p>
          </table:table-cell>
          <table:table-cell office:value-type="float" office:value="0.596110227599177" calcext:value-type="float">
            <text:p>0.5961</text:p>
          </table:table-cell>
          <table:table-cell table:formula="of:=ABS([.O62]-[.Q62])" office:value-type="float" office:value="0.095919337382549" calcext:value-type="float">
            <text:p>0.0959</text:p>
          </table:table-cell>
          <table:table-cell/>
          <table:table-cell office:value-type="string" calcext:value-type="string">
            <text:p>b047</text:p>
          </table:table-cell>
          <table:table-cell office:value-type="float" office:value="0.595654884646253" calcext:value-type="float">
            <text:p>0.5957</text:p>
          </table:table-cell>
          <table:table-cell office:value-type="float" office:value="0.131444528156741" calcext:value-type="float">
            <text:p>0.1314</text:p>
          </table:table-cell>
          <table:table-cell office:value-type="float" office:value="0.520548366006531" calcext:value-type="float">
            <text:p>0.5205</text:p>
          </table:table-cell>
          <table:table-cell table:formula="of:=ABS([.U62]-[.W62])" office:value-type="float" office:value="0.075106518639722" calcext:value-type="float">
            <text:p>0.0751</text:p>
          </table:table-cell>
        </table:table-row>
        <table:table-row table:style-name="ro1">
          <table:table-cell/>
          <table:table-cell office:value-type="string" calcext:value-type="string">
            <text:p>b048</text:p>
          </table:table-cell>
          <table:table-cell office:value-type="float" office:value="0.815085553168272" calcext:value-type="float">
            <text:p>0.8151</text:p>
          </table:table-cell>
          <table:table-cell office:value-type="float" office:value="0.132370263501351" calcext:value-type="float">
            <text:p>0.1324</text:p>
          </table:table-cell>
          <table:table-cell office:value-type="float" office:value="0.654448222182747" calcext:value-type="float">
            <text:p>0.6544</text:p>
          </table:table-cell>
          <table:table-cell table:formula="of:=ABS([.C63]-[.E63])" office:value-type="float" office:value="0.160637330985525" calcext:value-type="float">
            <text:p>0.1606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716113948183058" calcext:value-type="float">
            <text:p>0.7161</text:p>
          </table:table-cell>
          <table:table-cell office:value-type="float" office:value="0.115585364736743" calcext:value-type="float">
            <text:p>0.1156</text:p>
          </table:table-cell>
          <table:table-cell office:value-type="float" office:value="0.682405214155829" calcext:value-type="float">
            <text:p>0.6824</text:p>
          </table:table-cell>
          <table:table-cell table:formula="of:=ABS([.I63]-[.K63])" office:value-type="float" office:value="0.0337087340272291" calcext:value-type="float">
            <text:p>0.0337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55218502680334" calcext:value-type="float">
            <text:p>0.5522</text:p>
          </table:table-cell>
          <table:table-cell office:value-type="float" office:value="0.146863087253565" calcext:value-type="float">
            <text:p>0.1469</text:p>
          </table:table-cell>
          <table:table-cell office:value-type="float" office:value="0.544336925503398" calcext:value-type="float">
            <text:p>0.5443</text:p>
          </table:table-cell>
          <table:table-cell table:formula="of:=ABS([.O63]-[.Q63])" office:value-type="float" office:value="0.00784810129994196" calcext:value-type="float">
            <text:p>0.0078</text:p>
          </table:table-cell>
          <table:table-cell/>
          <table:table-cell office:value-type="string" calcext:value-type="string">
            <text:p>b048</text:p>
          </table:table-cell>
          <table:table-cell office:value-type="float" office:value="0.702303901606552" calcext:value-type="float">
            <text:p>0.7023</text:p>
          </table:table-cell>
          <table:table-cell office:value-type="float" office:value="0.116393096661445" calcext:value-type="float">
            <text:p>0.1164</text:p>
          </table:table-cell>
          <table:table-cell office:value-type="float" office:value="0.657714803181503" calcext:value-type="float">
            <text:p>0.6577</text:p>
          </table:table-cell>
          <table:table-cell table:formula="of:=ABS([.U63]-[.W63])" office:value-type="float" office:value="0.044589098425049" calcext:value-type="float">
            <text:p>0.0446</text:p>
          </table:table-cell>
        </table:table-row>
        <table:table-row table:style-name="ro1">
          <table:table-cell/>
          <table:table-cell office:value-type="string" calcext:value-type="string">
            <text:p>b049</text:p>
          </table:table-cell>
          <table:table-cell office:value-type="float" office:value="0.782744243906209" calcext:value-type="float">
            <text:p>0.7827</text:p>
          </table:table-cell>
          <table:table-cell office:value-type="float" office:value="0.159868722553629" calcext:value-type="float">
            <text:p>0.1599</text:p>
          </table:table-cell>
          <table:table-cell office:value-type="float" office:value="0.870015063192165" calcext:value-type="float">
            <text:p>0.8700</text:p>
          </table:table-cell>
          <table:table-cell table:formula="of:=ABS([.C64]-[.E64])" office:value-type="float" office:value="0.0872708192859559" calcext:value-type="float">
            <text:p>0.0873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700253998068767" calcext:value-type="float">
            <text:p>0.7003</text:p>
          </table:table-cell>
          <table:table-cell office:value-type="float" office:value="0.115082236638927" calcext:value-type="float">
            <text:p>0.1151</text:p>
          </table:table-cell>
          <table:table-cell office:value-type="float" office:value="0.665618029367935" calcext:value-type="float">
            <text:p>0.6656</text:p>
          </table:table-cell>
          <table:table-cell table:formula="of:=ABS([.I64]-[.K64])" office:value-type="float" office:value="0.0346359687008321" calcext:value-type="float">
            <text:p>0.0346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616553622339441" calcext:value-type="float">
            <text:p>0.6166</text:p>
          </table:table-cell>
          <table:table-cell office:value-type="float" office:value="0.130500617342987" calcext:value-type="float">
            <text:p>0.1305</text:p>
          </table:table-cell>
          <table:table-cell office:value-type="float" office:value="0.599812403348907" calcext:value-type="float">
            <text:p>0.5998</text:p>
          </table:table-cell>
          <table:table-cell table:formula="of:=ABS([.O64]-[.Q64])" office:value-type="float" office:value="0.0167412189905339" calcext:value-type="float">
            <text:p>0.0167</text:p>
          </table:table-cell>
          <table:table-cell/>
          <table:table-cell office:value-type="string" calcext:value-type="string">
            <text:p>b049</text:p>
          </table:table-cell>
          <table:table-cell office:value-type="float" office:value="0.705644542324128" calcext:value-type="float">
            <text:p>0.7056</text:p>
          </table:table-cell>
          <table:table-cell office:value-type="float" office:value="0.121670125890887" calcext:value-type="float">
            <text:p>0.1217</text:p>
          </table:table-cell>
          <table:table-cell office:value-type="float" office:value="0.664087769020996" calcext:value-type="float">
            <text:p>0.6641</text:p>
          </table:table-cell>
          <table:table-cell table:formula="of:=ABS([.U64]-[.W64])" office:value-type="float" office:value="0.041556773303132" calcext:value-type="float">
            <text:p>0.0416</text:p>
          </table:table-cell>
        </table:table-row>
        <table:table-row table:style-name="ro1">
          <table:table-cell/>
          <table:table-cell office:value-type="string" calcext:value-type="string">
            <text:p>b050</text:p>
          </table:table-cell>
          <table:table-cell office:value-type="float" office:value="0.73987314203509" calcext:value-type="float">
            <text:p>0.7399</text:p>
          </table:table-cell>
          <table:table-cell office:value-type="float" office:value="0.139338891861314" calcext:value-type="float">
            <text:p>0.1393</text:p>
          </table:table-cell>
          <table:table-cell office:value-type="float" office:value="0.754928701644513" calcext:value-type="float">
            <text:p>0.7549</text:p>
          </table:table-cell>
          <table:table-cell table:formula="of:=ABS([.C65]-[.E65])" office:value-type="float" office:value="0.0150555596094231" calcext:value-type="float">
            <text:p>0.0151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20428484542982" calcext:value-type="float">
            <text:p>0.5204</text:p>
          </table:table-cell>
          <table:table-cell office:value-type="float" office:value="0.134303149748176" calcext:value-type="float">
            <text:p>0.1343</text:p>
          </table:table-cell>
          <table:table-cell office:value-type="float" office:value="0.381524845874572" calcext:value-type="float">
            <text:p>0.3815</text:p>
          </table:table-cell>
          <table:table-cell table:formula="of:=ABS([.I65]-[.K65])" office:value-type="float" office:value="0.13890363866841" calcext:value-type="float">
            <text:p>0.1389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80747551119325" calcext:value-type="float">
            <text:p>0.5807</text:p>
          </table:table-cell>
          <table:table-cell office:value-type="float" office:value="0.132269198023838" calcext:value-type="float">
            <text:p>0.1323</text:p>
          </table:table-cell>
          <table:table-cell office:value-type="float" office:value="0.550913997203175" calcext:value-type="float">
            <text:p>0.5509</text:p>
          </table:table-cell>
          <table:table-cell table:formula="of:=ABS([.O65]-[.Q65])" office:value-type="float" office:value="0.0298335539161501" calcext:value-type="float">
            <text:p>0.0298</text:p>
          </table:table-cell>
          <table:table-cell/>
          <table:table-cell office:value-type="string" calcext:value-type="string">
            <text:p>b050</text:p>
          </table:table-cell>
          <table:table-cell office:value-type="float" office:value="0.529048760636519" calcext:value-type="float">
            <text:p>0.5290</text:p>
          </table:table-cell>
          <table:table-cell office:value-type="float" office:value="0.129248569923809" calcext:value-type="float">
            <text:p>0.1292</text:p>
          </table:table-cell>
          <table:table-cell office:value-type="float" office:value="0.41473228671944" calcext:value-type="float">
            <text:p>0.4147</text:p>
          </table:table-cell>
          <table:table-cell table:formula="of:=ABS([.U65]-[.W65])" office:value-type="float" office:value="0.114316473917079" calcext:value-type="float">
            <text:p>0.1143</text:p>
          </table:table-cell>
        </table:table-row>
        <table:table-row table:style-name="ro1">
          <table:table-cell/>
          <table:table-cell office:value-type="string" calcext:value-type="string">
            <text:p>b051</text:p>
          </table:table-cell>
          <table:table-cell office:value-type="float" office:value="0.685399330057128" calcext:value-type="float">
            <text:p>0.6854</text:p>
          </table:table-cell>
          <table:table-cell office:value-type="float" office:value="0.166015189966846" calcext:value-type="float">
            <text:p>0.1660</text:p>
          </table:table-cell>
          <table:table-cell office:value-type="float" office:value="0.760879631142606" calcext:value-type="float">
            <text:p>0.7609</text:p>
          </table:table-cell>
          <table:table-cell table:formula="of:=ABS([.C66]-[.E66])" office:value-type="float" office:value="0.075480301085478" calcext:value-type="float">
            <text:p>0.0755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67596279110563" calcext:value-type="float">
            <text:p>0.6760</text:p>
          </table:table-cell>
          <table:table-cell office:value-type="float" office:value="0.166755731984126" calcext:value-type="float">
            <text:p>0.1668</text:p>
          </table:table-cell>
          <table:table-cell office:value-type="float" office:value="0.745865830999625" calcext:value-type="float">
            <text:p>0.7459</text:p>
          </table:table-cell>
          <table:table-cell table:formula="of:=ABS([.I66]-[.K66])" office:value-type="float" office:value="0.0699030398939952" calcext:value-type="float">
            <text:p>0.0699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639874974283772" calcext:value-type="float">
            <text:p>0.6399</text:p>
          </table:table-cell>
          <table:table-cell office:value-type="float" office:value="0.148419600073602" calcext:value-type="float">
            <text:p>0.1484</text:p>
          </table:table-cell>
          <table:table-cell office:value-type="float" office:value="0.672934730527544" calcext:value-type="float">
            <text:p>0.6729</text:p>
          </table:table-cell>
          <table:table-cell table:formula="of:=ABS([.O66]-[.Q66])" office:value-type="float" office:value="0.033059756243772" calcext:value-type="float">
            <text:p>0.0331</text:p>
          </table:table-cell>
          <table:table-cell/>
          <table:table-cell office:value-type="string" calcext:value-type="string">
            <text:p>b051</text:p>
          </table:table-cell>
          <table:table-cell office:value-type="float" office:value="0.681049436933981" calcext:value-type="float">
            <text:p>0.6810</text:p>
          </table:table-cell>
          <table:table-cell office:value-type="float" office:value="0.167516133633333" calcext:value-type="float">
            <text:p>0.1675</text:p>
          </table:table-cell>
          <table:table-cell office:value-type="float" office:value="0.755516704420308" calcext:value-type="float">
            <text:p>0.7555</text:p>
          </table:table-cell>
          <table:table-cell table:formula="of:=ABS([.U66]-[.W66])" office:value-type="float" office:value="0.074467267486327" calcext:value-type="float">
            <text:p>0.0745</text:p>
          </table:table-cell>
        </table:table-row>
        <table:table-row table:style-name="ro1">
          <table:table-cell/>
          <table:table-cell office:value-type="string" calcext:value-type="string">
            <text:p>b052</text:p>
          </table:table-cell>
          <table:table-cell office:value-type="float" office:value="0.8654851020293" calcext:value-type="float">
            <text:p>0.8655</text:p>
          </table:table-cell>
          <table:table-cell office:value-type="float" office:value="0.114675573973284" calcext:value-type="float">
            <text:p>0.1147</text:p>
          </table:table-cell>
          <table:table-cell office:value-type="float" office:value="0.961318240898679" calcext:value-type="float">
            <text:p>0.9613</text:p>
          </table:table-cell>
          <table:table-cell table:formula="of:=ABS([.C67]-[.E67])" office:value-type="float" office:value="0.0958331388693791" calcext:value-type="float">
            <text:p>0.0958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803633438081145" calcext:value-type="float">
            <text:p>0.8036</text:p>
          </table:table-cell>
          <table:table-cell office:value-type="float" office:value="0.09068729686571" calcext:value-type="float">
            <text:p>0.0907</text:p>
          </table:table-cell>
          <table:table-cell office:value-type="float" office:value="0.728286023437245" calcext:value-type="float">
            <text:p>0.7283</text:p>
          </table:table-cell>
          <table:table-cell table:formula="of:=ABS([.I67]-[.K67])" office:value-type="float" office:value="0.0753474146439" calcext:value-type="float">
            <text:p>0.0753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717436296581223" calcext:value-type="float">
            <text:p>0.7174</text:p>
          </table:table-cell>
          <table:table-cell office:value-type="float" office:value="0.101928407804993" calcext:value-type="float">
            <text:p>0.1019</text:p>
          </table:table-cell>
          <table:table-cell office:value-type="float" office:value="0.803842327008502" calcext:value-type="float">
            <text:p>0.8038</text:p>
          </table:table-cell>
          <table:table-cell table:formula="of:=ABS([.O67]-[.Q67])" office:value-type="float" office:value="0.086406030427279" calcext:value-type="float">
            <text:p>0.0864</text:p>
          </table:table-cell>
          <table:table-cell/>
          <table:table-cell office:value-type="string" calcext:value-type="string">
            <text:p>b052</text:p>
          </table:table-cell>
          <table:table-cell office:value-type="float" office:value="0.780488676192573" calcext:value-type="float">
            <text:p>0.7805</text:p>
          </table:table-cell>
          <table:table-cell office:value-type="float" office:value="0.101405228446017" calcext:value-type="float">
            <text:p>0.1014</text:p>
          </table:table-cell>
          <table:table-cell office:value-type="float" office:value="0.715436134619442" calcext:value-type="float">
            <text:p>0.7154</text:p>
          </table:table-cell>
          <table:table-cell table:formula="of:=ABS([.U67]-[.W67])" office:value-type="float" office:value="0.0650525415731309" calcext:value-type="float">
            <text:p>0.0651</text:p>
          </table:table-cell>
        </table:table-row>
        <table:table-row table:style-name="ro1">
          <table:table-cell/>
          <table:table-cell office:value-type="string" calcext:value-type="string">
            <text:p>b053</text:p>
          </table:table-cell>
          <table:table-cell office:value-type="float" office:value="0.860040751420837" calcext:value-type="float">
            <text:p>0.8600</text:p>
          </table:table-cell>
          <table:table-cell office:value-type="float" office:value="0.145654769544485" calcext:value-type="float">
            <text:p>0.1457</text:p>
          </table:table-cell>
          <table:table-cell office:value-type="float" office:value="0.994372514253043" calcext:value-type="float">
            <text:p>0.9944</text:p>
          </table:table-cell>
          <table:table-cell table:formula="of:=ABS([.C68]-[.E68])" office:value-type="float" office:value="0.134331762832206" calcext:value-type="float">
            <text:p>0.1343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776162655063293" calcext:value-type="float">
            <text:p>0.7762</text:p>
          </table:table-cell>
          <table:table-cell office:value-type="float" office:value="0.141588849807883" calcext:value-type="float">
            <text:p>0.1416</text:p>
          </table:table-cell>
          <table:table-cell office:value-type="float" office:value="0.742773977272729" calcext:value-type="float">
            <text:p>0.7428</text:p>
          </table:table-cell>
          <table:table-cell table:formula="of:=ABS([.I68]-[.K68])" office:value-type="float" office:value="0.033388677790564" calcext:value-type="float">
            <text:p>0.0334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644884158106382" calcext:value-type="float">
            <text:p>0.6449</text:p>
          </table:table-cell>
          <table:table-cell office:value-type="float" office:value="0.0689211196448269" calcext:value-type="float">
            <text:p>0.0689</text:p>
          </table:table-cell>
          <table:table-cell office:value-type="float" office:value="0.680399110981176" calcext:value-type="float">
            <text:p>0.6804</text:p>
          </table:table-cell>
          <table:table-cell table:formula="of:=ABS([.O68]-[.Q68])" office:value-type="float" office:value="0.035514952874794" calcext:value-type="float">
            <text:p>0.0355</text:p>
          </table:table-cell>
          <table:table-cell/>
          <table:table-cell office:value-type="string" calcext:value-type="string">
            <text:p>b053</text:p>
          </table:table-cell>
          <table:table-cell office:value-type="float" office:value="0.737697492691691" calcext:value-type="float">
            <text:p>0.7377</text:p>
          </table:table-cell>
          <table:table-cell office:value-type="float" office:value="0.12324193746138" calcext:value-type="float">
            <text:p>0.1232</text:p>
          </table:table-cell>
          <table:table-cell office:value-type="float" office:value="0.829274376860118" calcext:value-type="float">
            <text:p>0.8293</text:p>
          </table:table-cell>
          <table:table-cell table:formula="of:=ABS([.U68]-[.W68])" office:value-type="float" office:value="0.091576884168427" calcext:value-type="float">
            <text:p>0.0916</text:p>
          </table:table-cell>
        </table:table-row>
        <table:table-row table:style-name="ro1">
          <table:table-cell/>
          <table:table-cell office:value-type="string" calcext:value-type="string">
            <text:p>b054</text:p>
          </table:table-cell>
          <table:table-cell office:value-type="float" office:value="0.863479096115042" calcext:value-type="float">
            <text:p>0.8635</text:p>
          </table:table-cell>
          <table:table-cell office:value-type="float" office:value="0.0479444762700183" calcext:value-type="float">
            <text:p>0.0479</text:p>
          </table:table-cell>
          <table:table-cell office:value-type="float" office:value="0.792967452046499" calcext:value-type="float">
            <text:p>0.7930</text:p>
          </table:table-cell>
          <table:table-cell table:formula="of:=ABS([.C69]-[.E69])" office:value-type="float" office:value="0.0705116440685429" calcext:value-type="float">
            <text:p>0.0705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653665670212422" calcext:value-type="float">
            <text:p>0.6537</text:p>
          </table:table-cell>
          <table:table-cell office:value-type="float" office:value="0.101761428425354" calcext:value-type="float">
            <text:p>0.1018</text:p>
          </table:table-cell>
          <table:table-cell office:value-type="float" office:value="0.503098031557226" calcext:value-type="float">
            <text:p>0.5031</text:p>
          </table:table-cell>
          <table:table-cell table:formula="of:=ABS([.I69]-[.K69])" office:value-type="float" office:value="0.150567638655196" calcext:value-type="float">
            <text:p>0.1506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75169761201955" calcext:value-type="float">
            <text:p>0.7517</text:p>
          </table:table-cell>
          <table:table-cell office:value-type="float" office:value="0.0951699810152736" calcext:value-type="float">
            <text:p>0.0952</text:p>
          </table:table-cell>
          <table:table-cell office:value-type="float" office:value="0.584559074038138" calcext:value-type="float">
            <text:p>0.5846</text:p>
          </table:table-cell>
          <table:table-cell table:formula="of:=ABS([.O69]-[.Q69])" office:value-type="float" office:value="0.167138537981412" calcext:value-type="float">
            <text:p>0.1671</text:p>
          </table:table-cell>
          <table:table-cell/>
          <table:table-cell office:value-type="string" calcext:value-type="string">
            <text:p>b054</text:p>
          </table:table-cell>
          <table:table-cell office:value-type="float" office:value="0.714291964821532" calcext:value-type="float">
            <text:p>0.7143</text:p>
          </table:table-cell>
          <table:table-cell office:value-type="float" office:value="0.109377619191377" calcext:value-type="float">
            <text:p>0.1094</text:p>
          </table:table-cell>
          <table:table-cell office:value-type="float" office:value="0.559801345428421" calcext:value-type="float">
            <text:p>0.5598</text:p>
          </table:table-cell>
          <table:table-cell table:formula="of:=ABS([.U69]-[.W69])" office:value-type="float" office:value="0.154490619393111" calcext:value-type="float">
            <text:p>0.1545</text:p>
          </table:table-cell>
        </table:table-row>
        <table:table-row table:style-name="ro1">
          <table:table-cell/>
          <table:table-cell office:value-type="string" calcext:value-type="string">
            <text:p>b056</text:p>
          </table:table-cell>
          <table:table-cell office:value-type="float" office:value="0.917580896281831" calcext:value-type="float">
            <text:p>0.9176</text:p>
          </table:table-cell>
          <table:table-cell office:value-type="float" office:value="0.0596089816510428" calcext:value-type="float">
            <text:p>0.0596</text:p>
          </table:table-cell>
          <table:table-cell office:value-type="float" office:value="0.978067660931031" calcext:value-type="float">
            <text:p>0.9781</text:p>
          </table:table-cell>
          <table:table-cell table:formula="of:=ABS([.C70]-[.E70])" office:value-type="float" office:value="0.0604867646492" calcext:value-type="float">
            <text:p>0.0605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777706029676338" calcext:value-type="float">
            <text:p>0.7777</text:p>
          </table:table-cell>
          <table:table-cell office:value-type="float" office:value="0.053806741426233" calcext:value-type="float">
            <text:p>0.0538</text:p>
          </table:table-cell>
          <table:table-cell office:value-type="float" office:value="0.733322752665698" calcext:value-type="float">
            <text:p>0.7333</text:p>
          </table:table-cell>
          <table:table-cell table:formula="of:=ABS([.I70]-[.K70])" office:value-type="float" office:value="0.04438327701064" calcext:value-type="float">
            <text:p>0.0444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5505861404474" calcext:value-type="float">
            <text:p>0.5506</text:p>
          </table:table-cell>
          <table:table-cell office:value-type="float" office:value="0.0581638753571103" calcext:value-type="float">
            <text:p>0.0582</text:p>
          </table:table-cell>
          <table:table-cell office:value-type="float" office:value="0.467283591275498" calcext:value-type="float">
            <text:p>0.4673</text:p>
          </table:table-cell>
          <table:table-cell table:formula="of:=ABS([.O70]-[.Q70])" office:value-type="float" office:value="0.0833025491719021" calcext:value-type="float">
            <text:p>0.0833</text:p>
          </table:table-cell>
          <table:table-cell/>
          <table:table-cell office:value-type="string" calcext:value-type="string">
            <text:p>b056</text:p>
          </table:table-cell>
          <table:table-cell office:value-type="float" office:value="0.817202947372638" calcext:value-type="float">
            <text:p>0.8172</text:p>
          </table:table-cell>
          <table:table-cell office:value-type="float" office:value="0.0469913695801739" calcext:value-type="float">
            <text:p>0.0470</text:p>
          </table:table-cell>
          <table:table-cell office:value-type="float" office:value="0.782534189563373" calcext:value-type="float">
            <text:p>0.7825</text:p>
          </table:table-cell>
          <table:table-cell table:formula="of:=ABS([.U70]-[.W70])" office:value-type="float" office:value="0.034668757809265" calcext:value-type="float">
            <text:p>0.0347</text:p>
          </table:table-cell>
        </table:table-row>
        <table:table-row table:style-name="ro1">
          <table:table-cell/>
          <table:table-cell office:value-type="string" calcext:value-type="string">
            <text:p>b057</text:p>
          </table:table-cell>
          <table:table-cell office:value-type="float" office:value="0.841407211079719" calcext:value-type="float">
            <text:p>0.8414</text:p>
          </table:table-cell>
          <table:table-cell office:value-type="float" office:value="0.0960408423623289" calcext:value-type="float">
            <text:p>0.0960</text:p>
          </table:table-cell>
          <table:table-cell office:value-type="float" office:value="0.973621400679466" calcext:value-type="float">
            <text:p>0.9736</text:p>
          </table:table-cell>
          <table:table-cell table:formula="of:=ABS([.C71]-[.E71])" office:value-type="float" office:value="0.132214189599747" calcext:value-type="float">
            <text:p>0.1322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910096090978262" calcext:value-type="float">
            <text:p>0.9101</text:p>
          </table:table-cell>
          <table:table-cell office:value-type="float" office:value="0.0630490333119724" calcext:value-type="float">
            <text:p>0.0630</text:p>
          </table:table-cell>
          <table:table-cell office:value-type="float" office:value="0.976090808696296" calcext:value-type="float">
            <text:p>0.9761</text:p>
          </table:table-cell>
          <table:table-cell table:formula="of:=ABS([.I71]-[.K71])" office:value-type="float" office:value="0.065994717718034" calcext:value-type="float">
            <text:p>0.0660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858623121001289" calcext:value-type="float">
            <text:p>0.8586</text:p>
          </table:table-cell>
          <table:table-cell office:value-type="float" office:value="0.0549046890521879" calcext:value-type="float">
            <text:p>0.0549</text:p>
          </table:table-cell>
          <table:table-cell office:value-type="float" office:value="0.888934568462472" calcext:value-type="float">
            <text:p>0.8889</text:p>
          </table:table-cell>
          <table:table-cell table:formula="of:=ABS([.O71]-[.Q71])" office:value-type="float" office:value="0.0303114474611831" calcext:value-type="float">
            <text:p>0.0303</text:p>
          </table:table-cell>
          <table:table-cell/>
          <table:table-cell office:value-type="string" calcext:value-type="string">
            <text:p>b057</text:p>
          </table:table-cell>
          <table:table-cell office:value-type="float" office:value="0.885603069371194" calcext:value-type="float">
            <text:p>0.8856</text:p>
          </table:table-cell>
          <table:table-cell office:value-type="float" office:value="0.0626954508770523" calcext:value-type="float">
            <text:p>0.0627</text:p>
          </table:table-cell>
          <table:table-cell office:value-type="float" office:value="0.917316146144447" calcext:value-type="float">
            <text:p>0.9173</text:p>
          </table:table-cell>
          <table:table-cell table:formula="of:=ABS([.U71]-[.W71])" office:value-type="float" office:value="0.0317130767732531" calcext:value-type="float">
            <text:p>0.0317</text:p>
          </table:table-cell>
        </table:table-row>
        <table:table-row table:style-name="ro1">
          <table:table-cell/>
          <table:table-cell office:value-type="string" calcext:value-type="string">
            <text:p>b058</text:p>
          </table:table-cell>
          <table:table-cell office:value-type="float" office:value="0.877233011754603" calcext:value-type="float">
            <text:p>0.8772</text:p>
          </table:table-cell>
          <table:table-cell office:value-type="float" office:value="0.0486227990596516" calcext:value-type="float">
            <text:p>0.0486</text:p>
          </table:table-cell>
          <table:table-cell office:value-type="float" office:value="0.862187041672918" calcext:value-type="float">
            <text:p>0.8622</text:p>
          </table:table-cell>
          <table:table-cell table:formula="of:=ABS([.C72]-[.E72])" office:value-type="float" office:value="0.0150459700816851" calcext:value-type="float">
            <text:p>0.0150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39911402530598" calcext:value-type="float">
            <text:p>0.8399</text:p>
          </table:table-cell>
          <table:table-cell office:value-type="float" office:value="0.045430249034869" calcext:value-type="float">
            <text:p>0.0454</text:p>
          </table:table-cell>
          <table:table-cell office:value-type="float" office:value="0.67345726466001" calcext:value-type="float">
            <text:p>0.6735</text:p>
          </table:table-cell>
          <table:table-cell table:formula="of:=ABS([.I72]-[.K72])" office:value-type="float" office:value="0.166454137870588" calcext:value-type="float">
            <text:p>0.1665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84831469547119" calcext:value-type="float">
            <text:p>0.8483</text:p>
          </table:table-cell>
          <table:table-cell office:value-type="float" office:value="0.058040013626459" calcext:value-type="float">
            <text:p>0.0580</text:p>
          </table:table-cell>
          <table:table-cell office:value-type="float" office:value="0.734225036955492" calcext:value-type="float">
            <text:p>0.7342</text:p>
          </table:table-cell>
          <table:table-cell table:formula="of:=ABS([.O72]-[.Q72])" office:value-type="float" office:value="0.114089658515698" calcext:value-type="float">
            <text:p>0.1141</text:p>
          </table:table-cell>
          <table:table-cell/>
          <table:table-cell office:value-type="string" calcext:value-type="string">
            <text:p>b058</text:p>
          </table:table-cell>
          <table:table-cell office:value-type="float" office:value="0.748294693652733" calcext:value-type="float">
            <text:p>0.7483</text:p>
          </table:table-cell>
          <table:table-cell office:value-type="float" office:value="0.0530146503112505" calcext:value-type="float">
            <text:p>0.0530</text:p>
          </table:table-cell>
          <table:table-cell office:value-type="float" office:value="0.612909579790081" calcext:value-type="float">
            <text:p>0.6129</text:p>
          </table:table-cell>
          <table:table-cell table:formula="of:=ABS([.U72]-[.W72])" office:value-type="float" office:value="0.135385113862652" calcext:value-type="float">
            <text:p>0.1354</text:p>
          </table:table-cell>
        </table:table-row>
        <table:table-row table:style-name="ro1">
          <table:table-cell/>
          <table:table-cell office:value-type="string" calcext:value-type="string">
            <text:p>b059</text:p>
          </table:table-cell>
          <table:table-cell office:value-type="float" office:value="0.611949278336044" calcext:value-type="float">
            <text:p>0.6119</text:p>
          </table:table-cell>
          <table:table-cell office:value-type="float" office:value="0.0978214405615819" calcext:value-type="float">
            <text:p>0.0978</text:p>
          </table:table-cell>
          <table:table-cell office:value-type="float" office:value="0.745976894593708" calcext:value-type="float">
            <text:p>0.7460</text:p>
          </table:table-cell>
          <table:table-cell table:formula="of:=ABS([.C73]-[.E73])" office:value-type="float" office:value="0.134027616257664" calcext:value-type="float">
            <text:p>0.1340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59663423341315" calcext:value-type="float">
            <text:p>0.5966</text:p>
          </table:table-cell>
          <table:table-cell office:value-type="float" office:value="0.0906358921364239" calcext:value-type="float">
            <text:p>0.0906</text:p>
          </table:table-cell>
          <table:table-cell office:value-type="float" office:value="0.775596422984139" calcext:value-type="float">
            <text:p>0.7756</text:p>
          </table:table-cell>
          <table:table-cell table:formula="of:=ABS([.I73]-[.K73])" office:value-type="float" office:value="0.178962189570989" calcext:value-type="float">
            <text:p>0.1790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667620563209858" calcext:value-type="float">
            <text:p>0.6676</text:p>
          </table:table-cell>
          <table:table-cell office:value-type="float" office:value="0.107681040378891" calcext:value-type="float">
            <text:p>0.1077</text:p>
          </table:table-cell>
          <table:table-cell office:value-type="float" office:value="0.933181080188603" calcext:value-type="float">
            <text:p>0.9332</text:p>
          </table:table-cell>
          <table:table-cell table:formula="of:=ABS([.O73]-[.Q73])" office:value-type="float" office:value="0.265560516978745" calcext:value-type="float">
            <text:p>0.2656</text:p>
          </table:table-cell>
          <table:table-cell/>
          <table:table-cell office:value-type="string" calcext:value-type="string">
            <text:p>b059</text:p>
          </table:table-cell>
          <table:table-cell office:value-type="float" office:value="0.622770932269672" calcext:value-type="float">
            <text:p>0.6228</text:p>
          </table:table-cell>
          <table:table-cell office:value-type="float" office:value="0.092444102911283" calcext:value-type="float">
            <text:p>0.0924</text:p>
          </table:table-cell>
          <table:table-cell office:value-type="float" office:value="0.750894892018401" calcext:value-type="float">
            <text:p>0.7509</text:p>
          </table:table-cell>
          <table:table-cell table:formula="of:=ABS([.U73]-[.W73])" office:value-type="float" office:value="0.128123959748729" calcext:value-type="float">
            <text:p>0.1281</text:p>
          </table:table-cell>
        </table:table-row>
        <table:table-row table:style-name="ro1">
          <table:table-cell/>
          <table:table-cell office:value-type="string" calcext:value-type="string">
            <text:p>b060</text:p>
          </table:table-cell>
          <table:table-cell office:value-type="float" office:value="0.778548807292181" calcext:value-type="float">
            <text:p>0.7785</text:p>
          </table:table-cell>
          <table:table-cell office:value-type="float" office:value="0.126430523893398" calcext:value-type="float">
            <text:p>0.1264</text:p>
          </table:table-cell>
          <table:table-cell office:value-type="float" office:value="0.919105572656396" calcext:value-type="float">
            <text:p>0.9191</text:p>
          </table:table-cell>
          <table:table-cell table:formula="of:=ABS([.C74]-[.E74])" office:value-type="float" office:value="0.140556765364215" calcext:value-type="float">
            <text:p>0.1406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446812036035772" calcext:value-type="float">
            <text:p>0.4468</text:p>
          </table:table-cell>
          <table:table-cell office:value-type="float" office:value="0.107930409604824" calcext:value-type="float">
            <text:p>0.1079</text:p>
          </table:table-cell>
          <table:table-cell office:value-type="float" office:value="0.298213658824086" calcext:value-type="float">
            <text:p>0.2982</text:p>
          </table:table-cell>
          <table:table-cell table:formula="of:=ABS([.I74]-[.K74])" office:value-type="float" office:value="0.148598377211686" calcext:value-type="float">
            <text:p>0.1486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507346793224912" calcext:value-type="float">
            <text:p>0.5073</text:p>
          </table:table-cell>
          <table:table-cell office:value-type="float" office:value="0.134105637071436" calcext:value-type="float">
            <text:p>0.1341</text:p>
          </table:table-cell>
          <table:table-cell office:value-type="float" office:value="0.400554330429242" calcext:value-type="float">
            <text:p>0.4006</text:p>
          </table:table-cell>
          <table:table-cell table:formula="of:=ABS([.O74]-[.Q74])" office:value-type="float" office:value="0.10679246279567" calcext:value-type="float">
            <text:p>0.1068</text:p>
          </table:table-cell>
          <table:table-cell/>
          <table:table-cell office:value-type="string" calcext:value-type="string">
            <text:p>b060</text:p>
          </table:table-cell>
          <table:table-cell office:value-type="float" office:value="0.456426515840468" calcext:value-type="float">
            <text:p>0.4564</text:p>
          </table:table-cell>
          <table:table-cell office:value-type="float" office:value="0.108153730444142" calcext:value-type="float">
            <text:p>0.1082</text:p>
          </table:table-cell>
          <table:table-cell office:value-type="float" office:value="0.455052348196039" calcext:value-type="float">
            <text:p>0.4551</text:p>
          </table:table-cell>
          <table:table-cell table:formula="of:=ABS([.U74]-[.W74])" office:value-type="float" office:value="0.00137416764442905" calcext:value-type="float">
            <text:p>0.0014</text:p>
          </table:table-cell>
        </table:table-row>
        <table:table-row table:style-name="ro1">
          <table:table-cell/>
          <table:table-cell office:value-type="string" calcext:value-type="string">
            <text:p>b061</text:p>
          </table:table-cell>
          <table:table-cell office:value-type="float" office:value="0.778906710220346" calcext:value-type="float">
            <text:p>0.7789</text:p>
          </table:table-cell>
          <table:table-cell office:value-type="float" office:value="0.0287944589461655" calcext:value-type="float">
            <text:p>0.0288</text:p>
          </table:table-cell>
          <table:table-cell office:value-type="float" office:value="0.813292668268505" calcext:value-type="float">
            <text:p>0.8133</text:p>
          </table:table-cell>
          <table:table-cell table:formula="of:=ABS([.C75]-[.E75])" office:value-type="float" office:value="0.034385958048159" calcext:value-type="float">
            <text:p>0.0344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713052179480283" calcext:value-type="float">
            <text:p>0.7131</text:p>
          </table:table-cell>
          <table:table-cell office:value-type="float" office:value="0.0826888102196628" calcext:value-type="float">
            <text:p>0.0827</text:p>
          </table:table-cell>
          <table:table-cell office:value-type="float" office:value="0.860790305708016" calcext:value-type="float">
            <text:p>0.8608</text:p>
          </table:table-cell>
          <table:table-cell table:formula="of:=ABS([.I75]-[.K75])" office:value-type="float" office:value="0.147738126227733" calcext:value-type="float">
            <text:p>0.1477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648416849112314" calcext:value-type="float">
            <text:p>0.6484</text:p>
          </table:table-cell>
          <table:table-cell office:value-type="float" office:value="0.021236511238012" calcext:value-type="float">
            <text:p>0.0212</text:p>
          </table:table-cell>
          <table:table-cell office:value-type="float" office:value="0.60924129094692" calcext:value-type="float">
            <text:p>0.6092</text:p>
          </table:table-cell>
          <table:table-cell table:formula="of:=ABS([.O75]-[.Q75])" office:value-type="float" office:value="0.039175558165394" calcext:value-type="float">
            <text:p>0.0392</text:p>
          </table:table-cell>
          <table:table-cell/>
          <table:table-cell office:value-type="string" calcext:value-type="string">
            <text:p>b061</text:p>
          </table:table-cell>
          <table:table-cell office:value-type="float" office:value="0.747866705106391" calcext:value-type="float">
            <text:p>0.7479</text:p>
          </table:table-cell>
          <table:table-cell office:value-type="float" office:value="0.0770059764927448" calcext:value-type="float">
            <text:p>0.0770</text:p>
          </table:table-cell>
          <table:table-cell office:value-type="float" office:value="0.862353073516063" calcext:value-type="float">
            <text:p>0.8624</text:p>
          </table:table-cell>
          <table:table-cell table:formula="of:=ABS([.U75]-[.W75])" office:value-type="float" office:value="0.114486368409672" calcext:value-type="float">
            <text:p>0.1145</text:p>
          </table:table-cell>
        </table:table-row>
        <table:table-row table:style-name="ro1">
          <table:table-cell/>
          <table:table-cell office:value-type="string" calcext:value-type="string">
            <text:p>b062</text:p>
          </table:table-cell>
          <table:table-cell office:value-type="float" office:value="0.771038595534091" calcext:value-type="float">
            <text:p>0.7710</text:p>
          </table:table-cell>
          <table:table-cell office:value-type="float" office:value="0.175749038364689" calcext:value-type="float">
            <text:p>0.1757</text:p>
          </table:table-cell>
          <table:table-cell office:value-type="float" office:value="0.805897730992819" calcext:value-type="float">
            <text:p>0.8059</text:p>
          </table:table-cell>
          <table:table-cell table:formula="of:=ABS([.C76]-[.E76])" office:value-type="float" office:value="0.034859135458728" calcext:value-type="float">
            <text:p>0.0349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580538868488484" calcext:value-type="float">
            <text:p>0.5805</text:p>
          </table:table-cell>
          <table:table-cell office:value-type="float" office:value="0.187132918181152" calcext:value-type="float">
            <text:p>0.1871</text:p>
          </table:table-cell>
          <table:table-cell office:value-type="float" office:value="0.62049242351011" calcext:value-type="float">
            <text:p>0.6205</text:p>
          </table:table-cell>
          <table:table-cell table:formula="of:=ABS([.I76]-[.K76])" office:value-type="float" office:value="0.039953555021626" calcext:value-type="float">
            <text:p>0.0400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661942230418132" calcext:value-type="float">
            <text:p>0.6619</text:p>
          </table:table-cell>
          <table:table-cell office:value-type="float" office:value="0.178297545573247" calcext:value-type="float">
            <text:p>0.1783</text:p>
          </table:table-cell>
          <table:table-cell office:value-type="float" office:value="0.839487511617245" calcext:value-type="float">
            <text:p>0.8395</text:p>
          </table:table-cell>
          <table:table-cell table:formula="of:=ABS([.O76]-[.Q76])" office:value-type="float" office:value="0.177545281199113" calcext:value-type="float">
            <text:p>0.1775</text:p>
          </table:table-cell>
          <table:table-cell/>
          <table:table-cell office:value-type="string" calcext:value-type="string">
            <text:p>b062</text:p>
          </table:table-cell>
          <table:table-cell office:value-type="float" office:value="0.596238377038475" calcext:value-type="float">
            <text:p>0.5962</text:p>
          </table:table-cell>
          <table:table-cell office:value-type="float" office:value="0.190603054239168" calcext:value-type="float">
            <text:p>0.1906</text:p>
          </table:table-cell>
          <table:table-cell office:value-type="float" office:value="0.593326755405192" calcext:value-type="float">
            <text:p>0.5933</text:p>
          </table:table-cell>
          <table:table-cell table:formula="of:=ABS([.U76]-[.W76])" office:value-type="float" office:value="0.00291162163328296" calcext:value-type="float">
            <text:p>0.0029</text:p>
          </table:table-cell>
        </table:table-row>
        <table:table-row table:style-name="ro1">
          <table:table-cell/>
          <table:table-cell office:value-type="string" calcext:value-type="string">
            <text:p>b063</text:p>
          </table:table-cell>
          <table:table-cell office:value-type="float" office:value="0.804961569443258" calcext:value-type="float">
            <text:p>0.8050</text:p>
          </table:table-cell>
          <table:table-cell office:value-type="float" office:value="0.0873685531430668" calcext:value-type="float">
            <text:p>0.0874</text:p>
          </table:table-cell>
          <table:table-cell office:value-type="float" office:value="0.722010125855649" calcext:value-type="float">
            <text:p>0.7220</text:p>
          </table:table-cell>
          <table:table-cell table:formula="of:=ABS([.C77]-[.E77])" office:value-type="float" office:value="0.082951443587609" calcext:value-type="float">
            <text:p>0.0830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847842902260613" calcext:value-type="float">
            <text:p>0.8478</text:p>
          </table:table-cell>
          <table:table-cell office:value-type="float" office:value="0.0951110225793543" calcext:value-type="float">
            <text:p>0.0951</text:p>
          </table:table-cell>
          <table:table-cell office:value-type="float" office:value="0.693833426553721" calcext:value-type="float">
            <text:p>0.6938</text:p>
          </table:table-cell>
          <table:table-cell table:formula="of:=ABS([.I77]-[.K77])" office:value-type="float" office:value="0.154009475706892" calcext:value-type="float">
            <text:p>0.1540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56433601969801" calcext:value-type="float">
            <text:p>0.5643</text:p>
          </table:table-cell>
          <table:table-cell office:value-type="float" office:value="0.0411696412877431" calcext:value-type="float">
            <text:p>0.0412</text:p>
          </table:table-cell>
          <table:table-cell office:value-type="float" office:value="0.424253241573038" calcext:value-type="float">
            <text:p>0.4243</text:p>
          </table:table-cell>
          <table:table-cell table:formula="of:=ABS([.O77]-[.Q77])" office:value-type="float" office:value="0.140082778124972" calcext:value-type="float">
            <text:p>0.1401</text:p>
          </table:table-cell>
          <table:table-cell/>
          <table:table-cell office:value-type="string" calcext:value-type="string">
            <text:p>b063</text:p>
          </table:table-cell>
          <table:table-cell office:value-type="float" office:value="0.729839117539671" calcext:value-type="float">
            <text:p>0.7298</text:p>
          </table:table-cell>
          <table:table-cell office:value-type="float" office:value="0.0578628895263888" calcext:value-type="float">
            <text:p>0.0579</text:p>
          </table:table-cell>
          <table:table-cell office:value-type="float" office:value="0.558579842759252" calcext:value-type="float">
            <text:p>0.5586</text:p>
          </table:table-cell>
          <table:table-cell table:formula="of:=ABS([.U77]-[.W77])" office:value-type="float" office:value="0.171259274780419" calcext:value-type="float">
            <text:p>0.1713</text:p>
          </table:table-cell>
        </table:table-row>
        <table:table-row table:style-name="ro1">
          <table:table-cell/>
          <table:table-cell office:value-type="string" calcext:value-type="string">
            <text:p>b064</text:p>
          </table:table-cell>
          <table:table-cell office:value-type="float" office:value="0.824480373740248" calcext:value-type="float">
            <text:p>0.8245</text:p>
          </table:table-cell>
          <table:table-cell office:value-type="float" office:value="0.0857091100656157" calcext:value-type="float">
            <text:p>0.0857</text:p>
          </table:table-cell>
          <table:table-cell office:value-type="float" office:value="0.96888622217875" calcext:value-type="float">
            <text:p>0.9689</text:p>
          </table:table-cell>
          <table:table-cell table:formula="of:=ABS([.C78]-[.E78])" office:value-type="float" office:value="0.144405848438502" calcext:value-type="float">
            <text:p>0.1444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681067976904234" calcext:value-type="float">
            <text:p>0.6811</text:p>
          </table:table-cell>
          <table:table-cell office:value-type="float" office:value="0.135318533889328" calcext:value-type="float">
            <text:p>0.1353</text:p>
          </table:table-cell>
          <table:table-cell office:value-type="float" office:value="0.577139617517111" calcext:value-type="float">
            <text:p>0.5771</text:p>
          </table:table-cell>
          <table:table-cell table:formula="of:=ABS([.I78]-[.K78])" office:value-type="float" office:value="0.103928359387123" calcext:value-type="float">
            <text:p>0.1039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812252064403097" calcext:value-type="float">
            <text:p>0.8123</text:p>
          </table:table-cell>
          <table:table-cell office:value-type="float" office:value="0.0683532590702052" calcext:value-type="float">
            <text:p>0.0684</text:p>
          </table:table-cell>
          <table:table-cell office:value-type="float" office:value="0.870168118244199" calcext:value-type="float">
            <text:p>0.8702</text:p>
          </table:table-cell>
          <table:table-cell table:formula="of:=ABS([.O78]-[.Q78])" office:value-type="float" office:value="0.057916053841102" calcext:value-type="float">
            <text:p>0.0579</text:p>
          </table:table-cell>
          <table:table-cell/>
          <table:table-cell office:value-type="string" calcext:value-type="string">
            <text:p>b064</text:p>
          </table:table-cell>
          <table:table-cell office:value-type="float" office:value="0.678309329711925" calcext:value-type="float">
            <text:p>0.6783</text:p>
          </table:table-cell>
          <table:table-cell office:value-type="float" office:value="0.105817933804454" calcext:value-type="float">
            <text:p>0.1058</text:p>
          </table:table-cell>
          <table:table-cell office:value-type="float" office:value="0.576119546599088" calcext:value-type="float">
            <text:p>0.5761</text:p>
          </table:table-cell>
          <table:table-cell table:formula="of:=ABS([.U78]-[.W78])" office:value-type="float" office:value="0.102189783112837" calcext:value-type="float">
            <text:p>0.1022</text:p>
          </table:table-cell>
        </table:table-row>
        <table:table-row table:style-name="ro1">
          <table:table-cell/>
          <table:table-cell office:value-type="string" calcext:value-type="string">
            <text:p>b066</text:p>
          </table:table-cell>
          <table:table-cell office:value-type="float" office:value="0.866431660144359" calcext:value-type="float">
            <text:p>0.8664</text:p>
          </table:table-cell>
          <table:table-cell office:value-type="float" office:value="0.0705680198507066" calcext:value-type="float">
            <text:p>0.0706</text:p>
          </table:table-cell>
          <table:table-cell office:value-type="float" office:value="0.957054219550262" calcext:value-type="float">
            <text:p>0.9571</text:p>
          </table:table-cell>
          <table:table-cell table:formula="of:=ABS([.C79]-[.E79])" office:value-type="float" office:value="0.090622559405903" calcext:value-type="float">
            <text:p>0.0906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824958248053258" calcext:value-type="float">
            <text:p>0.8250</text:p>
          </table:table-cell>
          <table:table-cell office:value-type="float" office:value="0.0935014775803677" calcext:value-type="float">
            <text:p>0.0935</text:p>
          </table:table-cell>
          <table:table-cell office:value-type="float" office:value="0.585248425139339" calcext:value-type="float">
            <text:p>0.5852</text:p>
          </table:table-cell>
          <table:table-cell table:formula="of:=ABS([.I79]-[.K79])" office:value-type="float" office:value="0.239709822913919" calcext:value-type="float">
            <text:p>0.2397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819723817764001" calcext:value-type="float">
            <text:p>0.8197</text:p>
          </table:table-cell>
          <table:table-cell office:value-type="float" office:value="0.0564656311842071" calcext:value-type="float">
            <text:p>0.0565</text:p>
          </table:table-cell>
          <table:table-cell office:value-type="float" office:value="0.76240967409866" calcext:value-type="float">
            <text:p>0.7624</text:p>
          </table:table-cell>
          <table:table-cell table:formula="of:=ABS([.O79]-[.Q79])" office:value-type="float" office:value="0.057314143665341" calcext:value-type="float">
            <text:p>0.0573</text:p>
          </table:table-cell>
          <table:table-cell/>
          <table:table-cell office:value-type="string" calcext:value-type="string">
            <text:p>b066</text:p>
          </table:table-cell>
          <table:table-cell office:value-type="float" office:value="0.79288792977911" calcext:value-type="float">
            <text:p>0.7929</text:p>
          </table:table-cell>
          <table:table-cell office:value-type="float" office:value="0.0669839606904989" calcext:value-type="float">
            <text:p>0.0670</text:p>
          </table:table-cell>
          <table:table-cell office:value-type="float" office:value="0.696666353670659" calcext:value-type="float">
            <text:p>0.6967</text:p>
          </table:table-cell>
          <table:table-cell table:formula="of:=ABS([.U79]-[.W79])" office:value-type="float" office:value="0.096221576108451" calcext:value-type="float">
            <text:p>0.0962</text:p>
          </table:table-cell>
        </table:table-row>
        <table:table-row table:style-name="ro1">
          <table:table-cell/>
          <table:table-cell office:value-type="string" calcext:value-type="string">
            <text:p>b067</text:p>
          </table:table-cell>
          <table:table-cell office:value-type="float" office:value="0.771633289547552" calcext:value-type="float">
            <text:p>0.7716</text:p>
          </table:table-cell>
          <table:table-cell office:value-type="float" office:value="0.157298548878744" calcext:value-type="float">
            <text:p>0.1573</text:p>
          </table:table-cell>
          <table:table-cell office:value-type="float" office:value="0.611507433116829" calcext:value-type="float">
            <text:p>0.6115</text:p>
          </table:table-cell>
          <table:table-cell table:formula="of:=ABS([.C80]-[.E80])" office:value-type="float" office:value="0.160125856430723" calcext:value-type="float">
            <text:p>0.1601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390951848619335" calcext:value-type="float">
            <text:p>0.3910</text:p>
          </table:table-cell>
          <table:table-cell office:value-type="float" office:value="0.152253455328678" calcext:value-type="float">
            <text:p>0.1523</text:p>
          </table:table-cell>
          <table:table-cell office:value-type="float" office:value="0.545220340834844" calcext:value-type="float">
            <text:p>0.5452</text:p>
          </table:table-cell>
          <table:table-cell table:formula="of:=ABS([.I80]-[.K80])" office:value-type="float" office:value="0.154268492215509" calcext:value-type="float">
            <text:p>0.1543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576327241188805" calcext:value-type="float">
            <text:p>0.5763</text:p>
          </table:table-cell>
          <table:table-cell office:value-type="float" office:value="0.163775790998583" calcext:value-type="float">
            <text:p>0.1638</text:p>
          </table:table-cell>
          <table:table-cell office:value-type="float" office:value="0.378267634426794" calcext:value-type="float">
            <text:p>0.3783</text:p>
          </table:table-cell>
          <table:table-cell table:formula="of:=ABS([.O80]-[.Q80])" office:value-type="float" office:value="0.198059606762011" calcext:value-type="float">
            <text:p>0.1981</text:p>
          </table:table-cell>
          <table:table-cell/>
          <table:table-cell office:value-type="string" calcext:value-type="string">
            <text:p>b067</text:p>
          </table:table-cell>
          <table:table-cell office:value-type="float" office:value="0.45340096658587" calcext:value-type="float">
            <text:p>0.4534</text:p>
          </table:table-cell>
          <table:table-cell office:value-type="float" office:value="0.146989560639342" calcext:value-type="float">
            <text:p>0.1470</text:p>
          </table:table-cell>
          <table:table-cell office:value-type="float" office:value="0.546286993433806" calcext:value-type="float">
            <text:p>0.5463</text:p>
          </table:table-cell>
          <table:table-cell table:formula="of:=ABS([.U80]-[.W80])" office:value-type="float" office:value="0.0928860268479361" calcext:value-type="float">
            <text:p>0.0929</text:p>
          </table:table-cell>
        </table:table-row>
        <table:table-row table:style-name="ro1">
          <table:table-cell/>
          <table:table-cell office:value-type="string" calcext:value-type="string">
            <text:p>b068</text:p>
          </table:table-cell>
          <table:table-cell office:value-type="float" office:value="0.755069329695467" calcext:value-type="float">
            <text:p>0.7551</text:p>
          </table:table-cell>
          <table:table-cell office:value-type="float" office:value="0.157085742217736" calcext:value-type="float">
            <text:p>0.1571</text:p>
          </table:table-cell>
          <table:table-cell office:value-type="float" office:value="0.621112109299116" calcext:value-type="float">
            <text:p>0.6211</text:p>
          </table:table-cell>
          <table:table-cell table:formula="of:=ABS([.C81]-[.E81])" office:value-type="float" office:value="0.133957220396351" calcext:value-type="float">
            <text:p>0.1340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443302646508088" calcext:value-type="float">
            <text:p>0.4433</text:p>
          </table:table-cell>
          <table:table-cell office:value-type="float" office:value="0.13723579865957" calcext:value-type="float">
            <text:p>0.1372</text:p>
          </table:table-cell>
          <table:table-cell office:value-type="float" office:value="0.445374289709502" calcext:value-type="float">
            <text:p>0.4454</text:p>
          </table:table-cell>
          <table:table-cell table:formula="of:=ABS([.I81]-[.K81])" office:value-type="float" office:value="0.00207164320141401" calcext:value-type="float">
            <text:p>0.0021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500760839352302" calcext:value-type="float">
            <text:p>0.5008</text:p>
          </table:table-cell>
          <table:table-cell office:value-type="float" office:value="0.166200681325515" calcext:value-type="float">
            <text:p>0.1662</text:p>
          </table:table-cell>
          <table:table-cell office:value-type="float" office:value="0.262410506735828" calcext:value-type="float">
            <text:p>0.2624</text:p>
          </table:table-cell>
          <table:table-cell table:formula="of:=ABS([.O81]-[.Q81])" office:value-type="float" office:value="0.238350332616474" calcext:value-type="float">
            <text:p>0.2384</text:p>
          </table:table-cell>
          <table:table-cell/>
          <table:table-cell office:value-type="string" calcext:value-type="string">
            <text:p>b068</text:p>
          </table:table-cell>
          <table:table-cell office:value-type="float" office:value="0.552706734365156" calcext:value-type="float">
            <text:p>0.5527</text:p>
          </table:table-cell>
          <table:table-cell office:value-type="float" office:value="0.151099131281908" calcext:value-type="float">
            <text:p>0.1511</text:p>
          </table:table-cell>
          <table:table-cell office:value-type="float" office:value="0.256933566487789" calcext:value-type="float">
            <text:p>0.2569</text:p>
          </table:table-cell>
          <table:table-cell table:formula="of:=ABS([.U81]-[.W81])" office:value-type="float" office:value="0.295773167877367" calcext:value-type="float">
            <text:p>0.2958</text:p>
          </table:table-cell>
        </table:table-row>
        <table:table-row table:style-name="ro1">
          <table:table-cell/>
          <table:table-cell office:value-type="string" calcext:value-type="string">
            <text:p>b069</text:p>
          </table:table-cell>
          <table:table-cell office:value-type="float" office:value="0.956767748316635" calcext:value-type="float">
            <text:p>0.9568</text:p>
          </table:table-cell>
          <table:table-cell office:value-type="float" office:value="0.0893171462364272" calcext:value-type="float">
            <text:p>0.0893</text:p>
          </table:table-cell>
          <table:table-cell office:value-type="float" office:value="0.984947843603402" calcext:value-type="float">
            <text:p>0.9849</text:p>
          </table:table-cell>
          <table:table-cell table:formula="of:=ABS([.C82]-[.E82])" office:value-type="float" office:value="0.028180095286767" calcext:value-type="float">
            <text:p>0.0282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766902958429194" calcext:value-type="float">
            <text:p>0.7669</text:p>
          </table:table-cell>
          <table:table-cell office:value-type="float" office:value="0.0751369460288275" calcext:value-type="float">
            <text:p>0.0751</text:p>
          </table:table-cell>
          <table:table-cell office:value-type="float" office:value="0.79346617275358" calcext:value-type="float">
            <text:p>0.7935</text:p>
          </table:table-cell>
          <table:table-cell table:formula="of:=ABS([.I82]-[.K82])" office:value-type="float" office:value="0.0265632143243859" calcext:value-type="float">
            <text:p>0.0266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663362597077631" calcext:value-type="float">
            <text:p>0.6634</text:p>
          </table:table-cell>
          <table:table-cell office:value-type="float" office:value="0.0636795241311243" calcext:value-type="float">
            <text:p>0.0637</text:p>
          </table:table-cell>
          <table:table-cell office:value-type="float" office:value="0.672804775787365" calcext:value-type="float">
            <text:p>0.6728</text:p>
          </table:table-cell>
          <table:table-cell table:formula="of:=ABS([.O82]-[.Q82])" office:value-type="float" office:value="0.00944217870973407" calcext:value-type="float">
            <text:p>0.0094</text:p>
          </table:table-cell>
          <table:table-cell/>
          <table:table-cell office:value-type="string" calcext:value-type="string">
            <text:p>b069</text:p>
          </table:table-cell>
          <table:table-cell office:value-type="float" office:value="0.701273042535735" calcext:value-type="float">
            <text:p>0.7013</text:p>
          </table:table-cell>
          <table:table-cell office:value-type="float" office:value="0.0526015041275497" calcext:value-type="float">
            <text:p>0.0526</text:p>
          </table:table-cell>
          <table:table-cell office:value-type="float" office:value="0.715728812880696" calcext:value-type="float">
            <text:p>0.7157</text:p>
          </table:table-cell>
          <table:table-cell table:formula="of:=ABS([.U82]-[.W82])" office:value-type="float" office:value="0.0144557703449609" calcext:value-type="float">
            <text:p>0.0145</text:p>
          </table:table-cell>
        </table:table-row>
        <table:table-row table:style-name="ro1">
          <table:table-cell/>
          <table:table-cell office:value-type="string" calcext:value-type="string">
            <text:p>b070</text:p>
          </table:table-cell>
          <table:table-cell office:value-type="float" office:value="0.894878411279593" calcext:value-type="float">
            <text:p>0.8949</text:p>
          </table:table-cell>
          <table:table-cell office:value-type="float" office:value="0.113314930955749" calcext:value-type="float">
            <text:p>0.1133</text:p>
          </table:table-cell>
          <table:table-cell office:value-type="float" office:value="0.973773078185488" calcext:value-type="float">
            <text:p>0.9738</text:p>
          </table:table-cell>
          <table:table-cell table:formula="of:=ABS([.C83]-[.E83])" office:value-type="float" office:value="0.078894666905895" calcext:value-type="float">
            <text:p>0.0789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08236600714511" calcext:value-type="float">
            <text:p>0.8082</text:p>
          </table:table-cell>
          <table:table-cell office:value-type="float" office:value="0.115162513755942" calcext:value-type="float">
            <text:p>0.1152</text:p>
          </table:table-cell>
          <table:table-cell office:value-type="float" office:value="0.84027575079603" calcext:value-type="float">
            <text:p>0.8403</text:p>
          </table:table-cell>
          <table:table-cell table:formula="of:=ABS([.I83]-[.K83])" office:value-type="float" office:value="0.0320391500815189" calcext:value-type="float">
            <text:p>0.0320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51789167937399" calcext:value-type="float">
            <text:p>0.8518</text:p>
          </table:table-cell>
          <table:table-cell office:value-type="float" office:value="0.109478047290951" calcext:value-type="float">
            <text:p>0.1095</text:p>
          </table:table-cell>
          <table:table-cell office:value-type="float" office:value="0.897117954822979" calcext:value-type="float">
            <text:p>0.8971</text:p>
          </table:table-cell>
          <table:table-cell table:formula="of:=ABS([.O83]-[.Q83])" office:value-type="float" office:value="0.04532878688558" calcext:value-type="float">
            <text:p>0.0453</text:p>
          </table:table-cell>
          <table:table-cell/>
          <table:table-cell office:value-type="string" calcext:value-type="string">
            <text:p>b070</text:p>
          </table:table-cell>
          <table:table-cell office:value-type="float" office:value="0.812088716170798" calcext:value-type="float">
            <text:p>0.8121</text:p>
          </table:table-cell>
          <table:table-cell office:value-type="float" office:value="0.115408837577049" calcext:value-type="float">
            <text:p>0.1154</text:p>
          </table:table-cell>
          <table:table-cell office:value-type="float" office:value="0.853508465010892" calcext:value-type="float">
            <text:p>0.8535</text:p>
          </table:table-cell>
          <table:table-cell table:formula="of:=ABS([.U83]-[.W83])" office:value-type="float" office:value="0.041419748840094" calcext:value-type="float">
            <text:p>0.0414</text:p>
          </table:table-cell>
        </table:table-row>
        <table:table-row table:style-name="ro1">
          <table:table-cell/>
          <table:table-cell office:value-type="string" calcext:value-type="string">
            <text:p>b071</text:p>
          </table:table-cell>
          <table:table-cell office:value-type="float" office:value="0.863424297357655" calcext:value-type="float">
            <text:p>0.8634</text:p>
          </table:table-cell>
          <table:table-cell office:value-type="float" office:value="0.109402772820221" calcext:value-type="float">
            <text:p>0.1094</text:p>
          </table:table-cell>
          <table:table-cell office:value-type="float" office:value="0.989070372253796" calcext:value-type="float">
            <text:p>0.9891</text:p>
          </table:table-cell>
          <table:table-cell table:formula="of:=ABS([.C84]-[.E84])" office:value-type="float" office:value="0.125646074896141" calcext:value-type="float">
            <text:p>0.1256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315595884333616" calcext:value-type="float">
            <text:p>0.3156</text:p>
          </table:table-cell>
          <table:table-cell office:value-type="float" office:value="0.114545447285489" calcext:value-type="float">
            <text:p>0.1145</text:p>
          </table:table-cell>
          <table:table-cell office:value-type="float" office:value="0.246591110589054" calcext:value-type="float">
            <text:p>0.2466</text:p>
          </table:table-cell>
          <table:table-cell table:formula="of:=ABS([.I84]-[.K84])" office:value-type="float" office:value="0.069004773744562" calcext:value-type="float">
            <text:p>0.0690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503021757640088" calcext:value-type="float">
            <text:p>0.5030</text:p>
          </table:table-cell>
          <table:table-cell office:value-type="float" office:value="0.0840214633097967" calcext:value-type="float">
            <text:p>0.0840</text:p>
          </table:table-cell>
          <table:table-cell office:value-type="float" office:value="0.605696276329009" calcext:value-type="float">
            <text:p>0.6057</text:p>
          </table:table-cell>
          <table:table-cell table:formula="of:=ABS([.O84]-[.Q84])" office:value-type="float" office:value="0.102674518688921" calcext:value-type="float">
            <text:p>0.1027</text:p>
          </table:table-cell>
          <table:table-cell/>
          <table:table-cell office:value-type="string" calcext:value-type="string">
            <text:p>b071</text:p>
          </table:table-cell>
          <table:table-cell office:value-type="float" office:value="0.399576576177878" calcext:value-type="float">
            <text:p>0.3996</text:p>
          </table:table-cell>
          <table:table-cell office:value-type="float" office:value="0.146388474067302" calcext:value-type="float">
            <text:p>0.1464</text:p>
          </table:table-cell>
          <table:table-cell office:value-type="float" office:value="0.371016852093277" calcext:value-type="float">
            <text:p>0.3710</text:p>
          </table:table-cell>
          <table:table-cell table:formula="of:=ABS([.U84]-[.W84])" office:value-type="float" office:value="0.028559724084601" calcext:value-type="float">
            <text:p>0.0286</text:p>
          </table:table-cell>
        </table:table-row>
        <table:table-row table:style-name="ro1">
          <table:table-cell/>
          <table:table-cell office:value-type="string" calcext:value-type="string">
            <text:p>b072</text:p>
          </table:table-cell>
          <table:table-cell office:value-type="float" office:value="0.946561198390416" calcext:value-type="float">
            <text:p>0.9466</text:p>
          </table:table-cell>
          <table:table-cell office:value-type="float" office:value="0.0826791170789067" calcext:value-type="float">
            <text:p>0.0827</text:p>
          </table:table-cell>
          <table:table-cell office:value-type="float" office:value="0.917423565217589" calcext:value-type="float">
            <text:p>0.9174</text:p>
          </table:table-cell>
          <table:table-cell table:formula="of:=ABS([.C85]-[.E85])" office:value-type="float" office:value="0.029137633172827" calcext:value-type="float">
            <text:p>0.0291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05084116609941" calcext:value-type="float">
            <text:p>0.9051</text:p>
          </table:table-cell>
          <table:table-cell office:value-type="float" office:value="0.0756455274702125" calcext:value-type="float">
            <text:p>0.0756</text:p>
          </table:table-cell>
          <table:table-cell office:value-type="float" office:value="0.881147280307614" calcext:value-type="float">
            <text:p>0.8811</text:p>
          </table:table-cell>
          <table:table-cell table:formula="of:=ABS([.I85]-[.K85])" office:value-type="float" office:value="0.023936836302327" calcext:value-type="float">
            <text:p>0.0239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29422430794088" calcext:value-type="float">
            <text:p>0.9294</text:p>
          </table:table-cell>
          <table:table-cell office:value-type="float" office:value="0.0810264519535757" calcext:value-type="float">
            <text:p>0.0810</text:p>
          </table:table-cell>
          <table:table-cell office:value-type="float" office:value="0.903480876248217" calcext:value-type="float">
            <text:p>0.9035</text:p>
          </table:table-cell>
          <table:table-cell table:formula="of:=ABS([.O85]-[.Q85])" office:value-type="float" office:value="0.025941554545871" calcext:value-type="float">
            <text:p>0.0259</text:p>
          </table:table-cell>
          <table:table-cell/>
          <table:table-cell office:value-type="string" calcext:value-type="string">
            <text:p>b072</text:p>
          </table:table-cell>
          <table:table-cell office:value-type="float" office:value="0.945778541823103" calcext:value-type="float">
            <text:p>0.9458</text:p>
          </table:table-cell>
          <table:table-cell office:value-type="float" office:value="0.0809480045677538" calcext:value-type="float">
            <text:p>0.0809</text:p>
          </table:table-cell>
          <table:table-cell office:value-type="float" office:value="0.928565395595963" calcext:value-type="float">
            <text:p>0.9286</text:p>
          </table:table-cell>
          <table:table-cell table:formula="of:=ABS([.U85]-[.W85])" office:value-type="float" office:value="0.01721314622714" calcext:value-type="float">
            <text:p>0.0172</text:p>
          </table:table-cell>
        </table:table-row>
        <table:table-row table:style-name="ro1">
          <table:table-cell/>
          <table:table-cell office:value-type="string" calcext:value-type="string">
            <text:p>b073</text:p>
          </table:table-cell>
          <table:table-cell office:value-type="float" office:value="0.922711505659138" calcext:value-type="float">
            <text:p>0.9227</text:p>
          </table:table-cell>
          <table:table-cell office:value-type="float" office:value="0.163167936259244" calcext:value-type="float">
            <text:p>0.1632</text:p>
          </table:table-cell>
          <table:table-cell office:value-type="float" office:value="0.978603428747476" calcext:value-type="float">
            <text:p>0.9786</text:p>
          </table:table-cell>
          <table:table-cell table:formula="of:=ABS([.C86]-[.E86])" office:value-type="float" office:value="0.055891923088338" calcext:value-type="float">
            <text:p>0.0559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924063799777221" calcext:value-type="float">
            <text:p>0.9241</text:p>
          </table:table-cell>
          <table:table-cell office:value-type="float" office:value="0.163511416744594" calcext:value-type="float">
            <text:p>0.1635</text:p>
          </table:table-cell>
          <table:table-cell office:value-type="float" office:value="0.980397057703248" calcext:value-type="float">
            <text:p>0.9804</text:p>
          </table:table-cell>
          <table:table-cell table:formula="of:=ABS([.I86]-[.K86])" office:value-type="float" office:value="0.056333257926027" calcext:value-type="float">
            <text:p>0.0563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839030073403887" calcext:value-type="float">
            <text:p>0.8390</text:p>
          </table:table-cell>
          <table:table-cell office:value-type="float" office:value="0.164088350620097" calcext:value-type="float">
            <text:p>0.1641</text:p>
          </table:table-cell>
          <table:table-cell office:value-type="float" office:value="0.949130198497318" calcext:value-type="float">
            <text:p>0.9491</text:p>
          </table:table-cell>
          <table:table-cell table:formula="of:=ABS([.O86]-[.Q86])" office:value-type="float" office:value="0.110100125093431" calcext:value-type="float">
            <text:p>0.1101</text:p>
          </table:table-cell>
          <table:table-cell/>
          <table:table-cell office:value-type="string" calcext:value-type="string">
            <text:p>b073</text:p>
          </table:table-cell>
          <table:table-cell office:value-type="float" office:value="0.92454266761617" calcext:value-type="float">
            <text:p>0.9245</text:p>
          </table:table-cell>
          <table:table-cell office:value-type="float" office:value="0.163364892099205" calcext:value-type="float">
            <text:p>0.1634</text:p>
          </table:table-cell>
          <table:table-cell office:value-type="float" office:value="0.980548583447731" calcext:value-type="float">
            <text:p>0.9805</text:p>
          </table:table-cell>
          <table:table-cell table:formula="of:=ABS([.U86]-[.W86])" office:value-type="float" office:value="0.0560059158315611" calcext:value-type="float">
            <text:p>0.0560</text:p>
          </table:table-cell>
        </table:table-row>
        <table:table-row table:style-name="ro1">
          <table:table-cell/>
          <table:table-cell office:value-type="string" calcext:value-type="string">
            <text:p>b074</text:p>
          </table:table-cell>
          <table:table-cell office:value-type="float" office:value="0.848102893111363" calcext:value-type="float">
            <text:p>0.8481</text:p>
          </table:table-cell>
          <table:table-cell office:value-type="float" office:value="0.103141282603801" calcext:value-type="float">
            <text:p>0.1031</text:p>
          </table:table-cell>
          <table:table-cell office:value-type="float" office:value="0.775026029431956" calcext:value-type="float">
            <text:p>0.7750</text:p>
          </table:table-cell>
          <table:table-cell table:formula="of:=ABS([.C87]-[.E87])" office:value-type="float" office:value="0.073076863679407" calcext:value-type="float">
            <text:p>0.0731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661247422952978" calcext:value-type="float">
            <text:p>0.6612</text:p>
          </table:table-cell>
          <table:table-cell office:value-type="float" office:value="0.0649349801991983" calcext:value-type="float">
            <text:p>0.0649</text:p>
          </table:table-cell>
          <table:table-cell office:value-type="float" office:value="0.638534266624555" calcext:value-type="float">
            <text:p>0.6385</text:p>
          </table:table-cell>
          <table:table-cell table:formula="of:=ABS([.I87]-[.K87])" office:value-type="float" office:value="0.022713156328423" calcext:value-type="float">
            <text:p>0.0227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629609611913792" calcext:value-type="float">
            <text:p>0.6296</text:p>
          </table:table-cell>
          <table:table-cell office:value-type="float" office:value="0.0639065425704221" calcext:value-type="float">
            <text:p>0.0639</text:p>
          </table:table-cell>
          <table:table-cell office:value-type="float" office:value="0.589973186457357" calcext:value-type="float">
            <text:p>0.5900</text:p>
          </table:table-cell>
          <table:table-cell table:formula="of:=ABS([.O87]-[.Q87])" office:value-type="float" office:value="0.039636425456435" calcext:value-type="float">
            <text:p>0.0396</text:p>
          </table:table-cell>
          <table:table-cell/>
          <table:table-cell office:value-type="string" calcext:value-type="string">
            <text:p>b074</text:p>
          </table:table-cell>
          <table:table-cell office:value-type="float" office:value="0.834568530842045" calcext:value-type="float">
            <text:p>0.8346</text:p>
          </table:table-cell>
          <table:table-cell office:value-type="float" office:value="0.111256816886306" calcext:value-type="float">
            <text:p>0.1113</text:p>
          </table:table-cell>
          <table:table-cell office:value-type="float" office:value="0.827766376498696" calcext:value-type="float">
            <text:p>0.8278</text:p>
          </table:table-cell>
          <table:table-cell table:formula="of:=ABS([.U87]-[.W87])" office:value-type="float" office:value="0.00680215434334897" calcext:value-type="float">
            <text:p>0.0068</text:p>
          </table:table-cell>
        </table:table-row>
        <table:table-row table:style-name="ro1">
          <table:table-cell/>
          <table:table-cell office:value-type="string" calcext:value-type="string">
            <text:p>b075</text:p>
          </table:table-cell>
          <table:table-cell office:value-type="float" office:value="0.726619669139221" calcext:value-type="float">
            <text:p>0.7266</text:p>
          </table:table-cell>
          <table:table-cell office:value-type="float" office:value="0.232171683775803" calcext:value-type="float">
            <text:p>0.2322</text:p>
          </table:table-cell>
          <table:table-cell office:value-type="float" office:value="0.767686929965823" calcext:value-type="float">
            <text:p>0.7677</text:p>
          </table:table-cell>
          <table:table-cell table:formula="of:=ABS([.C88]-[.E88])" office:value-type="float" office:value="0.0410672608266021" calcext:value-type="float">
            <text:p>0.0411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435005026971585" calcext:value-type="float">
            <text:p>0.4350</text:p>
          </table:table-cell>
          <table:table-cell office:value-type="float" office:value="0.160946881263647" calcext:value-type="float">
            <text:p>0.1609</text:p>
          </table:table-cell>
          <table:table-cell office:value-type="float" office:value="0.599622576013705" calcext:value-type="float">
            <text:p>0.5996</text:p>
          </table:table-cell>
          <table:table-cell table:formula="of:=ABS([.I88]-[.K88])" office:value-type="float" office:value="0.16461754904212" calcext:value-type="float">
            <text:p>0.1646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512875686570972" calcext:value-type="float">
            <text:p>0.5129</text:p>
          </table:table-cell>
          <table:table-cell office:value-type="float" office:value="0.14838989305129" calcext:value-type="float">
            <text:p>0.1484</text:p>
          </table:table-cell>
          <table:table-cell office:value-type="float" office:value="0.525791387197121" calcext:value-type="float">
            <text:p>0.5258</text:p>
          </table:table-cell>
          <table:table-cell table:formula="of:=ABS([.O88]-[.Q88])" office:value-type="float" office:value="0.012915700626149" calcext:value-type="float">
            <text:p>0.0129</text:p>
          </table:table-cell>
          <table:table-cell/>
          <table:table-cell office:value-type="string" calcext:value-type="string">
            <text:p>b075</text:p>
          </table:table-cell>
          <table:table-cell office:value-type="float" office:value="0.520502302725134" calcext:value-type="float">
            <text:p>0.5205</text:p>
          </table:table-cell>
          <table:table-cell office:value-type="float" office:value="0.170703240248468" calcext:value-type="float">
            <text:p>0.1707</text:p>
          </table:table-cell>
          <table:table-cell office:value-type="float" office:value="0.657466275132787" calcext:value-type="float">
            <text:p>0.6575</text:p>
          </table:table-cell>
          <table:table-cell table:formula="of:=ABS([.U88]-[.W88])" office:value-type="float" office:value="0.136963972407653" calcext:value-type="float">
            <text:p>0.1370</text:p>
          </table:table-cell>
        </table:table-row>
        <table:table-row table:style-name="ro1">
          <table:table-cell/>
          <table:table-cell office:value-type="string" calcext:value-type="string">
            <text:p>b076</text:p>
          </table:table-cell>
          <table:table-cell office:value-type="float" office:value="0.960334655695517" calcext:value-type="float">
            <text:p>0.9603</text:p>
          </table:table-cell>
          <table:table-cell office:value-type="float" office:value="0.107932028322245" calcext:value-type="float">
            <text:p>0.1079</text:p>
          </table:table-cell>
          <table:table-cell office:value-type="float" office:value="0.965488196617885" calcext:value-type="float">
            <text:p>0.9655</text:p>
          </table:table-cell>
          <table:table-cell table:formula="of:=ABS([.C89]-[.E89])" office:value-type="float" office:value="0.00515354092236797" calcext:value-type="float">
            <text:p>0.0052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832095435070282" calcext:value-type="float">
            <text:p>0.8321</text:p>
          </table:table-cell>
          <table:table-cell office:value-type="float" office:value="0.0921898167897174" calcext:value-type="float">
            <text:p>0.0922</text:p>
          </table:table-cell>
          <table:table-cell office:value-type="float" office:value="0.882803394773185" calcext:value-type="float">
            <text:p>0.8828</text:p>
          </table:table-cell>
          <table:table-cell table:formula="of:=ABS([.I89]-[.K89])" office:value-type="float" office:value="0.050707959702903" calcext:value-type="float">
            <text:p>0.0507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924170949778534" calcext:value-type="float">
            <text:p>0.9242</text:p>
          </table:table-cell>
          <table:table-cell office:value-type="float" office:value="0.101760419457397" calcext:value-type="float">
            <text:p>0.1018</text:p>
          </table:table-cell>
          <table:table-cell office:value-type="float" office:value="0.939884850644616" calcext:value-type="float">
            <text:p>0.9399</text:p>
          </table:table-cell>
          <table:table-cell table:formula="of:=ABS([.O89]-[.Q89])" office:value-type="float" office:value="0.0157139008660819" calcext:value-type="float">
            <text:p>0.0157</text:p>
          </table:table-cell>
          <table:table-cell/>
          <table:table-cell office:value-type="string" calcext:value-type="string">
            <text:p>b076</text:p>
          </table:table-cell>
          <table:table-cell office:value-type="float" office:value="0.940756190762979" calcext:value-type="float">
            <text:p>0.9408</text:p>
          </table:table-cell>
          <table:table-cell office:value-type="float" office:value="0.108732977268385" calcext:value-type="float">
            <text:p>0.1087</text:p>
          </table:table-cell>
          <table:table-cell office:value-type="float" office:value="0.962171018068168" calcext:value-type="float">
            <text:p>0.9622</text:p>
          </table:table-cell>
          <table:table-cell table:formula="of:=ABS([.U89]-[.W89])" office:value-type="float" office:value="0.021414827305189" calcext:value-type="float">
            <text:p>0.0214</text:p>
          </table:table-cell>
        </table:table-row>
        <table:table-row table:style-name="ro1">
          <table:table-cell/>
          <table:table-cell office:value-type="string" calcext:value-type="string">
            <text:p>b077</text:p>
          </table:table-cell>
          <table:table-cell office:value-type="float" office:value="0.771329216531173" calcext:value-type="float">
            <text:p>0.7713</text:p>
          </table:table-cell>
          <table:table-cell office:value-type="float" office:value="0.117574386056534" calcext:value-type="float">
            <text:p>0.1176</text:p>
          </table:table-cell>
          <table:table-cell office:value-type="float" office:value="0.918924661660327" calcext:value-type="float">
            <text:p>0.9189</text:p>
          </table:table-cell>
          <table:table-cell table:formula="of:=ABS([.C90]-[.E90])" office:value-type="float" office:value="0.147595445129154" calcext:value-type="float">
            <text:p>0.1476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561855470446728" calcext:value-type="float">
            <text:p>0.5619</text:p>
          </table:table-cell>
          <table:table-cell office:value-type="float" office:value="0.117776951954597" calcext:value-type="float">
            <text:p>0.1178</text:p>
          </table:table-cell>
          <table:table-cell office:value-type="float" office:value="0.602468209079698" calcext:value-type="float">
            <text:p>0.6025</text:p>
          </table:table-cell>
          <table:table-cell table:formula="of:=ABS([.I90]-[.K90])" office:value-type="float" office:value="0.04061273863297" calcext:value-type="float">
            <text:p>0.0406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702112313998575" calcext:value-type="float">
            <text:p>0.7021</text:p>
          </table:table-cell>
          <table:table-cell office:value-type="float" office:value="0.101949095579152" calcext:value-type="float">
            <text:p>0.1019</text:p>
          </table:table-cell>
          <table:table-cell office:value-type="float" office:value="0.743640205677924" calcext:value-type="float">
            <text:p>0.7436</text:p>
          </table:table-cell>
          <table:table-cell table:formula="of:=ABS([.O90]-[.Q90])" office:value-type="float" office:value="0.041527891679349" calcext:value-type="float">
            <text:p>0.0415</text:p>
          </table:table-cell>
          <table:table-cell/>
          <table:table-cell office:value-type="string" calcext:value-type="string">
            <text:p>b077</text:p>
          </table:table-cell>
          <table:table-cell office:value-type="float" office:value="0.619046159201824" calcext:value-type="float">
            <text:p>0.6190</text:p>
          </table:table-cell>
          <table:table-cell office:value-type="float" office:value="0.123456979564645" calcext:value-type="float">
            <text:p>0.1235</text:p>
          </table:table-cell>
          <table:table-cell office:value-type="float" office:value="0.66662486202049" calcext:value-type="float">
            <text:p>0.6666</text:p>
          </table:table-cell>
          <table:table-cell table:formula="of:=ABS([.U90]-[.W90])" office:value-type="float" office:value="0.0475787028186659" calcext:value-type="float">
            <text:p>0.0476</text:p>
          </table:table-cell>
        </table:table-row>
        <table:table-row table:style-name="ro1">
          <table:table-cell/>
          <table:table-cell office:value-type="string" calcext:value-type="string">
            <text:p>b078</text:p>
          </table:table-cell>
          <table:table-cell office:value-type="float" office:value="0.779007088754223" calcext:value-type="float">
            <text:p>0.7790</text:p>
          </table:table-cell>
          <table:table-cell office:value-type="float" office:value="0.153648262633035" calcext:value-type="float">
            <text:p>0.1536</text:p>
          </table:table-cell>
          <table:table-cell office:value-type="float" office:value="0.719765252360249" calcext:value-type="float">
            <text:p>0.7198</text:p>
          </table:table-cell>
          <table:table-cell table:formula="of:=ABS([.C91]-[.E91])" office:value-type="float" office:value="0.0592418363939741" calcext:value-type="float">
            <text:p>0.0592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56020637670045" calcext:value-type="float">
            <text:p>0.5602</text:p>
          </table:table-cell>
          <table:table-cell office:value-type="float" office:value="0.11493104710936" calcext:value-type="float">
            <text:p>0.1149</text:p>
          </table:table-cell>
          <table:table-cell office:value-type="float" office:value="0.50509234033169" calcext:value-type="float">
            <text:p>0.5051</text:p>
          </table:table-cell>
          <table:table-cell table:formula="of:=ABS([.I91]-[.K91])" office:value-type="float" office:value="0.05511403636876" calcext:value-type="float">
            <text:p>0.0551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468249488104315" calcext:value-type="float">
            <text:p>0.4682</text:p>
          </table:table-cell>
          <table:table-cell office:value-type="float" office:value="0.0991197886134227" calcext:value-type="float">
            <text:p>0.0991</text:p>
          </table:table-cell>
          <table:table-cell office:value-type="float" office:value="0.414283306076239" calcext:value-type="float">
            <text:p>0.4143</text:p>
          </table:table-cell>
          <table:table-cell table:formula="of:=ABS([.O91]-[.Q91])" office:value-type="float" office:value="0.053966182028076" calcext:value-type="float">
            <text:p>0.0540</text:p>
          </table:table-cell>
          <table:table-cell/>
          <table:table-cell office:value-type="string" calcext:value-type="string">
            <text:p>b078</text:p>
          </table:table-cell>
          <table:table-cell office:value-type="float" office:value="0.556567456988244" calcext:value-type="float">
            <text:p>0.5566</text:p>
          </table:table-cell>
          <table:table-cell office:value-type="float" office:value="0.115824388048143" calcext:value-type="float">
            <text:p>0.1158</text:p>
          </table:table-cell>
          <table:table-cell office:value-type="float" office:value="0.491924409847301" calcext:value-type="float">
            <text:p>0.4919</text:p>
          </table:table-cell>
          <table:table-cell table:formula="of:=ABS([.U91]-[.W91])" office:value-type="float" office:value="0.064643047140943" calcext:value-type="float">
            <text:p>0.0646</text:p>
          </table:table-cell>
        </table:table-row>
        <table:table-row table:style-name="ro1">
          <table:table-cell/>
          <table:table-cell office:value-type="string" calcext:value-type="string">
            <text:p>b079</text:p>
          </table:table-cell>
          <table:table-cell office:value-type="float" office:value="0.929269911586224" calcext:value-type="float">
            <text:p>0.9293</text:p>
          </table:table-cell>
          <table:table-cell office:value-type="float" office:value="0.0966895928319887" calcext:value-type="float">
            <text:p>0.0967</text:p>
          </table:table-cell>
          <table:table-cell office:value-type="float" office:value="0.962485862096604" calcext:value-type="float">
            <text:p>0.9625</text:p>
          </table:table-cell>
          <table:table-cell table:formula="of:=ABS([.C92]-[.E92])" office:value-type="float" office:value="0.03321595051038" calcext:value-type="float">
            <text:p>0.0332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558341016012701" calcext:value-type="float">
            <text:p>0.5583</text:p>
          </table:table-cell>
          <table:table-cell office:value-type="float" office:value="0.0803069177626345" calcext:value-type="float">
            <text:p>0.0803</text:p>
          </table:table-cell>
          <table:table-cell office:value-type="float" office:value="0.594219675357826" calcext:value-type="float">
            <text:p>0.5942</text:p>
          </table:table-cell>
          <table:table-cell table:formula="of:=ABS([.I92]-[.K92])" office:value-type="float" office:value="0.035878659345125" calcext:value-type="float">
            <text:p>0.0359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544947437930992" calcext:value-type="float">
            <text:p>0.5449</text:p>
          </table:table-cell>
          <table:table-cell office:value-type="float" office:value="0.0740770912209259" calcext:value-type="float">
            <text:p>0.0741</text:p>
          </table:table-cell>
          <table:table-cell office:value-type="float" office:value="0.570640851009784" calcext:value-type="float">
            <text:p>0.5706</text:p>
          </table:table-cell>
          <table:table-cell table:formula="of:=ABS([.O92]-[.Q92])" office:value-type="float" office:value="0.0256934130787919" calcext:value-type="float">
            <text:p>0.0257</text:p>
          </table:table-cell>
          <table:table-cell/>
          <table:table-cell office:value-type="string" calcext:value-type="string">
            <text:p>b079</text:p>
          </table:table-cell>
          <table:table-cell office:value-type="float" office:value="0.508116091549859" calcext:value-type="float">
            <text:p>0.5081</text:p>
          </table:table-cell>
          <table:table-cell office:value-type="float" office:value="0.0737206887711443" calcext:value-type="float">
            <text:p>0.0737</text:p>
          </table:table-cell>
          <table:table-cell office:value-type="float" office:value="0.538023827558728" calcext:value-type="float">
            <text:p>0.5380</text:p>
          </table:table-cell>
          <table:table-cell table:formula="of:=ABS([.U92]-[.W92])" office:value-type="float" office:value="0.029907736008869" calcext:value-type="float">
            <text:p>0.0299</text:p>
          </table:table-cell>
        </table:table-row>
        <table:table-row table:style-name="ro1">
          <table:table-cell/>
          <table:table-cell office:value-type="string" calcext:value-type="string">
            <text:p>b080</text:p>
          </table:table-cell>
          <table:table-cell office:value-type="float" office:value="0.617776315008518" calcext:value-type="float">
            <text:p>0.6178</text:p>
          </table:table-cell>
          <table:table-cell office:value-type="float" office:value="0.0847980751961464" calcext:value-type="float">
            <text:p>0.0848</text:p>
          </table:table-cell>
          <table:table-cell office:value-type="float" office:value="0.646969536653436" calcext:value-type="float">
            <text:p>0.6470</text:p>
          </table:table-cell>
          <table:table-cell table:formula="of:=ABS([.C93]-[.E93])" office:value-type="float" office:value="0.029193221644918" calcext:value-type="float">
            <text:p>0.0292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506444570776879" calcext:value-type="float">
            <text:p>0.5064</text:p>
          </table:table-cell>
          <table:table-cell office:value-type="float" office:value="0.123314801134914" calcext:value-type="float">
            <text:p>0.1233</text:p>
          </table:table-cell>
          <table:table-cell office:value-type="float" office:value="0.420630611179458" calcext:value-type="float">
            <text:p>0.4206</text:p>
          </table:table-cell>
          <table:table-cell table:formula="of:=ABS([.I93]-[.K93])" office:value-type="float" office:value="0.0858139595974209" calcext:value-type="float">
            <text:p>0.0858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480101104903179" calcext:value-type="float">
            <text:p>0.4801</text:p>
          </table:table-cell>
          <table:table-cell office:value-type="float" office:value="0.0750550290656202" calcext:value-type="float">
            <text:p>0.0751</text:p>
          </table:table-cell>
          <table:table-cell office:value-type="float" office:value="0.55966442220615" calcext:value-type="float">
            <text:p>0.5597</text:p>
          </table:table-cell>
          <table:table-cell table:formula="of:=ABS([.O93]-[.Q93])" office:value-type="float" office:value="0.0795633173029709" calcext:value-type="float">
            <text:p>0.0796</text:p>
          </table:table-cell>
          <table:table-cell/>
          <table:table-cell office:value-type="string" calcext:value-type="string">
            <text:p>b080</text:p>
          </table:table-cell>
          <table:table-cell office:value-type="float" office:value="0.530814442306548" calcext:value-type="float">
            <text:p>0.5308</text:p>
          </table:table-cell>
          <table:table-cell office:value-type="float" office:value="0.108073223999681" calcext:value-type="float">
            <text:p>0.1081</text:p>
          </table:table-cell>
          <table:table-cell office:value-type="float" office:value="0.471094562331166" calcext:value-type="float">
            <text:p>0.4711</text:p>
          </table:table-cell>
          <table:table-cell table:formula="of:=ABS([.U93]-[.W93])" office:value-type="float" office:value="0.059719879975382" calcext:value-type="float">
            <text:p>0.0597</text:p>
          </table:table-cell>
        </table:table-row>
        <table:table-row table:style-name="ro1">
          <table:table-cell/>
          <table:table-cell office:value-type="string" calcext:value-type="string">
            <text:p>b081</text:p>
          </table:table-cell>
          <table:table-cell office:value-type="float" office:value="0.634580133984093" calcext:value-type="float">
            <text:p>0.6346</text:p>
          </table:table-cell>
          <table:table-cell office:value-type="float" office:value="0.234678797565992" calcext:value-type="float">
            <text:p>0.2347</text:p>
          </table:table-cell>
          <table:table-cell office:value-type="float" office:value="0.256268329232517" calcext:value-type="float">
            <text:p>0.2563</text:p>
          </table:table-cell>
          <table:table-cell table:formula="of:=ABS([.C94]-[.E94])" office:value-type="float" office:value="0.378311804751576" calcext:value-type="float">
            <text:p>0.3783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418750494582477" calcext:value-type="float">
            <text:p>0.4188</text:p>
          </table:table-cell>
          <table:table-cell office:value-type="float" office:value="0.241583485164286" calcext:value-type="float">
            <text:p>0.2416</text:p>
          </table:table-cell>
          <table:table-cell office:value-type="float" office:value="0.0482796283175973" calcext:value-type="float">
            <text:p>0.0483</text:p>
          </table:table-cell>
          <table:table-cell table:formula="of:=ABS([.I94]-[.K94])" office:value-type="float" office:value="0.37047086626488" calcext:value-type="float">
            <text:p>0.3705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494591084884514" calcext:value-type="float">
            <text:p>0.4946</text:p>
          </table:table-cell>
          <table:table-cell office:value-type="float" office:value="0.148329445139394" calcext:value-type="float">
            <text:p>0.1483</text:p>
          </table:table-cell>
          <table:table-cell office:value-type="float" office:value="0.197642418579046" calcext:value-type="float">
            <text:p>0.1976</text:p>
          </table:table-cell>
          <table:table-cell table:formula="of:=ABS([.O94]-[.Q94])" office:value-type="float" office:value="0.296948666305468" calcext:value-type="float">
            <text:p>0.2969</text:p>
          </table:table-cell>
          <table:table-cell/>
          <table:table-cell office:value-type="string" calcext:value-type="string">
            <text:p>b081</text:p>
          </table:table-cell>
          <table:table-cell office:value-type="float" office:value="0.401242339183176" calcext:value-type="float">
            <text:p>0.4012</text:p>
          </table:table-cell>
          <table:table-cell office:value-type="float" office:value="0.236625406233916" calcext:value-type="float">
            <text:p>0.2366</text:p>
          </table:table-cell>
          <table:table-cell office:value-type="float" office:value="0.0440326056089049" calcext:value-type="float">
            <text:p>0.0440</text:p>
          </table:table-cell>
          <table:table-cell table:formula="of:=ABS([.U94]-[.W94])" office:value-type="float" office:value="0.357209733574271" calcext:value-type="float">
            <text:p>0.3572</text:p>
          </table:table-cell>
        </table:table-row>
        <table:table-row table:style-name="ro1">
          <table:table-cell/>
          <table:table-cell office:value-type="string" calcext:value-type="string">
            <text:p>b082</text:p>
          </table:table-cell>
          <table:table-cell office:value-type="float" office:value="0.830841265323952" calcext:value-type="float">
            <text:p>0.8308</text:p>
          </table:table-cell>
          <table:table-cell office:value-type="float" office:value="0.144647598077041" calcext:value-type="float">
            <text:p>0.1446</text:p>
          </table:table-cell>
          <table:table-cell office:value-type="float" office:value="0.902018998014429" calcext:value-type="float">
            <text:p>0.9020</text:p>
          </table:table-cell>
          <table:table-cell table:formula="of:=ABS([.C95]-[.E95])" office:value-type="float" office:value="0.071177732690477" calcext:value-type="float">
            <text:p>0.0712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38229140477032" calcext:value-type="float">
            <text:p>0.7382</text:p>
          </table:table-cell>
          <table:table-cell office:value-type="float" office:value="0.134092001884852" calcext:value-type="float">
            <text:p>0.1341</text:p>
          </table:table-cell>
          <table:table-cell office:value-type="float" office:value="0.70994101837135" calcext:value-type="float">
            <text:p>0.7099</text:p>
          </table:table-cell>
          <table:table-cell table:formula="of:=ABS([.I95]-[.K95])" office:value-type="float" office:value="0.028288122105682" calcext:value-type="float">
            <text:p>0.0283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47330265749079" calcext:value-type="float">
            <text:p>0.7473</text:p>
          </table:table-cell>
          <table:table-cell office:value-type="float" office:value="0.160656123168253" calcext:value-type="float">
            <text:p>0.1607</text:p>
          </table:table-cell>
          <table:table-cell office:value-type="float" office:value="0.822431051437122" calcext:value-type="float">
            <text:p>0.8224</text:p>
          </table:table-cell>
          <table:table-cell table:formula="of:=ABS([.O95]-[.Q95])" office:value-type="float" office:value="0.075100785688043" calcext:value-type="float">
            <text:p>0.0751</text:p>
          </table:table-cell>
          <table:table-cell/>
          <table:table-cell office:value-type="string" calcext:value-type="string">
            <text:p>b082</text:p>
          </table:table-cell>
          <table:table-cell office:value-type="float" office:value="0.733517646866229" calcext:value-type="float">
            <text:p>0.7335</text:p>
          </table:table-cell>
          <table:table-cell office:value-type="float" office:value="0.121111657724341" calcext:value-type="float">
            <text:p>0.1211</text:p>
          </table:table-cell>
          <table:table-cell office:value-type="float" office:value="0.72689602377083" calcext:value-type="float">
            <text:p>0.7269</text:p>
          </table:table-cell>
          <table:table-cell table:formula="of:=ABS([.U95]-[.W95])" office:value-type="float" office:value="0.00662162309539915" calcext:value-type="float">
            <text:p>0.0066</text:p>
          </table:table-cell>
        </table:table-row>
        <table:table-row table:style-name="ro1">
          <table:table-cell/>
          <table:table-cell office:value-type="string" calcext:value-type="string">
            <text:p>b083</text:p>
          </table:table-cell>
          <table:table-cell office:value-type="float" office:value="0.851963433207025" calcext:value-type="float">
            <text:p>0.8520</text:p>
          </table:table-cell>
          <table:table-cell office:value-type="float" office:value="0.0822586706609835" calcext:value-type="float">
            <text:p>0.0823</text:p>
          </table:table-cell>
          <table:table-cell office:value-type="float" office:value="0.888287866737312" calcext:value-type="float">
            <text:p>0.8883</text:p>
          </table:table-cell>
          <table:table-cell table:formula="of:=ABS([.C96]-[.E96])" office:value-type="float" office:value="0.036324433530287" calcext:value-type="float">
            <text:p>0.0363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45272623301821" calcext:value-type="float">
            <text:p>0.7453</text:p>
          </table:table-cell>
          <table:table-cell office:value-type="float" office:value="0.0730754025305657" calcext:value-type="float">
            <text:p>0.0731</text:p>
          </table:table-cell>
          <table:table-cell office:value-type="float" office:value="0.735587189062901" calcext:value-type="float">
            <text:p>0.7356</text:p>
          </table:table-cell>
          <table:table-cell table:formula="of:=ABS([.I96]-[.K96])" office:value-type="float" office:value="0.00968543423891999" calcext:value-type="float">
            <text:p>0.0097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21705737157645" calcext:value-type="float">
            <text:p>0.7217</text:p>
          </table:table-cell>
          <table:table-cell office:value-type="float" office:value="0.0982245393574362" calcext:value-type="float">
            <text:p>0.0982</text:p>
          </table:table-cell>
          <table:table-cell office:value-type="float" office:value="0.807958593444771" calcext:value-type="float">
            <text:p>0.8080</text:p>
          </table:table-cell>
          <table:table-cell table:formula="of:=ABS([.O96]-[.Q96])" office:value-type="float" office:value="0.086252856287126" calcext:value-type="float">
            <text:p>0.0863</text:p>
          </table:table-cell>
          <table:table-cell/>
          <table:table-cell office:value-type="string" calcext:value-type="string">
            <text:p>b083</text:p>
          </table:table-cell>
          <table:table-cell office:value-type="float" office:value="0.737530311808977" calcext:value-type="float">
            <text:p>0.7375</text:p>
          </table:table-cell>
          <table:table-cell office:value-type="float" office:value="0.0769670649711595" calcext:value-type="float">
            <text:p>0.0770</text:p>
          </table:table-cell>
          <table:table-cell office:value-type="float" office:value="0.719291095965839" calcext:value-type="float">
            <text:p>0.7193</text:p>
          </table:table-cell>
          <table:table-cell table:formula="of:=ABS([.U96]-[.W96])" office:value-type="float" office:value="0.018239215843138" calcext:value-type="float">
            <text:p>0.0182</text:p>
          </table:table-cell>
        </table:table-row>
        <table:table-row table:style-name="ro1">
          <table:table-cell/>
          <table:table-cell office:value-type="string" calcext:value-type="string">
            <text:p>b084</text:p>
          </table:table-cell>
          <table:table-cell office:value-type="float" office:value="0.671800852994365" calcext:value-type="float">
            <text:p>0.6718</text:p>
          </table:table-cell>
          <table:table-cell office:value-type="float" office:value="0.233689199836102" calcext:value-type="float">
            <text:p>0.2337</text:p>
          </table:table-cell>
          <table:table-cell office:value-type="float" office:value="0.970895826952723" calcext:value-type="float">
            <text:p>0.9709</text:p>
          </table:table-cell>
          <table:table-cell table:formula="of:=ABS([.C97]-[.E97])" office:value-type="float" office:value="0.299094973958358" calcext:value-type="float">
            <text:p>0.2991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447638015306127" calcext:value-type="float">
            <text:p>0.4476</text:p>
          </table:table-cell>
          <table:table-cell office:value-type="float" office:value="0.127676436278857" calcext:value-type="float">
            <text:p>0.1277</text:p>
          </table:table-cell>
          <table:table-cell office:value-type="float" office:value="0.464349523016633" calcext:value-type="float">
            <text:p>0.4643</text:p>
          </table:table-cell>
          <table:table-cell table:formula="of:=ABS([.I97]-[.K97])" office:value-type="float" office:value="0.016711507710506" calcext:value-type="float">
            <text:p>0.0167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53027282689557" calcext:value-type="float">
            <text:p>0.5303</text:p>
          </table:table-cell>
          <table:table-cell office:value-type="float" office:value="0.20521569058664" calcext:value-type="float">
            <text:p>0.2052</text:p>
          </table:table-cell>
          <table:table-cell office:value-type="float" office:value="0.75634408786501" calcext:value-type="float">
            <text:p>0.7563</text:p>
          </table:table-cell>
          <table:table-cell table:formula="of:=ABS([.O97]-[.Q97])" office:value-type="float" office:value="0.22607126096944" calcext:value-type="float">
            <text:p>0.2261</text:p>
          </table:table-cell>
          <table:table-cell/>
          <table:table-cell office:value-type="string" calcext:value-type="string">
            <text:p>b084</text:p>
          </table:table-cell>
          <table:table-cell office:value-type="float" office:value="0.401767446328397" calcext:value-type="float">
            <text:p>0.4018</text:p>
          </table:table-cell>
          <table:table-cell office:value-type="float" office:value="0.129266229854686" calcext:value-type="float">
            <text:p>0.1293</text:p>
          </table:table-cell>
          <table:table-cell office:value-type="float" office:value="0.441943808005826" calcext:value-type="float">
            <text:p>0.4419</text:p>
          </table:table-cell>
          <table:table-cell table:formula="of:=ABS([.U97]-[.W97])" office:value-type="float" office:value="0.0401763616774291" calcext:value-type="float">
            <text:p>0.0402</text:p>
          </table:table-cell>
        </table:table-row>
        <table:table-row table:style-name="ro1">
          <table:table-cell/>
          <table:table-cell office:value-type="string" calcext:value-type="string">
            <text:p>b086</text:p>
          </table:table-cell>
          <table:table-cell office:value-type="float" office:value="0.753326141023829" calcext:value-type="float">
            <text:p>0.7533</text:p>
          </table:table-cell>
          <table:table-cell office:value-type="float" office:value="0.14186023149594" calcext:value-type="float">
            <text:p>0.1419</text:p>
          </table:table-cell>
          <table:table-cell office:value-type="float" office:value="0.828575090501373" calcext:value-type="float">
            <text:p>0.8286</text:p>
          </table:table-cell>
          <table:table-cell table:formula="of:=ABS([.C98]-[.E98])" office:value-type="float" office:value="0.0752489494775439" calcext:value-type="float">
            <text:p>0.0752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698552071203224" calcext:value-type="float">
            <text:p>0.6986</text:p>
          </table:table-cell>
          <table:table-cell office:value-type="float" office:value="0.119351390965345" calcext:value-type="float">
            <text:p>0.1194</text:p>
          </table:table-cell>
          <table:table-cell office:value-type="float" office:value="0.908783398214337" calcext:value-type="float">
            <text:p>0.9088</text:p>
          </table:table-cell>
          <table:table-cell table:formula="of:=ABS([.I98]-[.K98])" office:value-type="float" office:value="0.210231327011113" calcext:value-type="float">
            <text:p>0.2102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249814961691556" calcext:value-type="float">
            <text:p>0.2498</text:p>
          </table:table-cell>
          <table:table-cell office:value-type="float" office:value="0.0775342857353615" calcext:value-type="float">
            <text:p>0.0775</text:p>
          </table:table-cell>
          <table:table-cell office:value-type="float" office:value="0.250195790462889" calcext:value-type="float">
            <text:p>0.2502</text:p>
          </table:table-cell>
          <table:table-cell table:formula="of:=ABS([.O98]-[.Q98])" office:value-type="float" office:value="0.000380828771333025" calcext:value-type="float">
            <text:p>0.0004</text:p>
          </table:table-cell>
          <table:table-cell/>
          <table:table-cell office:value-type="string" calcext:value-type="string">
            <text:p>b086</text:p>
          </table:table-cell>
          <table:table-cell office:value-type="float" office:value="0.70349079677297" calcext:value-type="float">
            <text:p>0.7035</text:p>
          </table:table-cell>
          <table:table-cell office:value-type="float" office:value="0.14119992710182" calcext:value-type="float">
            <text:p>0.1412</text:p>
          </table:table-cell>
          <table:table-cell office:value-type="float" office:value="0.869211853410629" calcext:value-type="float">
            <text:p>0.8692</text:p>
          </table:table-cell>
          <table:table-cell table:formula="of:=ABS([.U98]-[.W98])" office:value-type="float" office:value="0.165721056637659" calcext:value-type="float">
            <text:p>0.1657</text:p>
          </table:table-cell>
        </table:table-row>
        <table:table-row table:style-name="ro1">
          <table:table-cell/>
          <table:table-cell office:value-type="string" calcext:value-type="string">
            <text:p>b087</text:p>
          </table:table-cell>
          <table:table-cell office:value-type="float" office:value="0.913993769421164" calcext:value-type="float">
            <text:p>0.9140</text:p>
          </table:table-cell>
          <table:table-cell office:value-type="float" office:value="0.193310880701631" calcext:value-type="float">
            <text:p>0.1933</text:p>
          </table:table-cell>
          <table:table-cell office:value-type="float" office:value="0.99396528653608" calcext:value-type="float">
            <text:p>0.9940</text:p>
          </table:table-cell>
          <table:table-cell table:formula="of:=ABS([.C99]-[.E99])" office:value-type="float" office:value="0.0799715171149159" calcext:value-type="float">
            <text:p>0.0800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676152649025379" calcext:value-type="float">
            <text:p>0.6762</text:p>
          </table:table-cell>
          <table:table-cell office:value-type="float" office:value="0.133920568864147" calcext:value-type="float">
            <text:p>0.1339</text:p>
          </table:table-cell>
          <table:table-cell office:value-type="float" office:value="0.731087130071896" calcext:value-type="float">
            <text:p>0.7311</text:p>
          </table:table-cell>
          <table:table-cell table:formula="of:=ABS([.I99]-[.K99])" office:value-type="float" office:value="0.054934481046517" calcext:value-type="float">
            <text:p>0.0549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682733056745692" calcext:value-type="float">
            <text:p>0.6827</text:p>
          </table:table-cell>
          <table:table-cell office:value-type="float" office:value="0.161688985475228" calcext:value-type="float">
            <text:p>0.1617</text:p>
          </table:table-cell>
          <table:table-cell office:value-type="float" office:value="0.758516111276582" calcext:value-type="float">
            <text:p>0.7585</text:p>
          </table:table-cell>
          <table:table-cell table:formula="of:=ABS([.O99]-[.Q99])" office:value-type="float" office:value="0.07578305453089" calcext:value-type="float">
            <text:p>0.0758</text:p>
          </table:table-cell>
          <table:table-cell/>
          <table:table-cell office:value-type="string" calcext:value-type="string">
            <text:p>b087</text:p>
          </table:table-cell>
          <table:table-cell office:value-type="float" office:value="0.599128062297139" calcext:value-type="float">
            <text:p>0.5991</text:p>
          </table:table-cell>
          <table:table-cell office:value-type="float" office:value="0.122240109427735" calcext:value-type="float">
            <text:p>0.1222</text:p>
          </table:table-cell>
          <table:table-cell office:value-type="float" office:value="0.648119861793503" calcext:value-type="float">
            <text:p>0.6481</text:p>
          </table:table-cell>
          <table:table-cell table:formula="of:=ABS([.U99]-[.W99])" office:value-type="float" office:value="0.048991799496364" calcext:value-type="float">
            <text:p>0.0490</text:p>
          </table:table-cell>
        </table:table-row>
        <table:table-row table:style-name="ro1">
          <table:table-cell/>
          <table:table-cell office:value-type="string" calcext:value-type="string">
            <text:p>b088</text:p>
          </table:table-cell>
          <table:table-cell office:value-type="float" office:value="0.764276699211088" calcext:value-type="float">
            <text:p>0.7643</text:p>
          </table:table-cell>
          <table:table-cell office:value-type="float" office:value="0.224994783789042" calcext:value-type="float">
            <text:p>0.2250</text:p>
          </table:table-cell>
          <table:table-cell office:value-type="float" office:value="0.872762523777885" calcext:value-type="float">
            <text:p>0.8728</text:p>
          </table:table-cell>
          <table:table-cell table:formula="of:=ABS([.C100]-[.E100])" office:value-type="float" office:value="0.108485824566797" calcext:value-type="float">
            <text:p>0.1085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599572278292014" calcext:value-type="float">
            <text:p>0.5996</text:p>
          </table:table-cell>
          <table:table-cell office:value-type="float" office:value="0.191572871513404" calcext:value-type="float">
            <text:p>0.1916</text:p>
          </table:table-cell>
          <table:table-cell office:value-type="float" office:value="0.911601122024898" calcext:value-type="float">
            <text:p>0.9116</text:p>
          </table:table-cell>
          <table:table-cell table:formula="of:=ABS([.I100]-[.K100])" office:value-type="float" office:value="0.312028843732884" calcext:value-type="float">
            <text:p>0.3120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362848275703144" calcext:value-type="float">
            <text:p>0.3628</text:p>
          </table:table-cell>
          <table:table-cell office:value-type="float" office:value="0.266500438292131" calcext:value-type="float">
            <text:p>0.2665</text:p>
          </table:table-cell>
          <table:table-cell office:value-type="float" office:value="0.506167888330184" calcext:value-type="float">
            <text:p>0.5062</text:p>
          </table:table-cell>
          <table:table-cell table:formula="of:=ABS([.O100]-[.Q100])" office:value-type="float" office:value="0.14331961262704" calcext:value-type="float">
            <text:p>0.1433</text:p>
          </table:table-cell>
          <table:table-cell/>
          <table:table-cell office:value-type="string" calcext:value-type="string">
            <text:p>b088</text:p>
          </table:table-cell>
          <table:table-cell office:value-type="float" office:value="0.609762048639085" calcext:value-type="float">
            <text:p>0.6098</text:p>
          </table:table-cell>
          <table:table-cell office:value-type="float" office:value="0.182131479941279" calcext:value-type="float">
            <text:p>0.1821</text:p>
          </table:table-cell>
          <table:table-cell office:value-type="float" office:value="0.859836350058784" calcext:value-type="float">
            <text:p>0.8598</text:p>
          </table:table-cell>
          <table:table-cell table:formula="of:=ABS([.U100]-[.W100])" office:value-type="float" office:value="0.250074301419699" calcext:value-type="float">
            <text:p>0.2501</text:p>
          </table:table-cell>
        </table:table-row>
        <table:table-row table:style-name="ro1">
          <table:table-cell/>
          <table:table-cell office:value-type="string" calcext:value-type="string">
            <text:p>b089</text:p>
          </table:table-cell>
          <table:table-cell office:value-type="float" office:value="0.751860960825557" calcext:value-type="float">
            <text:p>0.7519</text:p>
          </table:table-cell>
          <table:table-cell office:value-type="float" office:value="0.107161308459528" calcext:value-type="float">
            <text:p>0.1072</text:p>
          </table:table-cell>
          <table:table-cell office:value-type="float" office:value="0.784313735132363" calcext:value-type="float">
            <text:p>0.7843</text:p>
          </table:table-cell>
          <table:table-cell table:formula="of:=ABS([.C101]-[.E101])" office:value-type="float" office:value="0.0324527743068059" calcext:value-type="float">
            <text:p>0.0325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816174157885066" calcext:value-type="float">
            <text:p>0.8162</text:p>
          </table:table-cell>
          <table:table-cell office:value-type="float" office:value="0.102269061185821" calcext:value-type="float">
            <text:p>0.1023</text:p>
          </table:table-cell>
          <table:table-cell office:value-type="float" office:value="0.853759311240162" calcext:value-type="float">
            <text:p>0.8538</text:p>
          </table:table-cell>
          <table:table-cell table:formula="of:=ABS([.I101]-[.K101])" office:value-type="float" office:value="0.0375851533550959" calcext:value-type="float">
            <text:p>0.0376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779196098002635" calcext:value-type="float">
            <text:p>0.7792</text:p>
          </table:table-cell>
          <table:table-cell office:value-type="float" office:value="0.111404988686428" calcext:value-type="float">
            <text:p>0.1114</text:p>
          </table:table-cell>
          <table:table-cell office:value-type="float" office:value="0.807324345164676" calcext:value-type="float">
            <text:p>0.8073</text:p>
          </table:table-cell>
          <table:table-cell table:formula="of:=ABS([.O101]-[.Q101])" office:value-type="float" office:value="0.0281282471620411" calcext:value-type="float">
            <text:p>0.0281</text:p>
          </table:table-cell>
          <table:table-cell/>
          <table:table-cell office:value-type="string" calcext:value-type="string">
            <text:p>b089</text:p>
          </table:table-cell>
          <table:table-cell office:value-type="float" office:value="0.804573831675346" calcext:value-type="float">
            <text:p>0.8046</text:p>
          </table:table-cell>
          <table:table-cell office:value-type="float" office:value="0.0982148661073584" calcext:value-type="float">
            <text:p>0.0982</text:p>
          </table:table-cell>
          <table:table-cell office:value-type="float" office:value="0.838376534939821" calcext:value-type="float">
            <text:p>0.8384</text:p>
          </table:table-cell>
          <table:table-cell table:formula="of:=ABS([.U101]-[.W101])" office:value-type="float" office:value="0.0338027032644751" calcext:value-type="float">
            <text:p>0.0338</text:p>
          </table:table-cell>
        </table:table-row>
        <table:table-row table:style-name="ro1">
          <table:table-cell/>
          <table:table-cell office:value-type="string" calcext:value-type="string">
            <text:p>b090</text:p>
          </table:table-cell>
          <table:table-cell office:value-type="float" office:value="0.825141744314867" calcext:value-type="float">
            <text:p>0.8251</text:p>
          </table:table-cell>
          <table:table-cell office:value-type="float" office:value="0.123328270598401" calcext:value-type="float">
            <text:p>0.1233</text:p>
          </table:table-cell>
          <table:table-cell office:value-type="float" office:value="0.877504340698492" calcext:value-type="float">
            <text:p>0.8775</text:p>
          </table:table-cell>
          <table:table-cell table:formula="of:=ABS([.C102]-[.E102])" office:value-type="float" office:value="0.052362596383625" calcext:value-type="float">
            <text:p>0.0524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78000721485204" calcext:value-type="float">
            <text:p>0.7780</text:p>
          </table:table-cell>
          <table:table-cell office:value-type="float" office:value="0.0981077292313868" calcext:value-type="float">
            <text:p>0.0981</text:p>
          </table:table-cell>
          <table:table-cell office:value-type="float" office:value="0.75026222651019" calcext:value-type="float">
            <text:p>0.7503</text:p>
          </table:table-cell>
          <table:table-cell table:formula="of:=ABS([.I102]-[.K102])" office:value-type="float" office:value="0.027738494975014" calcext:value-type="float">
            <text:p>0.0277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64883194655124" calcext:value-type="float">
            <text:p>0.7649</text:p>
          </table:table-cell>
          <table:table-cell office:value-type="float" office:value="0.117478336104721" calcext:value-type="float">
            <text:p>0.1175</text:p>
          </table:table-cell>
          <table:table-cell office:value-type="float" office:value="0.860967960623881" calcext:value-type="float">
            <text:p>0.8610</text:p>
          </table:table-cell>
          <table:table-cell table:formula="of:=ABS([.O102]-[.Q102])" office:value-type="float" office:value="0.0960847659687569" calcext:value-type="float">
            <text:p>0.0961</text:p>
          </table:table-cell>
          <table:table-cell/>
          <table:table-cell office:value-type="string" calcext:value-type="string">
            <text:p>b090</text:p>
          </table:table-cell>
          <table:table-cell office:value-type="float" office:value="0.741187244519716" calcext:value-type="float">
            <text:p>0.7412</text:p>
          </table:table-cell>
          <table:table-cell office:value-type="float" office:value="0.0989860743907706" calcext:value-type="float">
            <text:p>0.0990</text:p>
          </table:table-cell>
          <table:table-cell office:value-type="float" office:value="0.691458357143258" calcext:value-type="float">
            <text:p>0.6915</text:p>
          </table:table-cell>
          <table:table-cell table:formula="of:=ABS([.U102]-[.W102])" office:value-type="float" office:value="0.049728887376458" calcext:value-type="float">
            <text:p>0.0497</text:p>
          </table:table-cell>
        </table:table-row>
        <table:table-row table:style-name="ro1">
          <table:table-cell/>
          <table:table-cell office:value-type="string" calcext:value-type="string">
            <text:p>b091</text:p>
          </table:table-cell>
          <table:table-cell office:value-type="float" office:value="0.804582816650778" calcext:value-type="float">
            <text:p>0.8046</text:p>
          </table:table-cell>
          <table:table-cell office:value-type="float" office:value="0.128886575158312" calcext:value-type="float">
            <text:p>0.1289</text:p>
          </table:table-cell>
          <table:table-cell office:value-type="float" office:value="0.667959619082071" calcext:value-type="float">
            <text:p>0.6680</text:p>
          </table:table-cell>
          <table:table-cell table:formula="of:=ABS([.C103]-[.E103])" office:value-type="float" office:value="0.136623197568707" calcext:value-type="float">
            <text:p>0.1366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675188553102919" calcext:value-type="float">
            <text:p>0.6752</text:p>
          </table:table-cell>
          <table:table-cell office:value-type="float" office:value="0.116094719708835" calcext:value-type="float">
            <text:p>0.1161</text:p>
          </table:table-cell>
          <table:table-cell office:value-type="float" office:value="0.621728168817076" calcext:value-type="float">
            <text:p>0.6217</text:p>
          </table:table-cell>
          <table:table-cell table:formula="of:=ABS([.I103]-[.K103])" office:value-type="float" office:value="0.053460384285843" calcext:value-type="float">
            <text:p>0.0535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485069128328266" calcext:value-type="float">
            <text:p>0.4851</text:p>
          </table:table-cell>
          <table:table-cell office:value-type="float" office:value="0.0916978105150309" calcext:value-type="float">
            <text:p>0.0917</text:p>
          </table:table-cell>
          <table:table-cell office:value-type="float" office:value="0.434507887777198" calcext:value-type="float">
            <text:p>0.4345</text:p>
          </table:table-cell>
          <table:table-cell table:formula="of:=ABS([.O103]-[.Q103])" office:value-type="float" office:value="0.050561240551068" calcext:value-type="float">
            <text:p>0.0506</text:p>
          </table:table-cell>
          <table:table-cell/>
          <table:table-cell office:value-type="string" calcext:value-type="string">
            <text:p>b091</text:p>
          </table:table-cell>
          <table:table-cell office:value-type="float" office:value="0.690359730357766" calcext:value-type="float">
            <text:p>0.6904</text:p>
          </table:table-cell>
          <table:table-cell office:value-type="float" office:value="0.115327331316432" calcext:value-type="float">
            <text:p>0.1153</text:p>
          </table:table-cell>
          <table:table-cell office:value-type="float" office:value="0.625089265676053" calcext:value-type="float">
            <text:p>0.6251</text:p>
          </table:table-cell>
          <table:table-cell table:formula="of:=ABS([.U103]-[.W103])" office:value-type="float" office:value="0.0652704646817131" calcext:value-type="float">
            <text:p>0.0653</text:p>
          </table:table-cell>
        </table:table-row>
        <table:table-row table:style-name="ro1">
          <table:table-cell/>
          <table:table-cell office:value-type="string" calcext:value-type="string">
            <text:p>b092</text:p>
          </table:table-cell>
          <table:table-cell office:value-type="float" office:value="0.946391807066226" calcext:value-type="float">
            <text:p>0.9464</text:p>
          </table:table-cell>
          <table:table-cell office:value-type="float" office:value="0.0415172851068775" calcext:value-type="float">
            <text:p>0.0415</text:p>
          </table:table-cell>
          <table:table-cell office:value-type="float" office:value="0.864864449241992" calcext:value-type="float">
            <text:p>0.8649</text:p>
          </table:table-cell>
          <table:table-cell table:formula="of:=ABS([.C104]-[.E104])" office:value-type="float" office:value="0.081527357824234" calcext:value-type="float">
            <text:p>0.0815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07938017102527" calcext:value-type="float">
            <text:p>0.7079</text:p>
          </table:table-cell>
          <table:table-cell office:value-type="float" office:value="0.0406691437106665" calcext:value-type="float">
            <text:p>0.0407</text:p>
          </table:table-cell>
          <table:table-cell office:value-type="float" office:value="0.80275301491341" calcext:value-type="float">
            <text:p>0.8028</text:p>
          </table:table-cell>
          <table:table-cell table:formula="of:=ABS([.I104]-[.K104])" office:value-type="float" office:value="0.094814997810883" calcext:value-type="float">
            <text:p>0.0948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821206262645635" calcext:value-type="float">
            <text:p>0.8212</text:p>
          </table:table-cell>
          <table:table-cell office:value-type="float" office:value="0.0384307391731854" calcext:value-type="float">
            <text:p>0.0384</text:p>
          </table:table-cell>
          <table:table-cell office:value-type="float" office:value="0.825404001120277" calcext:value-type="float">
            <text:p>0.8254</text:p>
          </table:table-cell>
          <table:table-cell table:formula="of:=ABS([.O104]-[.Q104])" office:value-type="float" office:value="0.004197738474642" calcext:value-type="float">
            <text:p>0.0042</text:p>
          </table:table-cell>
          <table:table-cell/>
          <table:table-cell office:value-type="string" calcext:value-type="string">
            <text:p>b092</text:p>
          </table:table-cell>
          <table:table-cell office:value-type="float" office:value="0.757609982972335" calcext:value-type="float">
            <text:p>0.7576</text:p>
          </table:table-cell>
          <table:table-cell office:value-type="float" office:value="0.0300363272662453" calcext:value-type="float">
            <text:p>0.0300</text:p>
          </table:table-cell>
          <table:table-cell office:value-type="float" office:value="0.868760531717825" calcext:value-type="float">
            <text:p>0.8688</text:p>
          </table:table-cell>
          <table:table-cell table:formula="of:=ABS([.U104]-[.W104])" office:value-type="float" office:value="0.11115054874549" calcext:value-type="float">
            <text:p>0.1112</text:p>
          </table:table-cell>
        </table:table-row>
        <table:table-row table:style-name="ro1">
          <table:table-cell/>
          <table:table-cell office:value-type="string" calcext:value-type="string">
            <text:p>b093</text:p>
          </table:table-cell>
          <table:table-cell office:value-type="float" office:value="0.776151611175245" calcext:value-type="float">
            <text:p>0.7762</text:p>
          </table:table-cell>
          <table:table-cell office:value-type="float" office:value="0.0989423726087884" calcext:value-type="float">
            <text:p>0.0989</text:p>
          </table:table-cell>
          <table:table-cell office:value-type="float" office:value="0.779160202422289" calcext:value-type="float">
            <text:p>0.7792</text:p>
          </table:table-cell>
          <table:table-cell table:formula="of:=ABS([.C105]-[.E105])" office:value-type="float" office:value="0.00300859124704389" calcext:value-type="float">
            <text:p>0.0030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621796766459664" calcext:value-type="float">
            <text:p>0.6218</text:p>
          </table:table-cell>
          <table:table-cell office:value-type="float" office:value="0.0869491216434442" calcext:value-type="float">
            <text:p>0.0869</text:p>
          </table:table-cell>
          <table:table-cell office:value-type="float" office:value="0.646065282802611" calcext:value-type="float">
            <text:p>0.6461</text:p>
          </table:table-cell>
          <table:table-cell table:formula="of:=ABS([.I105]-[.K105])" office:value-type="float" office:value="0.0242685163429469" calcext:value-type="float">
            <text:p>0.0243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519922849774092" calcext:value-type="float">
            <text:p>0.5199</text:p>
          </table:table-cell>
          <table:table-cell office:value-type="float" office:value="0.0678976688956483" calcext:value-type="float">
            <text:p>0.0679</text:p>
          </table:table-cell>
          <table:table-cell office:value-type="float" office:value="0.53104155082616" calcext:value-type="float">
            <text:p>0.5310</text:p>
          </table:table-cell>
          <table:table-cell table:formula="of:=ABS([.O105]-[.Q105])" office:value-type="float" office:value="0.0111187010520679" calcext:value-type="float">
            <text:p>0.0111</text:p>
          </table:table-cell>
          <table:table-cell/>
          <table:table-cell office:value-type="string" calcext:value-type="string">
            <text:p>b093</text:p>
          </table:table-cell>
          <table:table-cell office:value-type="float" office:value="0.585146215970394" calcext:value-type="float">
            <text:p>0.5851</text:p>
          </table:table-cell>
          <table:table-cell office:value-type="float" office:value="0.0822752854762584" calcext:value-type="float">
            <text:p>0.0823</text:p>
          </table:table-cell>
          <table:table-cell office:value-type="float" office:value="0.599800662758675" calcext:value-type="float">
            <text:p>0.5998</text:p>
          </table:table-cell>
          <table:table-cell table:formula="of:=ABS([.U105]-[.W105])" office:value-type="float" office:value="0.014654446788281" calcext:value-type="float">
            <text:p>0.0147</text:p>
          </table:table-cell>
        </table:table-row>
        <table:table-row table:style-name="ro1">
          <table:table-cell/>
          <table:table-cell office:value-type="string" calcext:value-type="string">
            <text:p>b094</text:p>
          </table:table-cell>
          <table:table-cell office:value-type="float" office:value="0.873719038453579" calcext:value-type="float">
            <text:p>0.8737</text:p>
          </table:table-cell>
          <table:table-cell office:value-type="float" office:value="0.0894869009266676" calcext:value-type="float">
            <text:p>0.0895</text:p>
          </table:table-cell>
          <table:table-cell office:value-type="float" office:value="0.880639374803297" calcext:value-type="float">
            <text:p>0.8806</text:p>
          </table:table-cell>
          <table:table-cell table:formula="of:=ABS([.C106]-[.E106])" office:value-type="float" office:value="0.00692033634971789" calcext:value-type="float">
            <text:p>0.0069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684542375086418" calcext:value-type="float">
            <text:p>0.6845</text:p>
          </table:table-cell>
          <table:table-cell office:value-type="float" office:value="0.093317980918806" calcext:value-type="float">
            <text:p>0.0933</text:p>
          </table:table-cell>
          <table:table-cell office:value-type="float" office:value="0.690488381266122" calcext:value-type="float">
            <text:p>0.6905</text:p>
          </table:table-cell>
          <table:table-cell table:formula="of:=ABS([.I106]-[.K106])" office:value-type="float" office:value="0.00594600617970409" calcext:value-type="float">
            <text:p>0.0059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753284292398714" calcext:value-type="float">
            <text:p>0.7533</text:p>
          </table:table-cell>
          <table:table-cell office:value-type="float" office:value="0.0653559393303924" calcext:value-type="float">
            <text:p>0.0654</text:p>
          </table:table-cell>
          <table:table-cell office:value-type="float" office:value="0.749558408890152" calcext:value-type="float">
            <text:p>0.7496</text:p>
          </table:table-cell>
          <table:table-cell table:formula="of:=ABS([.O106]-[.Q106])" office:value-type="float" office:value="0.00372588350856207" calcext:value-type="float">
            <text:p>0.0037</text:p>
          </table:table-cell>
          <table:table-cell/>
          <table:table-cell office:value-type="string" calcext:value-type="string">
            <text:p>b094</text:p>
          </table:table-cell>
          <table:table-cell office:value-type="float" office:value="0.761496206175725" calcext:value-type="float">
            <text:p>0.7615</text:p>
          </table:table-cell>
          <table:table-cell office:value-type="float" office:value="0.097113246246852" calcext:value-type="float">
            <text:p>0.0971</text:p>
          </table:table-cell>
          <table:table-cell office:value-type="float" office:value="0.767362832451499" calcext:value-type="float">
            <text:p>0.7674</text:p>
          </table:table-cell>
          <table:table-cell table:formula="of:=ABS([.U106]-[.W106])" office:value-type="float" office:value="0.00586662627577395" calcext:value-type="float">
            <text:p>0.0059</text:p>
          </table:table-cell>
        </table:table-row>
        <table:table-row table:style-name="ro1">
          <table:table-cell/>
          <table:table-cell office:value-type="string" calcext:value-type="string">
            <text:p>b095</text:p>
          </table:table-cell>
          <table:table-cell office:value-type="float" office:value="0.786013377356433" calcext:value-type="float">
            <text:p>0.7860</text:p>
          </table:table-cell>
          <table:table-cell office:value-type="float" office:value="0.111712181601373" calcext:value-type="float">
            <text:p>0.1117</text:p>
          </table:table-cell>
          <table:table-cell office:value-type="float" office:value="0.839860894036912" calcext:value-type="float">
            <text:p>0.8399</text:p>
          </table:table-cell>
          <table:table-cell table:formula="of:=ABS([.C107]-[.E107])" office:value-type="float" office:value="0.053847516680479" calcext:value-type="float">
            <text:p>0.0538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634987214229726" calcext:value-type="float">
            <text:p>0.6350</text:p>
          </table:table-cell>
          <table:table-cell office:value-type="float" office:value="0.106715764475082" calcext:value-type="float">
            <text:p>0.1067</text:p>
          </table:table-cell>
          <table:table-cell office:value-type="float" office:value="0.625186286472947" calcext:value-type="float">
            <text:p>0.6252</text:p>
          </table:table-cell>
          <table:table-cell table:formula="of:=ABS([.I107]-[.K107])" office:value-type="float" office:value="0.00980092775677899" calcext:value-type="float">
            <text:p>0.0098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813275673277237" calcext:value-type="float">
            <text:p>0.8133</text:p>
          </table:table-cell>
          <table:table-cell office:value-type="float" office:value="0.102736043974479" calcext:value-type="float">
            <text:p>0.1027</text:p>
          </table:table-cell>
          <table:table-cell office:value-type="float" office:value="0.864103645658475" calcext:value-type="float">
            <text:p>0.8641</text:p>
          </table:table-cell>
          <table:table-cell table:formula="of:=ABS([.O107]-[.Q107])" office:value-type="float" office:value="0.050827972381238" calcext:value-type="float">
            <text:p>0.0508</text:p>
          </table:table-cell>
          <table:table-cell/>
          <table:table-cell office:value-type="string" calcext:value-type="string">
            <text:p>b095</text:p>
          </table:table-cell>
          <table:table-cell office:value-type="float" office:value="0.673909725228887" calcext:value-type="float">
            <text:p>0.6739</text:p>
          </table:table-cell>
          <table:table-cell office:value-type="float" office:value="0.106833155545263" calcext:value-type="float">
            <text:p>0.1068</text:p>
          </table:table-cell>
          <table:table-cell office:value-type="float" office:value="0.673370708097525" calcext:value-type="float">
            <text:p>0.6734</text:p>
          </table:table-cell>
          <table:table-cell table:formula="of:=ABS([.U107]-[.W107])" office:value-type="float" office:value="0.000539017131361952" calcext:value-type="float">
            <text:p>0.0005</text:p>
          </table:table-cell>
        </table:table-row>
        <table:table-row table:style-name="ro1">
          <table:table-cell/>
          <table:table-cell office:value-type="string" calcext:value-type="string">
            <text:p>b096</text:p>
          </table:table-cell>
          <table:table-cell office:value-type="float" office:value="0.883832672991186" calcext:value-type="float">
            <text:p>0.8838</text:p>
          </table:table-cell>
          <table:table-cell office:value-type="float" office:value="0.108086096171425" calcext:value-type="float">
            <text:p>0.1081</text:p>
          </table:table-cell>
          <table:table-cell office:value-type="float" office:value="0.966093974147997" calcext:value-type="float">
            <text:p>0.9661</text:p>
          </table:table-cell>
          <table:table-cell table:formula="of:=ABS([.C108]-[.E108])" office:value-type="float" office:value="0.082261301156811" calcext:value-type="float">
            <text:p>0.0823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864440493736803" calcext:value-type="float">
            <text:p>0.8644</text:p>
          </table:table-cell>
          <table:table-cell office:value-type="float" office:value="0.110229243034852" calcext:value-type="float">
            <text:p>0.1102</text:p>
          </table:table-cell>
          <table:table-cell office:value-type="float" office:value="0.955866178532099" calcext:value-type="float">
            <text:p>0.9559</text:p>
          </table:table-cell>
          <table:table-cell table:formula="of:=ABS([.I108]-[.K108])" office:value-type="float" office:value="0.091425684795296" calcext:value-type="float">
            <text:p>0.0914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711358086210486" calcext:value-type="float">
            <text:p>0.7114</text:p>
          </table:table-cell>
          <table:table-cell office:value-type="float" office:value="0.0791673660952393" calcext:value-type="float">
            <text:p>0.0792</text:p>
          </table:table-cell>
          <table:table-cell office:value-type="float" office:value="0.707225288665821" calcext:value-type="float">
            <text:p>0.7072</text:p>
          </table:table-cell>
          <table:table-cell table:formula="of:=ABS([.O108]-[.Q108])" office:value-type="float" office:value="0.004132797544665" calcext:value-type="float">
            <text:p>0.0041</text:p>
          </table:table-cell>
          <table:table-cell/>
          <table:table-cell office:value-type="string" calcext:value-type="string">
            <text:p>b096</text:p>
          </table:table-cell>
          <table:table-cell office:value-type="float" office:value="0.861998529620642" calcext:value-type="float">
            <text:p>0.8620</text:p>
          </table:table-cell>
          <table:table-cell office:value-type="float" office:value="0.110546955070098" calcext:value-type="float">
            <text:p>0.1105</text:p>
          </table:table-cell>
          <table:table-cell office:value-type="float" office:value="0.954812467916304" calcext:value-type="float">
            <text:p>0.9548</text:p>
          </table:table-cell>
          <table:table-cell table:formula="of:=ABS([.U108]-[.W108])" office:value-type="float" office:value="0.092813938295662" calcext:value-type="float">
            <text:p>0.0928</text:p>
          </table:table-cell>
        </table:table-row>
        <table:table-row table:style-name="ro1">
          <table:table-cell/>
          <table:table-cell office:value-type="string" calcext:value-type="string">
            <text:p>b097</text:p>
          </table:table-cell>
          <table:table-cell office:value-type="float" office:value="0.722520573507855" calcext:value-type="float">
            <text:p>0.7225</text:p>
          </table:table-cell>
          <table:table-cell office:value-type="float" office:value="0.180590715859584" calcext:value-type="float">
            <text:p>0.1806</text:p>
          </table:table-cell>
          <table:table-cell office:value-type="float" office:value="0.94806184772062" calcext:value-type="float">
            <text:p>0.9481</text:p>
          </table:table-cell>
          <table:table-cell table:formula="of:=ABS([.C109]-[.E109])" office:value-type="float" office:value="0.225541274212765" calcext:value-type="float">
            <text:p>0.2255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05246813013711" calcext:value-type="float">
            <text:p>0.7052</text:p>
          </table:table-cell>
          <table:table-cell office:value-type="float" office:value="0.166368941156343" calcext:value-type="float">
            <text:p>0.1664</text:p>
          </table:table-cell>
          <table:table-cell office:value-type="float" office:value="0.791100131425249" calcext:value-type="float">
            <text:p>0.7911</text:p>
          </table:table-cell>
          <table:table-cell table:formula="of:=ABS([.I109]-[.K109])" office:value-type="float" office:value="0.085853318411538" calcext:value-type="float">
            <text:p>0.0859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547822484692165" calcext:value-type="float">
            <text:p>0.5478</text:p>
          </table:table-cell>
          <table:table-cell office:value-type="float" office:value="0.124619901496096" calcext:value-type="float">
            <text:p>0.1246</text:p>
          </table:table-cell>
          <table:table-cell office:value-type="float" office:value="0.598452794346285" calcext:value-type="float">
            <text:p>0.5985</text:p>
          </table:table-cell>
          <table:table-cell table:formula="of:=ABS([.O109]-[.Q109])" office:value-type="float" office:value="0.0506303096541201" calcext:value-type="float">
            <text:p>0.0506</text:p>
          </table:table-cell>
          <table:table-cell/>
          <table:table-cell office:value-type="string" calcext:value-type="string">
            <text:p>b097</text:p>
          </table:table-cell>
          <table:table-cell office:value-type="float" office:value="0.730682014419927" calcext:value-type="float">
            <text:p>0.7307</text:p>
          </table:table-cell>
          <table:table-cell office:value-type="float" office:value="0.173376894517066" calcext:value-type="float">
            <text:p>0.1734</text:p>
          </table:table-cell>
          <table:table-cell office:value-type="float" office:value="0.797354889742539" calcext:value-type="float">
            <text:p>0.7974</text:p>
          </table:table-cell>
          <table:table-cell table:formula="of:=ABS([.U109]-[.W109])" office:value-type="float" office:value="0.066672875322612" calcext:value-type="float">
            <text:p>0.0667</text:p>
          </table:table-cell>
        </table:table-row>
        <table:table-row table:style-name="ro1">
          <table:table-cell/>
          <table:table-cell office:value-type="string" calcext:value-type="string">
            <text:p>b098</text:p>
          </table:table-cell>
          <table:table-cell office:value-type="float" office:value="0.59639756913196" calcext:value-type="float">
            <text:p>0.5964</text:p>
          </table:table-cell>
          <table:table-cell office:value-type="float" office:value="0.24622843287091" calcext:value-type="float">
            <text:p>0.2462</text:p>
          </table:table-cell>
          <table:table-cell office:value-type="float" office:value="0.411837815673213" calcext:value-type="float">
            <text:p>0.4118</text:p>
          </table:table-cell>
          <table:table-cell table:formula="of:=ABS([.C110]-[.E110])" office:value-type="float" office:value="0.184559753458747" calcext:value-type="float">
            <text:p>0.1846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419118096396401" calcext:value-type="float">
            <text:p>0.4191</text:p>
          </table:table-cell>
          <table:table-cell office:value-type="float" office:value="0.209974913195383" calcext:value-type="float">
            <text:p>0.2100</text:p>
          </table:table-cell>
          <table:table-cell office:value-type="float" office:value="0.512476537636963" calcext:value-type="float">
            <text:p>0.5125</text:p>
          </table:table-cell>
          <table:table-cell table:formula="of:=ABS([.I110]-[.K110])" office:value-type="float" office:value="0.093358441240562" calcext:value-type="float">
            <text:p>0.0934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381959652241071" calcext:value-type="float">
            <text:p>0.3820</text:p>
          </table:table-cell>
          <table:table-cell office:value-type="float" office:value="0.204149391717803" calcext:value-type="float">
            <text:p>0.2041</text:p>
          </table:table-cell>
          <table:table-cell office:value-type="float" office:value="0.502277107901635" calcext:value-type="float">
            <text:p>0.5023</text:p>
          </table:table-cell>
          <table:table-cell table:formula="of:=ABS([.O110]-[.Q110])" office:value-type="float" office:value="0.120317455660564" calcext:value-type="float">
            <text:p>0.1203</text:p>
          </table:table-cell>
          <table:table-cell/>
          <table:table-cell office:value-type="string" calcext:value-type="string">
            <text:p>b098</text:p>
          </table:table-cell>
          <table:table-cell office:value-type="float" office:value="0.430205848999337" calcext:value-type="float">
            <text:p>0.4302</text:p>
          </table:table-cell>
          <table:table-cell office:value-type="float" office:value="0.21776352338298" calcext:value-type="float">
            <text:p>0.2178</text:p>
          </table:table-cell>
          <table:table-cell office:value-type="float" office:value="0.448213568629087" calcext:value-type="float">
            <text:p>0.4482</text:p>
          </table:table-cell>
          <table:table-cell table:formula="of:=ABS([.U110]-[.W110])" office:value-type="float" office:value="0.01800771962975" calcext:value-type="float">
            <text:p>0.0180</text:p>
          </table:table-cell>
        </table:table-row>
        <table:table-row table:style-name="ro1">
          <table:table-cell/>
          <table:table-cell office:value-type="string" calcext:value-type="string">
            <text:p>b099</text:p>
          </table:table-cell>
          <table:table-cell office:value-type="float" office:value="0.783130161782921" calcext:value-type="float">
            <text:p>0.7831</text:p>
          </table:table-cell>
          <table:table-cell office:value-type="float" office:value="0.195926251953682" calcext:value-type="float">
            <text:p>0.1959</text:p>
          </table:table-cell>
          <table:table-cell office:value-type="float" office:value="0.816118538300332" calcext:value-type="float">
            <text:p>0.8161</text:p>
          </table:table-cell>
          <table:table-cell table:formula="of:=ABS([.C111]-[.E111])" office:value-type="float" office:value="0.032988376517411" calcext:value-type="float">
            <text:p>0.0330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499586889920401" calcext:value-type="float">
            <text:p>0.4996</text:p>
          </table:table-cell>
          <table:table-cell office:value-type="float" office:value="0.103022463520055" calcext:value-type="float">
            <text:p>0.1030</text:p>
          </table:table-cell>
          <table:table-cell office:value-type="float" office:value="0.424961414143428" calcext:value-type="float">
            <text:p>0.4250</text:p>
          </table:table-cell>
          <table:table-cell table:formula="of:=ABS([.I111]-[.K111])" office:value-type="float" office:value="0.074625475776973" calcext:value-type="float">
            <text:p>0.0746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428471554265695" calcext:value-type="float">
            <text:p>0.4285</text:p>
          </table:table-cell>
          <table:table-cell office:value-type="float" office:value="0.0996870661128146" calcext:value-type="float">
            <text:p>0.0997</text:p>
          </table:table-cell>
          <table:table-cell office:value-type="float" office:value="0.332604572503211" calcext:value-type="float">
            <text:p>0.3326</text:p>
          </table:table-cell>
          <table:table-cell table:formula="of:=ABS([.O111]-[.Q111])" office:value-type="float" office:value="0.095866981762484" calcext:value-type="float">
            <text:p>0.0959</text:p>
          </table:table-cell>
          <table:table-cell/>
          <table:table-cell office:value-type="string" calcext:value-type="string">
            <text:p>b099</text:p>
          </table:table-cell>
          <table:table-cell office:value-type="float" office:value="0.49638343380097" calcext:value-type="float">
            <text:p>0.4964</text:p>
          </table:table-cell>
          <table:table-cell office:value-type="float" office:value="0.100802906712244" calcext:value-type="float">
            <text:p>0.1008</text:p>
          </table:table-cell>
          <table:table-cell office:value-type="float" office:value="0.421916264607674" calcext:value-type="float">
            <text:p>0.4219</text:p>
          </table:table-cell>
          <table:table-cell table:formula="of:=ABS([.U111]-[.W111])" office:value-type="float" office:value="0.074467169193296" calcext:value-type="float">
            <text:p>0.0745</text:p>
          </table:table-cell>
        </table:table-row>
        <table:table-row table:style-name="ro1">
          <table:table-cell/>
          <table:table-cell office:value-type="string" calcext:value-type="string">
            <text:p>b100</text:p>
          </table:table-cell>
          <table:table-cell office:value-type="float" office:value="0.92928943514653" calcext:value-type="float">
            <text:p>0.9293</text:p>
          </table:table-cell>
          <table:table-cell office:value-type="float" office:value="0.160016508823447" calcext:value-type="float">
            <text:p>0.1600</text:p>
          </table:table-cell>
          <table:table-cell office:value-type="float" office:value="0.955484841801318" calcext:value-type="float">
            <text:p>0.9555</text:p>
          </table:table-cell>
          <table:table-cell table:formula="of:=ABS([.C112]-[.E112])" office:value-type="float" office:value="0.0261954066547881" calcext:value-type="float">
            <text:p>0.0262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25487234789727" calcext:value-type="float">
            <text:p>0.9255</text:p>
          </table:table-cell>
          <table:table-cell office:value-type="float" office:value="0.157753181639906" calcext:value-type="float">
            <text:p>0.1578</text:p>
          </table:table-cell>
          <table:table-cell office:value-type="float" office:value="0.971075983607179" calcext:value-type="float">
            <text:p>0.9711</text:p>
          </table:table-cell>
          <table:table-cell table:formula="of:=ABS([.I112]-[.K112])" office:value-type="float" office:value="0.045588748817452" calcext:value-type="float">
            <text:p>0.0456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69557725750858" calcext:value-type="float">
            <text:p>0.6956</text:p>
          </table:table-cell>
          <table:table-cell office:value-type="float" office:value="0.153194629616932" calcext:value-type="float">
            <text:p>0.1532</text:p>
          </table:table-cell>
          <table:table-cell office:value-type="float" office:value="0.626281648772117" calcext:value-type="float">
            <text:p>0.6263</text:p>
          </table:table-cell>
          <table:table-cell table:formula="of:=ABS([.O112]-[.Q112])" office:value-type="float" office:value="0.069295608736463" calcext:value-type="float">
            <text:p>0.0693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24380764795103" calcext:value-type="float">
            <text:p>0.9244</text:p>
          </table:table-cell>
          <table:table-cell office:value-type="float" office:value="0.157503105453943" calcext:value-type="float">
            <text:p>0.1575</text:p>
          </table:table-cell>
          <table:table-cell office:value-type="float" office:value="0.974109676247033" calcext:value-type="float">
            <text:p>0.9741</text:p>
          </table:table-cell>
          <table:table-cell table:formula="of:=ABS([.U112]-[.W112])" office:value-type="float" office:value="0.0497289114519299" calcext:value-type="float">
            <text:p>0.0497</text:p>
          </table:table-cell>
        </table:table-row>
        <table:table-row table:style-name="ro1">
          <table:table-cell/>
          <table:table-cell office:value-type="string" calcext:value-type="string">
            <text:p>b101</text:p>
          </table:table-cell>
          <table:table-cell office:value-type="float" office:value="0.843706800973433" calcext:value-type="float">
            <text:p>0.8437</text:p>
          </table:table-cell>
          <table:table-cell office:value-type="float" office:value="0.104061829089777" calcext:value-type="float">
            <text:p>0.1041</text:p>
          </table:table-cell>
          <table:table-cell office:value-type="float" office:value="0.983295520846954" calcext:value-type="float">
            <text:p>0.9833</text:p>
          </table:table-cell>
          <table:table-cell table:formula="of:=ABS([.C113]-[.E113])" office:value-type="float" office:value="0.139588719873521" calcext:value-type="float">
            <text:p>0.1396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828093100866462" calcext:value-type="float">
            <text:p>0.8281</text:p>
          </table:table-cell>
          <table:table-cell office:value-type="float" office:value="0.103941469289937" calcext:value-type="float">
            <text:p>0.1039</text:p>
          </table:table-cell>
          <table:table-cell office:value-type="float" office:value="0.816789383441891" calcext:value-type="float">
            <text:p>0.8168</text:p>
          </table:table-cell>
          <table:table-cell table:formula="of:=ABS([.I113]-[.K113])" office:value-type="float" office:value="0.0113037174245709" calcext:value-type="float">
            <text:p>0.0113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704720921253547" calcext:value-type="float">
            <text:p>0.7047</text:p>
          </table:table-cell>
          <table:table-cell office:value-type="float" office:value="0.0761156232290728" calcext:value-type="float">
            <text:p>0.0761</text:p>
          </table:table-cell>
          <table:table-cell office:value-type="float" office:value="0.753382349998583" calcext:value-type="float">
            <text:p>0.7534</text:p>
          </table:table-cell>
          <table:table-cell table:formula="of:=ABS([.O113]-[.Q113])" office:value-type="float" office:value="0.0486614287450361" calcext:value-type="float">
            <text:p>0.0487</text:p>
          </table:table-cell>
          <table:table-cell/>
          <table:table-cell office:value-type="string" calcext:value-type="string">
            <text:p>b101</text:p>
          </table:table-cell>
          <table:table-cell office:value-type="float" office:value="0.827675425926779" calcext:value-type="float">
            <text:p>0.8277</text:p>
          </table:table-cell>
          <table:table-cell office:value-type="float" office:value="0.106046559689541" calcext:value-type="float">
            <text:p>0.1060</text:p>
          </table:table-cell>
          <table:table-cell office:value-type="float" office:value="0.81125291749641" calcext:value-type="float">
            <text:p>0.8113</text:p>
          </table:table-cell>
          <table:table-cell table:formula="of:=ABS([.U113]-[.W113])" office:value-type="float" office:value="0.0164225084303691" calcext:value-type="float">
            <text:p>0.0164</text:p>
          </table:table-cell>
        </table:table-row>
        <table:table-row table:style-name="ro1">
          <table:table-cell/>
          <table:table-cell office:value-type="string" calcext:value-type="string">
            <text:p>b102</text:p>
          </table:table-cell>
          <table:table-cell office:value-type="float" office:value="0.834295985335066" calcext:value-type="float">
            <text:p>0.8343</text:p>
          </table:table-cell>
          <table:table-cell office:value-type="float" office:value="0.102835052122618" calcext:value-type="float">
            <text:p>0.1028</text:p>
          </table:table-cell>
          <table:table-cell office:value-type="float" office:value="0.963229717795039" calcext:value-type="float">
            <text:p>0.9632</text:p>
          </table:table-cell>
          <table:table-cell table:formula="of:=ABS([.C114]-[.E114])" office:value-type="float" office:value="0.128933732459973" calcext:value-type="float">
            <text:p>0.1289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776595662495645" calcext:value-type="float">
            <text:p>0.7766</text:p>
          </table:table-cell>
          <table:table-cell office:value-type="float" office:value="0.0516676224763325" calcext:value-type="float">
            <text:p>0.0517</text:p>
          </table:table-cell>
          <table:table-cell office:value-type="float" office:value="0.781836553400311" calcext:value-type="float">
            <text:p>0.7818</text:p>
          </table:table-cell>
          <table:table-cell table:formula="of:=ABS([.I114]-[.K114])" office:value-type="float" office:value="0.00524089090466606" calcext:value-type="float">
            <text:p>0.0052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70564216674704" calcext:value-type="float">
            <text:p>0.7056</text:p>
          </table:table-cell>
          <table:table-cell office:value-type="float" office:value="0.0575650926720713" calcext:value-type="float">
            <text:p>0.0576</text:p>
          </table:table-cell>
          <table:table-cell office:value-type="float" office:value="0.750934524891438" calcext:value-type="float">
            <text:p>0.7509</text:p>
          </table:table-cell>
          <table:table-cell table:formula="of:=ABS([.O114]-[.Q114])" office:value-type="float" office:value="0.0452923581443981" calcext:value-type="float">
            <text:p>0.0453</text:p>
          </table:table-cell>
          <table:table-cell/>
          <table:table-cell office:value-type="string" calcext:value-type="string">
            <text:p>b102</text:p>
          </table:table-cell>
          <table:table-cell office:value-type="float" office:value="0.833599394831679" calcext:value-type="float">
            <text:p>0.8336</text:p>
          </table:table-cell>
          <table:table-cell office:value-type="float" office:value="0.0865218319876774" calcext:value-type="float">
            <text:p>0.0865</text:p>
          </table:table-cell>
          <table:table-cell office:value-type="float" office:value="0.868587331917369" calcext:value-type="float">
            <text:p>0.8686</text:p>
          </table:table-cell>
          <table:table-cell table:formula="of:=ABS([.U114]-[.W114])" office:value-type="float" office:value="0.0349879370856899" calcext:value-type="float">
            <text:p>0.0350</text:p>
          </table:table-cell>
        </table:table-row>
        <table:table-row table:style-name="ro1">
          <table:table-cell/>
          <table:table-cell office:value-type="string" calcext:value-type="string">
            <text:p>b103</text:p>
          </table:table-cell>
          <table:table-cell office:value-type="float" office:value="0.627181270620634" calcext:value-type="float">
            <text:p>0.6272</text:p>
          </table:table-cell>
          <table:table-cell office:value-type="float" office:value="0.100902030506615" calcext:value-type="float">
            <text:p>0.1009</text:p>
          </table:table-cell>
          <table:table-cell office:value-type="float" office:value="0.511652942138601" calcext:value-type="float">
            <text:p>0.5117</text:p>
          </table:table-cell>
          <table:table-cell table:formula="of:=ABS([.C115]-[.E115])" office:value-type="float" office:value="0.115528328482033" calcext:value-type="float">
            <text:p>0.1155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466268333990051" calcext:value-type="float">
            <text:p>0.4663</text:p>
          </table:table-cell>
          <table:table-cell office:value-type="float" office:value="0.0955295860455471" calcext:value-type="float">
            <text:p>0.0955</text:p>
          </table:table-cell>
          <table:table-cell office:value-type="float" office:value="0.690554047609762" calcext:value-type="float">
            <text:p>0.6906</text:p>
          </table:table-cell>
          <table:table-cell table:formula="of:=ABS([.I115]-[.K115])" office:value-type="float" office:value="0.224285713619711" calcext:value-type="float">
            <text:p>0.2243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467205821012954" calcext:value-type="float">
            <text:p>0.4672</text:p>
          </table:table-cell>
          <table:table-cell office:value-type="float" office:value="0.15360676307783" calcext:value-type="float">
            <text:p>0.1536</text:p>
          </table:table-cell>
          <table:table-cell office:value-type="float" office:value="0.595491975708963" calcext:value-type="float">
            <text:p>0.5955</text:p>
          </table:table-cell>
          <table:table-cell table:formula="of:=ABS([.O115]-[.Q115])" office:value-type="float" office:value="0.128286154696009" calcext:value-type="float">
            <text:p>0.1283</text:p>
          </table:table-cell>
          <table:table-cell/>
          <table:table-cell office:value-type="string" calcext:value-type="string">
            <text:p>b103</text:p>
          </table:table-cell>
          <table:table-cell office:value-type="float" office:value="0.502897797973186" calcext:value-type="float">
            <text:p>0.5029</text:p>
          </table:table-cell>
          <table:table-cell office:value-type="float" office:value="0.133212482671415" calcext:value-type="float">
            <text:p>0.1332</text:p>
          </table:table-cell>
          <table:table-cell office:value-type="float" office:value="0.791331770992276" calcext:value-type="float">
            <text:p>0.7913</text:p>
          </table:table-cell>
          <table:table-cell table:formula="of:=ABS([.U115]-[.W115])" office:value-type="float" office:value="0.28843397301909" calcext:value-type="float">
            <text:p>0.2884</text:p>
          </table:table-cell>
        </table:table-row>
        <table:table-row table:style-name="ro1">
          <table:table-cell/>
          <table:table-cell office:value-type="string" calcext:value-type="string">
            <text:p>b104</text:p>
          </table:table-cell>
          <table:table-cell office:value-type="float" office:value="0.740111759506002" calcext:value-type="float">
            <text:p>0.7401</text:p>
          </table:table-cell>
          <table:table-cell office:value-type="float" office:value="0.232189072842505" calcext:value-type="float">
            <text:p>0.2322</text:p>
          </table:table-cell>
          <table:table-cell office:value-type="float" office:value="0.886738980186481" calcext:value-type="float">
            <text:p>0.8867</text:p>
          </table:table-cell>
          <table:table-cell table:formula="of:=ABS([.C116]-[.E116])" office:value-type="float" office:value="0.146627220680479" calcext:value-type="float">
            <text:p>0.1466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526605223702402" calcext:value-type="float">
            <text:p>0.5266</text:p>
          </table:table-cell>
          <table:table-cell office:value-type="float" office:value="0.194408057091171" calcext:value-type="float">
            <text:p>0.1944</text:p>
          </table:table-cell>
          <table:table-cell office:value-type="float" office:value="0.649998279146541" calcext:value-type="float">
            <text:p>0.6500</text:p>
          </table:table-cell>
          <table:table-cell table:formula="of:=ABS([.I116]-[.K116])" office:value-type="float" office:value="0.123393055444139" calcext:value-type="float">
            <text:p>0.123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396103904713953" calcext:value-type="float">
            <text:p>0.3961</text:p>
          </table:table-cell>
          <table:table-cell office:value-type="float" office:value="0.167068418273657" calcext:value-type="float">
            <text:p>0.1671</text:p>
          </table:table-cell>
          <table:table-cell office:value-type="float" office:value="0.806488778550357" calcext:value-type="float">
            <text:p>0.8065</text:p>
          </table:table-cell>
          <table:table-cell table:formula="of:=ABS([.O116]-[.Q116])" office:value-type="float" office:value="0.410384873836404" calcext:value-type="float">
            <text:p>0.4104</text:p>
          </table:table-cell>
          <table:table-cell/>
          <table:table-cell office:value-type="string" calcext:value-type="string">
            <text:p>b104</text:p>
          </table:table-cell>
          <table:table-cell office:value-type="float" office:value="0.675618154265894" calcext:value-type="float">
            <text:p>0.6756</text:p>
          </table:table-cell>
          <table:table-cell office:value-type="float" office:value="0.214127840048328" calcext:value-type="float">
            <text:p>0.2141</text:p>
          </table:table-cell>
          <table:table-cell office:value-type="float" office:value="0.85955387392745" calcext:value-type="float">
            <text:p>0.8596</text:p>
          </table:table-cell>
          <table:table-cell table:formula="of:=ABS([.U116]-[.W116])" office:value-type="float" office:value="0.183935719661556" calcext:value-type="float">
            <text:p>0.1839</text:p>
          </table:table-cell>
        </table:table-row>
        <table:table-row table:style-name="ro1">
          <table:table-cell/>
          <table:table-cell office:value-type="string" calcext:value-type="string">
            <text:p>b106</text:p>
          </table:table-cell>
          <table:table-cell office:value-type="float" office:value="0.83677532856044" calcext:value-type="float">
            <text:p>0.8368</text:p>
          </table:table-cell>
          <table:table-cell office:value-type="float" office:value="0.109068173559047" calcext:value-type="float">
            <text:p>0.1091</text:p>
          </table:table-cell>
          <table:table-cell office:value-type="float" office:value="0.783440838398767" calcext:value-type="float">
            <text:p>0.7834</text:p>
          </table:table-cell>
          <table:table-cell table:formula="of:=ABS([.C117]-[.E117])" office:value-type="float" office:value="0.0533344901616729" calcext:value-type="float">
            <text:p>0.0533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495823101262109" calcext:value-type="float">
            <text:p>0.4958</text:p>
          </table:table-cell>
          <table:table-cell office:value-type="float" office:value="0.0811011715076445" calcext:value-type="float">
            <text:p>0.0811</text:p>
          </table:table-cell>
          <table:table-cell office:value-type="float" office:value="0.60795905253199" calcext:value-type="float">
            <text:p>0.6080</text:p>
          </table:table-cell>
          <table:table-cell table:formula="of:=ABS([.I117]-[.K117])" office:value-type="float" office:value="0.112135951269881" calcext:value-type="float">
            <text:p>0.1121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550830055771705" calcext:value-type="float">
            <text:p>0.5508</text:p>
          </table:table-cell>
          <table:table-cell office:value-type="float" office:value="0.088711590768791" calcext:value-type="float">
            <text:p>0.0887</text:p>
          </table:table-cell>
          <table:table-cell office:value-type="float" office:value="0.520751816084035" calcext:value-type="float">
            <text:p>0.5208</text:p>
          </table:table-cell>
          <table:table-cell table:formula="of:=ABS([.O117]-[.Q117])" office:value-type="float" office:value="0.03007823968767" calcext:value-type="float">
            <text:p>0.0301</text:p>
          </table:table-cell>
          <table:table-cell/>
          <table:table-cell office:value-type="string" calcext:value-type="string">
            <text:p>b106</text:p>
          </table:table-cell>
          <table:table-cell office:value-type="float" office:value="0.51663813422014" calcext:value-type="float">
            <text:p>0.5166</text:p>
          </table:table-cell>
          <table:table-cell office:value-type="float" office:value="0.0645936226145998" calcext:value-type="float">
            <text:p>0.0646</text:p>
          </table:table-cell>
          <table:table-cell office:value-type="float" office:value="0.645856508346985" calcext:value-type="float">
            <text:p>0.6459</text:p>
          </table:table-cell>
          <table:table-cell table:formula="of:=ABS([.U117]-[.W117])" office:value-type="float" office:value="0.129218374126845" calcext:value-type="float">
            <text:p>0.1292</text:p>
          </table:table-cell>
        </table:table-row>
        <table:table-row table:style-name="ro1">
          <table:table-cell/>
          <table:table-cell office:value-type="string" calcext:value-type="string">
            <text:p>b107</text:p>
          </table:table-cell>
          <table:table-cell office:value-type="float" office:value="0.949941070762546" calcext:value-type="float">
            <text:p>0.9499</text:p>
          </table:table-cell>
          <table:table-cell office:value-type="float" office:value="0.0393121897991968" calcext:value-type="float">
            <text:p>0.0393</text:p>
          </table:table-cell>
          <table:table-cell office:value-type="float" office:value="0.814808632346338" calcext:value-type="float">
            <text:p>0.8148</text:p>
          </table:table-cell>
          <table:table-cell table:formula="of:=ABS([.C118]-[.E118])" office:value-type="float" office:value="0.135132438416208" calcext:value-type="float">
            <text:p>0.1351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49782207321105" calcext:value-type="float">
            <text:p>0.8498</text:p>
          </table:table-cell>
          <table:table-cell office:value-type="float" office:value="0.0244377911164752" calcext:value-type="float">
            <text:p>0.0244</text:p>
          </table:table-cell>
          <table:table-cell office:value-type="float" office:value="0.819509536170935" calcext:value-type="float">
            <text:p>0.8195</text:p>
          </table:table-cell>
          <table:table-cell table:formula="of:=ABS([.I118]-[.K118])" office:value-type="float" office:value="0.0302726711501701" calcext:value-type="float">
            <text:p>0.0303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94123639528074" calcext:value-type="float">
            <text:p>0.8941</text:p>
          </table:table-cell>
          <table:table-cell office:value-type="float" office:value="0.0477865956578606" calcext:value-type="float">
            <text:p>0.0478</text:p>
          </table:table-cell>
          <table:table-cell office:value-type="float" office:value="0.900284894487784" calcext:value-type="float">
            <text:p>0.9003</text:p>
          </table:table-cell>
          <table:table-cell table:formula="of:=ABS([.O118]-[.Q118])" office:value-type="float" office:value="0.00616125495970998" calcext:value-type="float">
            <text:p>0.0062</text:p>
          </table:table-cell>
          <table:table-cell/>
          <table:table-cell office:value-type="string" calcext:value-type="string">
            <text:p>b107</text:p>
          </table:table-cell>
          <table:table-cell office:value-type="float" office:value="0.802616969419988" calcext:value-type="float">
            <text:p>0.8026</text:p>
          </table:table-cell>
          <table:table-cell office:value-type="float" office:value="0.049014858138155" calcext:value-type="float">
            <text:p>0.0490</text:p>
          </table:table-cell>
          <table:table-cell office:value-type="float" office:value="0.874731989177566" calcext:value-type="float">
            <text:p>0.8747</text:p>
          </table:table-cell>
          <table:table-cell table:formula="of:=ABS([.U118]-[.W118])" office:value-type="float" office:value="0.0721150197575781" calcext:value-type="float">
            <text:p>0.0721</text:p>
          </table:table-cell>
        </table:table-row>
        <table:table-row table:style-name="ro1">
          <table:table-cell/>
          <table:table-cell office:value-type="string" calcext:value-type="string">
            <text:p>b108</text:p>
          </table:table-cell>
          <table:table-cell office:value-type="float" office:value="0.866396352253996" calcext:value-type="float">
            <text:p>0.8664</text:p>
          </table:table-cell>
          <table:table-cell office:value-type="float" office:value="0.152043821562894" calcext:value-type="float">
            <text:p>0.1520</text:p>
          </table:table-cell>
          <table:table-cell office:value-type="float" office:value="0.945375744753099" calcext:value-type="float">
            <text:p>0.9454</text:p>
          </table:table-cell>
          <table:table-cell table:formula="of:=ABS([.C119]-[.E119])" office:value-type="float" office:value="0.078979392499103" calcext:value-type="float">
            <text:p>0.0790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77203304351751" calcext:value-type="float">
            <text:p>0.4772</text:p>
          </table:table-cell>
          <table:table-cell office:value-type="float" office:value="0.112994080927752" calcext:value-type="float">
            <text:p>0.1130</text:p>
          </table:table-cell>
          <table:table-cell office:value-type="float" office:value="0.494614322507712" calcext:value-type="float">
            <text:p>0.4946</text:p>
          </table:table-cell>
          <table:table-cell table:formula="of:=ABS([.I119]-[.K119])" office:value-type="float" office:value="0.017411018155961" calcext:value-type="float">
            <text:p>0.0174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34154087904672" calcext:value-type="float">
            <text:p>0.3415</text:p>
          </table:table-cell>
          <table:table-cell office:value-type="float" office:value="0.094981086726981" calcext:value-type="float">
            <text:p>0.0950</text:p>
          </table:table-cell>
          <table:table-cell office:value-type="float" office:value="0.357657096299922" calcext:value-type="float">
            <text:p>0.3577</text:p>
          </table:table-cell>
          <table:table-cell table:formula="of:=ABS([.O119]-[.Q119])" office:value-type="float" office:value="0.0161162172532021" calcext:value-type="float">
            <text:p>0.0161</text:p>
          </table:table-cell>
          <table:table-cell/>
          <table:table-cell office:value-type="string" calcext:value-type="string">
            <text:p>b108</text:p>
          </table:table-cell>
          <table:table-cell office:value-type="float" office:value="0.472424197359545" calcext:value-type="float">
            <text:p>0.4724</text:p>
          </table:table-cell>
          <table:table-cell office:value-type="float" office:value="0.117194652081373" calcext:value-type="float">
            <text:p>0.1172</text:p>
          </table:table-cell>
          <table:table-cell office:value-type="float" office:value="0.499941842089573" calcext:value-type="float">
            <text:p>0.4999</text:p>
          </table:table-cell>
          <table:table-cell table:formula="of:=ABS([.U119]-[.W119])" office:value-type="float" office:value="0.027517644730028" calcext:value-type="float">
            <text:p>0.0275</text:p>
          </table:table-cell>
        </table:table-row>
        <table:table-row table:style-name="ro1">
          <table:table-cell/>
          <table:table-cell table:style-name="ce4" office:value-type="string" calcext:value-type="string">
            <text:p>b109</text:p>
          </table:table-cell>
          <table:table-cell office:value-type="float" office:value="0.471945804724088" calcext:value-type="float">
            <text:p>0.4719</text:p>
          </table:table-cell>
          <table:table-cell office:value-type="float" office:value="0.113721446466744" calcext:value-type="float">
            <text:p>0.1137</text:p>
          </table:table-cell>
          <table:table-cell office:value-type="float" office:value="0.787984223388486" calcext:value-type="float">
            <text:p>0.7880</text:p>
          </table:table-cell>
          <table:table-cell table:formula="of:=ABS([.C120]-[.E120])" office:value-type="float" office:value="0.316038418664398" calcext:value-type="float">
            <text:p>0.3160</text:p>
          </table:table-cell>
          <table:table-cell/>
          <table:table-cell table:style-name="ce4" office:value-type="string" calcext:value-type="string">
            <text:p>b109</text:p>
          </table:table-cell>
          <table:table-cell office:value-type="float" office:value="0.177263810553068" calcext:value-type="float">
            <text:p>0.1773</text:p>
          </table:table-cell>
          <table:table-cell office:value-type="float" office:value="0.0984161326766142" calcext:value-type="float">
            <text:p>0.0984</text:p>
          </table:table-cell>
          <table:table-cell office:value-type="float" office:value="0.317717806760619" calcext:value-type="float">
            <text:p>0.3177</text:p>
          </table:table-cell>
          <table:table-cell table:formula="of:=ABS([.I120]-[.K120])" office:value-type="float" office:value="0.140453996207551" calcext:value-type="float">
            <text:p>0.1405</text:p>
          </table:table-cell>
          <table:table-cell/>
          <table:table-cell table:style-name="ce4" office:value-type="string" calcext:value-type="string">
            <text:p>b109</text:p>
          </table:table-cell>
          <table:table-cell office:value-type="float" office:value="0.154655033312475" calcext:value-type="float">
            <text:p>0.1547</text:p>
          </table:table-cell>
          <table:table-cell office:value-type="float" office:value="0.116726879473222" calcext:value-type="float">
            <text:p>0.1167</text:p>
          </table:table-cell>
          <table:table-cell office:value-type="float" office:value="0.539877531905307" calcext:value-type="float">
            <text:p>0.5399</text:p>
          </table:table-cell>
          <table:table-cell table:formula="of:=ABS([.O120]-[.Q120])" office:value-type="float" office:value="0.385222498592832" calcext:value-type="float">
            <text:p>0.3852</text:p>
          </table:table-cell>
          <table:table-cell/>
          <table:table-cell table:style-name="ce4" office:value-type="string" calcext:value-type="string">
            <text:p>b109</text:p>
          </table:table-cell>
          <table:table-cell office:value-type="float" office:value="0.151418079229675" calcext:value-type="float">
            <text:p>0.1514</text:p>
          </table:table-cell>
          <table:table-cell office:value-type="float" office:value="0.110832425293115" calcext:value-type="float">
            <text:p>0.1108</text:p>
          </table:table-cell>
          <table:table-cell office:value-type="float" office:value="0.427078636709271" calcext:value-type="float">
            <text:p>0.4271</text:p>
          </table:table-cell>
          <table:table-cell table:formula="of:=ABS([.U120]-[.W120])" office:value-type="float" office:value="0.275660557479596" calcext:value-type="float">
            <text:p>0.2757</text:p>
          </table:table-cell>
        </table:table-row>
        <table:table-row table:style-name="ro1">
          <table:table-cell/>
          <table:table-cell office:value-type="string" calcext:value-type="string">
            <text:p>b110</text:p>
          </table:table-cell>
          <table:table-cell office:value-type="float" office:value="0.837012104327785" calcext:value-type="float">
            <text:p>0.8370</text:p>
          </table:table-cell>
          <table:table-cell office:value-type="float" office:value="0.134517323049111" calcext:value-type="float">
            <text:p>0.1345</text:p>
          </table:table-cell>
          <table:table-cell office:value-type="float" office:value="0.911912511824973" calcext:value-type="float">
            <text:p>0.9119</text:p>
          </table:table-cell>
          <table:table-cell table:formula="of:=ABS([.C121]-[.E121])" office:value-type="float" office:value="0.074900407497188" calcext:value-type="float">
            <text:p>0.0749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795074122664246" calcext:value-type="float">
            <text:p>0.7951</text:p>
          </table:table-cell>
          <table:table-cell office:value-type="float" office:value="0.123196900238308" calcext:value-type="float">
            <text:p>0.1232</text:p>
          </table:table-cell>
          <table:table-cell office:value-type="float" office:value="0.859203668272026" calcext:value-type="float">
            <text:p>0.8592</text:p>
          </table:table-cell>
          <table:table-cell table:formula="of:=ABS([.I121]-[.K121])" office:value-type="float" office:value="0.0641295456077801" calcext:value-type="float">
            <text:p>0.0641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756853470182286" calcext:value-type="float">
            <text:p>0.7569</text:p>
          </table:table-cell>
          <table:table-cell office:value-type="float" office:value="0.170349222842081" calcext:value-type="float">
            <text:p>0.1703</text:p>
          </table:table-cell>
          <table:table-cell office:value-type="float" office:value="0.960373876252957" calcext:value-type="float">
            <text:p>0.9604</text:p>
          </table:table-cell>
          <table:table-cell table:formula="of:=ABS([.O121]-[.Q121])" office:value-type="float" office:value="0.203520406070671" calcext:value-type="float">
            <text:p>0.2035</text:p>
          </table:table-cell>
          <table:table-cell/>
          <table:table-cell office:value-type="string" calcext:value-type="string">
            <text:p>b110</text:p>
          </table:table-cell>
          <table:table-cell office:value-type="float" office:value="0.769076557686827" calcext:value-type="float">
            <text:p>0.7691</text:p>
          </table:table-cell>
          <table:table-cell office:value-type="float" office:value="0.131390055512873" calcext:value-type="float">
            <text:p>0.1314</text:p>
          </table:table-cell>
          <table:table-cell office:value-type="float" office:value="0.808447754434972" calcext:value-type="float">
            <text:p>0.8084</text:p>
          </table:table-cell>
          <table:table-cell table:formula="of:=ABS([.U121]-[.W121])" office:value-type="float" office:value="0.039371196748145" calcext:value-type="float">
            <text:p>0.0394</text:p>
          </table:table-cell>
        </table:table-row>
        <table:table-row table:style-name="ro1">
          <table:table-cell/>
          <table:table-cell office:value-type="string" calcext:value-type="string">
            <text:p>b111</text:p>
          </table:table-cell>
          <table:table-cell office:value-type="float" office:value="0.887852712904436" calcext:value-type="float">
            <text:p>0.8879</text:p>
          </table:table-cell>
          <table:table-cell office:value-type="float" office:value="0.108657415223483" calcext:value-type="float">
            <text:p>0.1087</text:p>
          </table:table-cell>
          <table:table-cell office:value-type="float" office:value="0.989393407905432" calcext:value-type="float">
            <text:p>0.9894</text:p>
          </table:table-cell>
          <table:table-cell table:formula="of:=ABS([.C122]-[.E122])" office:value-type="float" office:value="0.101540695000996" calcext:value-type="float">
            <text:p>0.1015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294416131026325" calcext:value-type="float">
            <text:p>0.2944</text:p>
          </table:table-cell>
          <table:table-cell office:value-type="float" office:value="0.112781081094993" calcext:value-type="float">
            <text:p>0.1128</text:p>
          </table:table-cell>
          <table:table-cell office:value-type="float" office:value="0.191887910485744" calcext:value-type="float">
            <text:p>0.1919</text:p>
          </table:table-cell>
          <table:table-cell table:formula="of:=ABS([.I122]-[.K122])" office:value-type="float" office:value="0.102528220540581" calcext:value-type="float">
            <text:p>0.1025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387332405908585" calcext:value-type="float">
            <text:p>0.3873</text:p>
          </table:table-cell>
          <table:table-cell office:value-type="float" office:value="0.128848267767495" calcext:value-type="float">
            <text:p>0.1288</text:p>
          </table:table-cell>
          <table:table-cell office:value-type="float" office:value="0.293518238051148" calcext:value-type="float">
            <text:p>0.2935</text:p>
          </table:table-cell>
          <table:table-cell table:formula="of:=ABS([.O122]-[.Q122])" office:value-type="float" office:value="0.093814167857437" calcext:value-type="float">
            <text:p>0.0938</text:p>
          </table:table-cell>
          <table:table-cell/>
          <table:table-cell office:value-type="string" calcext:value-type="string">
            <text:p>b111</text:p>
          </table:table-cell>
          <table:table-cell office:value-type="float" office:value="0.29039403343333" calcext:value-type="float">
            <text:p>0.2904</text:p>
          </table:table-cell>
          <table:table-cell office:value-type="float" office:value="0.111122004425195" calcext:value-type="float">
            <text:p>0.1111</text:p>
          </table:table-cell>
          <table:table-cell office:value-type="float" office:value="0.207869417667713" calcext:value-type="float">
            <text:p>0.2079</text:p>
          </table:table-cell>
          <table:table-cell table:formula="of:=ABS([.U122]-[.W122])" office:value-type="float" office:value="0.0825246157656169" calcext:value-type="float">
            <text:p>0.0825</text:p>
          </table:table-cell>
        </table:table-row>
        <table:table-row table:style-name="ro1">
          <table:table-cell/>
          <table:table-cell office:value-type="string" calcext:value-type="string">
            <text:p>b112</text:p>
          </table:table-cell>
          <table:table-cell office:value-type="float" office:value="0.756312384787273" calcext:value-type="float">
            <text:p>0.7563</text:p>
          </table:table-cell>
          <table:table-cell office:value-type="float" office:value="0.209116393683303" calcext:value-type="float">
            <text:p>0.2091</text:p>
          </table:table-cell>
          <table:table-cell office:value-type="float" office:value="0.60049325741685" calcext:value-type="float">
            <text:p>0.6005</text:p>
          </table:table-cell>
          <table:table-cell table:formula="of:=ABS([.C123]-[.E123])" office:value-type="float" office:value="0.155819127370423" calcext:value-type="float">
            <text:p>0.1558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63287283588702" calcext:value-type="float">
            <text:p>0.6329</text:p>
          </table:table-cell>
          <table:table-cell office:value-type="float" office:value="0.200447750513478" calcext:value-type="float">
            <text:p>0.2004</text:p>
          </table:table-cell>
          <table:table-cell office:value-type="float" office:value="0.561134298235859" calcext:value-type="float">
            <text:p>0.5611</text:p>
          </table:table-cell>
          <table:table-cell table:formula="of:=ABS([.I123]-[.K123])" office:value-type="float" office:value="0.071738537651161" calcext:value-type="float">
            <text:p>0.0717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370871959876181" calcext:value-type="float">
            <text:p>0.3709</text:p>
          </table:table-cell>
          <table:table-cell office:value-type="float" office:value="0.17430580862113" calcext:value-type="float">
            <text:p>0.1743</text:p>
          </table:table-cell>
          <table:table-cell office:value-type="float" office:value="0.736225450361079" calcext:value-type="float">
            <text:p>0.7362</text:p>
          </table:table-cell>
          <table:table-cell table:formula="of:=ABS([.O123]-[.Q123])" office:value-type="float" office:value="0.365353490484898" calcext:value-type="float">
            <text:p>0.3654</text:p>
          </table:table-cell>
          <table:table-cell/>
          <table:table-cell office:value-type="string" calcext:value-type="string">
            <text:p>b112</text:p>
          </table:table-cell>
          <table:table-cell office:value-type="float" office:value="0.732618350982525" calcext:value-type="float">
            <text:p>0.7326</text:p>
          </table:table-cell>
          <table:table-cell office:value-type="float" office:value="0.199976246105614" calcext:value-type="float">
            <text:p>0.2000</text:p>
          </table:table-cell>
          <table:table-cell office:value-type="float" office:value="0.656257589668871" calcext:value-type="float">
            <text:p>0.6563</text:p>
          </table:table-cell>
          <table:table-cell table:formula="of:=ABS([.U123]-[.W123])" office:value-type="float" office:value="0.076360761313654" calcext:value-type="float">
            <text:p>0.0764</text:p>
          </table:table-cell>
        </table:table-row>
        <table:table-row table:style-name="ro1">
          <table:table-cell/>
          <table:table-cell office:value-type="string" calcext:value-type="string">
            <text:p>b113</text:p>
          </table:table-cell>
          <table:table-cell office:value-type="float" office:value="0.815062987679869" calcext:value-type="float">
            <text:p>0.8151</text:p>
          </table:table-cell>
          <table:table-cell office:value-type="float" office:value="0.0934957980695937" calcext:value-type="float">
            <text:p>0.0935</text:p>
          </table:table-cell>
          <table:table-cell office:value-type="float" office:value="0.652185953528119" calcext:value-type="float">
            <text:p>0.6522</text:p>
          </table:table-cell>
          <table:table-cell table:formula="of:=ABS([.C124]-[.E124])" office:value-type="float" office:value="0.16287703415175" calcext:value-type="float">
            <text:p>0.1629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815049454786711" calcext:value-type="float">
            <text:p>0.8150</text:p>
          </table:table-cell>
          <table:table-cell office:value-type="float" office:value="0.095575155287325" calcext:value-type="float">
            <text:p>0.0956</text:p>
          </table:table-cell>
          <table:table-cell office:value-type="float" office:value="0.65888574461366" calcext:value-type="float">
            <text:p>0.6589</text:p>
          </table:table-cell>
          <table:table-cell table:formula="of:=ABS([.I124]-[.K124])" office:value-type="float" office:value="0.156163710173051" calcext:value-type="float">
            <text:p>0.1562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626750339299273" calcext:value-type="float">
            <text:p>0.6268</text:p>
          </table:table-cell>
          <table:table-cell office:value-type="float" office:value="0.128591564781417" calcext:value-type="float">
            <text:p>0.1286</text:p>
          </table:table-cell>
          <table:table-cell office:value-type="float" office:value="0.787892048551749" calcext:value-type="float">
            <text:p>0.7879</text:p>
          </table:table-cell>
          <table:table-cell table:formula="of:=ABS([.O124]-[.Q124])" office:value-type="float" office:value="0.161141709252476" calcext:value-type="float">
            <text:p>0.1611</text:p>
          </table:table-cell>
          <table:table-cell/>
          <table:table-cell office:value-type="string" calcext:value-type="string">
            <text:p>b113</text:p>
          </table:table-cell>
          <table:table-cell office:value-type="float" office:value="0.81251669124435" calcext:value-type="float">
            <text:p>0.8125</text:p>
          </table:table-cell>
          <table:table-cell office:value-type="float" office:value="0.0950185615533471" calcext:value-type="float">
            <text:p>0.0950</text:p>
          </table:table-cell>
          <table:table-cell office:value-type="float" office:value="0.657901686701283" calcext:value-type="float">
            <text:p>0.6579</text:p>
          </table:table-cell>
          <table:table-cell table:formula="of:=ABS([.U124]-[.W124])" office:value-type="float" office:value="0.154615004543067" calcext:value-type="float">
            <text:p>0.1546</text:p>
          </table:table-cell>
        </table:table-row>
        <table:table-row table:style-name="ro1">
          <table:table-cell/>
          <table:table-cell office:value-type="string" calcext:value-type="string">
            <text:p>b114</text:p>
          </table:table-cell>
          <table:table-cell office:value-type="float" office:value="0.864963828231611" calcext:value-type="float">
            <text:p>0.8650</text:p>
          </table:table-cell>
          <table:table-cell office:value-type="float" office:value="0.0853175663218459" calcext:value-type="float">
            <text:p>0.0853</text:p>
          </table:table-cell>
          <table:table-cell office:value-type="float" office:value="0.982394135365152" calcext:value-type="float">
            <text:p>0.9824</text:p>
          </table:table-cell>
          <table:table-cell table:formula="of:=ABS([.C125]-[.E125])" office:value-type="float" office:value="0.117430307133541" calcext:value-type="float">
            <text:p>0.1174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466874580522067" calcext:value-type="float">
            <text:p>0.4669</text:p>
          </table:table-cell>
          <table:table-cell office:value-type="float" office:value="0.162345908551401" calcext:value-type="float">
            <text:p>0.1623</text:p>
          </table:table-cell>
          <table:table-cell office:value-type="float" office:value="0.421951725763083" calcext:value-type="float">
            <text:p>0.4220</text:p>
          </table:table-cell>
          <table:table-cell table:formula="of:=ABS([.I125]-[.K125])" office:value-type="float" office:value="0.044922854758984" calcext:value-type="float">
            <text:p>0.0449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659405775028443" calcext:value-type="float">
            <text:p>0.6594</text:p>
          </table:table-cell>
          <table:table-cell office:value-type="float" office:value="0.0922371253345935" calcext:value-type="float">
            <text:p>0.0922</text:p>
          </table:table-cell>
          <table:table-cell office:value-type="float" office:value="0.658497500375659" calcext:value-type="float">
            <text:p>0.6585</text:p>
          </table:table-cell>
          <table:table-cell table:formula="of:=ABS([.O125]-[.Q125])" office:value-type="float" office:value="0.00090827465278398" calcext:value-type="float">
            <text:p>0.0009</text:p>
          </table:table-cell>
          <table:table-cell/>
          <table:table-cell office:value-type="string" calcext:value-type="string">
            <text:p>b114</text:p>
          </table:table-cell>
          <table:table-cell office:value-type="float" office:value="0.47693047456463" calcext:value-type="float">
            <text:p>0.4769</text:p>
          </table:table-cell>
          <table:table-cell office:value-type="float" office:value="0.15277019390653" calcext:value-type="float">
            <text:p>0.1528</text:p>
          </table:table-cell>
          <table:table-cell office:value-type="float" office:value="0.441304899854218" calcext:value-type="float">
            <text:p>0.4413</text:p>
          </table:table-cell>
          <table:table-cell table:formula="of:=ABS([.U125]-[.W125])" office:value-type="float" office:value="0.0356255747104119" calcext:value-type="float">
            <text:p>0.0356</text:p>
          </table:table-cell>
        </table:table-row>
        <table:table-row table:style-name="ro1">
          <table:table-cell/>
          <table:table-cell office:value-type="string" calcext:value-type="string">
            <text:p>b116</text:p>
          </table:table-cell>
          <table:table-cell office:value-type="float" office:value="0.842075452577893" calcext:value-type="float">
            <text:p>0.8421</text:p>
          </table:table-cell>
          <table:table-cell office:value-type="float" office:value="0.124856065194242" calcext:value-type="float">
            <text:p>0.1249</text:p>
          </table:table-cell>
          <table:table-cell office:value-type="float" office:value="0.923286454749767" calcext:value-type="float">
            <text:p>0.9233</text:p>
          </table:table-cell>
          <table:table-cell table:formula="of:=ABS([.C126]-[.E126])" office:value-type="float" office:value="0.081211002171874" calcext:value-type="float">
            <text:p>0.0812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483479632705673" calcext:value-type="float">
            <text:p>0.4835</text:p>
          </table:table-cell>
          <table:table-cell office:value-type="float" office:value="0.106776209070469" calcext:value-type="float">
            <text:p>0.1068</text:p>
          </table:table-cell>
          <table:table-cell office:value-type="float" office:value="0.556792496494074" calcext:value-type="float">
            <text:p>0.5568</text:p>
          </table:table-cell>
          <table:table-cell table:formula="of:=ABS([.I126]-[.K126])" office:value-type="float" office:value="0.073312863788401" calcext:value-type="float">
            <text:p>0.0733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709105750625931" calcext:value-type="float">
            <text:p>0.7091</text:p>
          </table:table-cell>
          <table:table-cell office:value-type="float" office:value="0.110558265006701" calcext:value-type="float">
            <text:p>0.1106</text:p>
          </table:table-cell>
          <table:table-cell office:value-type="float" office:value="0.855208528601263" calcext:value-type="float">
            <text:p>0.8552</text:p>
          </table:table-cell>
          <table:table-cell table:formula="of:=ABS([.O126]-[.Q126])" office:value-type="float" office:value="0.146102777975332" calcext:value-type="float">
            <text:p>0.1461</text:p>
          </table:table-cell>
          <table:table-cell/>
          <table:table-cell office:value-type="string" calcext:value-type="string">
            <text:p>b116</text:p>
          </table:table-cell>
          <table:table-cell office:value-type="float" office:value="0.626780694145994" calcext:value-type="float">
            <text:p>0.6268</text:p>
          </table:table-cell>
          <table:table-cell office:value-type="float" office:value="0.12387492756418" calcext:value-type="float">
            <text:p>0.1239</text:p>
          </table:table-cell>
          <table:table-cell office:value-type="float" office:value="0.639052989286107" calcext:value-type="float">
            <text:p>0.6391</text:p>
          </table:table-cell>
          <table:table-cell table:formula="of:=ABS([.U126]-[.W126])" office:value-type="float" office:value="0.0122722951401131" calcext:value-type="float">
            <text:p>0.0123</text:p>
          </table:table-cell>
        </table:table-row>
        <table:table-row table:style-name="ro1">
          <table:table-cell/>
          <table:table-cell office:value-type="string" calcext:value-type="string">
            <text:p>b117</text:p>
          </table:table-cell>
          <table:table-cell office:value-type="float" office:value="0.917575303779344" calcext:value-type="float">
            <text:p>0.9176</text:p>
          </table:table-cell>
          <table:table-cell office:value-type="float" office:value="0.112271912934125" calcext:value-type="float">
            <text:p>0.1123</text:p>
          </table:table-cell>
          <table:table-cell office:value-type="float" office:value="0.806201009846245" calcext:value-type="float">
            <text:p>0.8062</text:p>
          </table:table-cell>
          <table:table-cell table:formula="of:=ABS([.C127]-[.E127])" office:value-type="float" office:value="0.111374293933099" calcext:value-type="float">
            <text:p>0.1114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625260861157999" calcext:value-type="float">
            <text:p>0.6253</text:p>
          </table:table-cell>
          <table:table-cell office:value-type="float" office:value="0.130545461761478" calcext:value-type="float">
            <text:p>0.1305</text:p>
          </table:table-cell>
          <table:table-cell office:value-type="float" office:value="0.836412109358254" calcext:value-type="float">
            <text:p>0.8364</text:p>
          </table:table-cell>
          <table:table-cell table:formula="of:=ABS([.I127]-[.K127])" office:value-type="float" office:value="0.211151248200255" calcext:value-type="float">
            <text:p>0.2112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798709532120728" calcext:value-type="float">
            <text:p>0.7987</text:p>
          </table:table-cell>
          <table:table-cell office:value-type="float" office:value="0.100701668386089" calcext:value-type="float">
            <text:p>0.1007</text:p>
          </table:table-cell>
          <table:table-cell office:value-type="float" office:value="0.911287603634655" calcext:value-type="float">
            <text:p>0.9113</text:p>
          </table:table-cell>
          <table:table-cell table:formula="of:=ABS([.O127]-[.Q127])" office:value-type="float" office:value="0.112578071513927" calcext:value-type="float">
            <text:p>0.1126</text:p>
          </table:table-cell>
          <table:table-cell/>
          <table:table-cell office:value-type="string" calcext:value-type="string">
            <text:p>b117</text:p>
          </table:table-cell>
          <table:table-cell office:value-type="float" office:value="0.597613492862472" calcext:value-type="float">
            <text:p>0.5976</text:p>
          </table:table-cell>
          <table:table-cell office:value-type="float" office:value="0.143431599343009" calcext:value-type="float">
            <text:p>0.1434</text:p>
          </table:table-cell>
          <table:table-cell office:value-type="float" office:value="0.844714543954457" calcext:value-type="float">
            <text:p>0.8447</text:p>
          </table:table-cell>
          <table:table-cell table:formula="of:=ABS([.U127]-[.W127])" office:value-type="float" office:value="0.247101051091985" calcext:value-type="float">
            <text:p>0.2471</text:p>
          </table:table-cell>
        </table:table-row>
        <table:table-row table:style-name="ro1">
          <table:table-cell/>
          <table:table-cell office:value-type="string" calcext:value-type="string">
            <text:p>b118</text:p>
          </table:table-cell>
          <table:table-cell office:value-type="float" office:value="0.903530233126099" calcext:value-type="float">
            <text:p>0.9035</text:p>
          </table:table-cell>
          <table:table-cell office:value-type="float" office:value="0.0657403901426751" calcext:value-type="float">
            <text:p>0.0657</text:p>
          </table:table-cell>
          <table:table-cell office:value-type="float" office:value="0.940895484847786" calcext:value-type="float">
            <text:p>0.9409</text:p>
          </table:table-cell>
          <table:table-cell table:formula="of:=ABS([.C128]-[.E128])" office:value-type="float" office:value="0.037365251721687" calcext:value-type="float">
            <text:p>0.0374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807306964259403" calcext:value-type="float">
            <text:p>0.8073</text:p>
          </table:table-cell>
          <table:table-cell office:value-type="float" office:value="0.0487053044156497" calcext:value-type="float">
            <text:p>0.0487</text:p>
          </table:table-cell>
          <table:table-cell office:value-type="float" office:value="0.832864890217878" calcext:value-type="float">
            <text:p>0.8329</text:p>
          </table:table-cell>
          <table:table-cell table:formula="of:=ABS([.I128]-[.K128])" office:value-type="float" office:value="0.0255579259584749" calcext:value-type="float">
            <text:p>0.0256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953888211539085" calcext:value-type="float">
            <text:p>0.9539</text:p>
          </table:table-cell>
          <table:table-cell office:value-type="float" office:value="0.0581436458101515" calcext:value-type="float">
            <text:p>0.0581</text:p>
          </table:table-cell>
          <table:table-cell office:value-type="float" office:value="0.98067690639447" calcext:value-type="float">
            <text:p>0.9807</text:p>
          </table:table-cell>
          <table:table-cell table:formula="of:=ABS([.O128]-[.Q128])" office:value-type="float" office:value="0.0267886948553849" calcext:value-type="float">
            <text:p>0.0268</text:p>
          </table:table-cell>
          <table:table-cell/>
          <table:table-cell office:value-type="string" calcext:value-type="string">
            <text:p>b118</text:p>
          </table:table-cell>
          <table:table-cell office:value-type="float" office:value="0.805397949409852" calcext:value-type="float">
            <text:p>0.8054</text:p>
          </table:table-cell>
          <table:table-cell office:value-type="float" office:value="0.046548202841547" calcext:value-type="float">
            <text:p>0.0465</text:p>
          </table:table-cell>
          <table:table-cell office:value-type="float" office:value="0.826349278985698" calcext:value-type="float">
            <text:p>0.8263</text:p>
          </table:table-cell>
          <table:table-cell table:formula="of:=ABS([.U128]-[.W128])" office:value-type="float" office:value="0.020951329575846" calcext:value-type="float">
            <text:p>0.0210</text:p>
          </table:table-cell>
        </table:table-row>
        <table:table-row table:style-name="ro1">
          <table:table-cell/>
          <table:table-cell office:value-type="string" calcext:value-type="string">
            <text:p>b119</text:p>
          </table:table-cell>
          <table:table-cell office:value-type="float" office:value="0.829636962545778" calcext:value-type="float">
            <text:p>0.8296</text:p>
          </table:table-cell>
          <table:table-cell office:value-type="float" office:value="0.119566138582808" calcext:value-type="float">
            <text:p>0.1196</text:p>
          </table:table-cell>
          <table:table-cell office:value-type="float" office:value="0.799246578994919" calcext:value-type="float">
            <text:p>0.7992</text:p>
          </table:table-cell>
          <table:table-cell table:formula="of:=ABS([.C129]-[.E129])" office:value-type="float" office:value="0.030390383550859" calcext:value-type="float">
            <text:p>0.0304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63008417377699" calcext:value-type="float">
            <text:p>0.5630</text:p>
          </table:table-cell>
          <table:table-cell office:value-type="float" office:value="0.114044356951966" calcext:value-type="float">
            <text:p>0.1140</text:p>
          </table:table-cell>
          <table:table-cell office:value-type="float" office:value="0.581296956090511" calcext:value-type="float">
            <text:p>0.5813</text:p>
          </table:table-cell>
          <table:table-cell table:formula="of:=ABS([.I129]-[.K129])" office:value-type="float" office:value="0.018288538712812" calcext:value-type="float">
            <text:p>0.0183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6472169221483" calcext:value-type="float">
            <text:p>0.5647</text:p>
          </table:table-cell>
          <table:table-cell office:value-type="float" office:value="0.103918251045641" calcext:value-type="float">
            <text:p>0.1039</text:p>
          </table:table-cell>
          <table:table-cell office:value-type="float" office:value="0.629423959194671" calcext:value-type="float">
            <text:p>0.6294</text:p>
          </table:table-cell>
          <table:table-cell table:formula="of:=ABS([.O129]-[.Q129])" office:value-type="float" office:value="0.064702266979841" calcext:value-type="float">
            <text:p>0.0647</text:p>
          </table:table-cell>
          <table:table-cell/>
          <table:table-cell office:value-type="string" calcext:value-type="string">
            <text:p>b119</text:p>
          </table:table-cell>
          <table:table-cell office:value-type="float" office:value="0.531899883745725" calcext:value-type="float">
            <text:p>0.5319</text:p>
          </table:table-cell>
          <table:table-cell office:value-type="float" office:value="0.103396109324091" calcext:value-type="float">
            <text:p>0.1034</text:p>
          </table:table-cell>
          <table:table-cell office:value-type="float" office:value="0.498712307653858" calcext:value-type="float">
            <text:p>0.4987</text:p>
          </table:table-cell>
          <table:table-cell table:formula="of:=ABS([.U129]-[.W129])" office:value-type="float" office:value="0.033187576091867" calcext:value-type="float">
            <text:p>0.0332</text:p>
          </table:table-cell>
        </table:table-row>
        <table:table-row table:style-name="ro1">
          <table:table-cell/>
          <table:table-cell office:value-type="string" calcext:value-type="string">
            <text:p>b120</text:p>
          </table:table-cell>
          <table:table-cell office:value-type="float" office:value="0.774032478375701" calcext:value-type="float">
            <text:p>0.7740</text:p>
          </table:table-cell>
          <table:table-cell office:value-type="float" office:value="0.183715752493062" calcext:value-type="float">
            <text:p>0.1837</text:p>
          </table:table-cell>
          <table:table-cell office:value-type="float" office:value="0.699999219488685" calcext:value-type="float">
            <text:p>0.7000</text:p>
          </table:table-cell>
          <table:table-cell table:formula="of:=ABS([.C130]-[.E130])" office:value-type="float" office:value="0.0740332588870161" calcext:value-type="float">
            <text:p>0.0740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820337275063907" calcext:value-type="float">
            <text:p>0.8203</text:p>
          </table:table-cell>
          <table:table-cell office:value-type="float" office:value="0.190400470708357" calcext:value-type="float">
            <text:p>0.1904</text:p>
          </table:table-cell>
          <table:table-cell office:value-type="float" office:value="0.63102253811228" calcext:value-type="float">
            <text:p>0.6310</text:p>
          </table:table-cell>
          <table:table-cell table:formula="of:=ABS([.I130]-[.K130])" office:value-type="float" office:value="0.189314736951627" calcext:value-type="float">
            <text:p>0.1893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672308392414635" calcext:value-type="float">
            <text:p>0.6723</text:p>
          </table:table-cell>
          <table:table-cell office:value-type="float" office:value="0.173493477586975" calcext:value-type="float">
            <text:p>0.1735</text:p>
          </table:table-cell>
          <table:table-cell office:value-type="float" office:value="0.541326987305264" calcext:value-type="float">
            <text:p>0.5413</text:p>
          </table:table-cell>
          <table:table-cell table:formula="of:=ABS([.O130]-[.Q130])" office:value-type="float" office:value="0.130981405109371" calcext:value-type="float">
            <text:p>0.1310</text:p>
          </table:table-cell>
          <table:table-cell/>
          <table:table-cell office:value-type="string" calcext:value-type="string">
            <text:p>b120</text:p>
          </table:table-cell>
          <table:table-cell office:value-type="float" office:value="0.697775306378144" calcext:value-type="float">
            <text:p>0.6978</text:p>
          </table:table-cell>
          <table:table-cell office:value-type="float" office:value="0.163804933391135" calcext:value-type="float">
            <text:p>0.1638</text:p>
          </table:table-cell>
          <table:table-cell office:value-type="float" office:value="0.50811311453665" calcext:value-type="float">
            <text:p>0.5081</text:p>
          </table:table-cell>
          <table:table-cell table:formula="of:=ABS([.U130]-[.W130])" office:value-type="float" office:value="0.189662191841494" calcext:value-type="float">
            <text:p>0.1897</text:p>
          </table:table-cell>
        </table:table-row>
        <table:table-row table:style-name="ro1">
          <table:table-cell/>
          <table:table-cell office:value-type="string" calcext:value-type="string">
            <text:p>b121</text:p>
          </table:table-cell>
          <table:table-cell office:value-type="float" office:value="0.894943367000253" calcext:value-type="float">
            <text:p>0.8949</text:p>
          </table:table-cell>
          <table:table-cell office:value-type="float" office:value="0.0878568385584207" calcext:value-type="float">
            <text:p>0.0879</text:p>
          </table:table-cell>
          <table:table-cell office:value-type="float" office:value="0.820287006582169" calcext:value-type="float">
            <text:p>0.8203</text:p>
          </table:table-cell>
          <table:table-cell table:formula="of:=ABS([.C131]-[.E131])" office:value-type="float" office:value="0.0746563604180841" calcext:value-type="float">
            <text:p>0.0747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629399448879504" calcext:value-type="float">
            <text:p>0.6294</text:p>
          </table:table-cell>
          <table:table-cell office:value-type="float" office:value="0.0584050129234832" calcext:value-type="float">
            <text:p>0.0584</text:p>
          </table:table-cell>
          <table:table-cell office:value-type="float" office:value="0.382653591950917" calcext:value-type="float">
            <text:p>0.3827</text:p>
          </table:table-cell>
          <table:table-cell table:formula="of:=ABS([.I131]-[.K131])" office:value-type="float" office:value="0.246745856928587" calcext:value-type="float">
            <text:p>0.2467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825411596874748" calcext:value-type="float">
            <text:p>0.8254</text:p>
          </table:table-cell>
          <table:table-cell office:value-type="float" office:value="0.105818221697123" calcext:value-type="float">
            <text:p>0.1058</text:p>
          </table:table-cell>
          <table:table-cell office:value-type="float" office:value="0.615956842303225" calcext:value-type="float">
            <text:p>0.6160</text:p>
          </table:table-cell>
          <table:table-cell table:formula="of:=ABS([.O131]-[.Q131])" office:value-type="float" office:value="0.209454754571523" calcext:value-type="float">
            <text:p>0.2095</text:p>
          </table:table-cell>
          <table:table-cell/>
          <table:table-cell office:value-type="string" calcext:value-type="string">
            <text:p>b121</text:p>
          </table:table-cell>
          <table:table-cell office:value-type="float" office:value="0.731964791282481" calcext:value-type="float">
            <text:p>0.7320</text:p>
          </table:table-cell>
          <table:table-cell office:value-type="float" office:value="0.0657425069239721" calcext:value-type="float">
            <text:p>0.0657</text:p>
          </table:table-cell>
          <table:table-cell office:value-type="float" office:value="0.473945564488543" calcext:value-type="float">
            <text:p>0.4739</text:p>
          </table:table-cell>
          <table:table-cell table:formula="of:=ABS([.U131]-[.W131])" office:value-type="float" office:value="0.258019226793938" calcext:value-type="float">
            <text:p>0.2580</text:p>
          </table:table-cell>
        </table:table-row>
        <table:table-row table:style-name="ro1">
          <table:table-cell/>
          <table:table-cell office:value-type="string" calcext:value-type="string">
            <text:p>b122</text:p>
          </table:table-cell>
          <table:table-cell office:value-type="float" office:value="0.715836081316637" calcext:value-type="float">
            <text:p>0.7158</text:p>
          </table:table-cell>
          <table:table-cell office:value-type="float" office:value="0.152312605864483" calcext:value-type="float">
            <text:p>0.1523</text:p>
          </table:table-cell>
          <table:table-cell office:value-type="float" office:value="0.935521529508775" calcext:value-type="float">
            <text:p>0.9355</text:p>
          </table:table-cell>
          <table:table-cell table:formula="of:=ABS([.C132]-[.E132])" office:value-type="float" office:value="0.219685448192138" calcext:value-type="float">
            <text:p>0.2197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692268776452222" calcext:value-type="float">
            <text:p>0.6923</text:p>
          </table:table-cell>
          <table:table-cell office:value-type="float" office:value="0.120183231616924" calcext:value-type="float">
            <text:p>0.1202</text:p>
          </table:table-cell>
          <table:table-cell office:value-type="float" office:value="0.882611367943554" calcext:value-type="float">
            <text:p>0.8826</text:p>
          </table:table-cell>
          <table:table-cell table:formula="of:=ABS([.I132]-[.K132])" office:value-type="float" office:value="0.190342591491332" calcext:value-type="float">
            <text:p>0.1903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695320090313836" calcext:value-type="float">
            <text:p>0.6953</text:p>
          </table:table-cell>
          <table:table-cell office:value-type="float" office:value="0.120263609750782" calcext:value-type="float">
            <text:p>0.1203</text:p>
          </table:table-cell>
          <table:table-cell office:value-type="float" office:value="0.75073071278022" calcext:value-type="float">
            <text:p>0.7507</text:p>
          </table:table-cell>
          <table:table-cell table:formula="of:=ABS([.O132]-[.Q132])" office:value-type="float" office:value="0.055410622466384" calcext:value-type="float">
            <text:p>0.0554</text:p>
          </table:table-cell>
          <table:table-cell/>
          <table:table-cell office:value-type="string" calcext:value-type="string">
            <text:p>b122</text:p>
          </table:table-cell>
          <table:table-cell office:value-type="float" office:value="0.735328017921586" calcext:value-type="float">
            <text:p>0.7353</text:p>
          </table:table-cell>
          <table:table-cell office:value-type="float" office:value="0.148383525069057" calcext:value-type="float">
            <text:p>0.1484</text:p>
          </table:table-cell>
          <table:table-cell office:value-type="float" office:value="0.970562924525844" calcext:value-type="float">
            <text:p>0.9706</text:p>
          </table:table-cell>
          <table:table-cell table:formula="of:=ABS([.U132]-[.W132])" office:value-type="float" office:value="0.235234906604258" calcext:value-type="float">
            <text:p>0.2352</text:p>
          </table:table-cell>
        </table:table-row>
        <table:table-row table:style-name="ro1">
          <table:table-cell/>
          <table:table-cell office:value-type="string" calcext:value-type="string">
            <text:p>b123</text:p>
          </table:table-cell>
          <table:table-cell office:value-type="float" office:value="0.874363083889919" calcext:value-type="float">
            <text:p>0.8744</text:p>
          </table:table-cell>
          <table:table-cell office:value-type="float" office:value="0.0669908371090666" calcext:value-type="float">
            <text:p>0.0670</text:p>
          </table:table-cell>
          <table:table-cell office:value-type="float" office:value="0.943006089433338" calcext:value-type="float">
            <text:p>0.9430</text:p>
          </table:table-cell>
          <table:table-cell table:formula="of:=ABS([.C133]-[.E133])" office:value-type="float" office:value="0.0686430055434191" calcext:value-type="float">
            <text:p>0.0686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45948708561746" calcext:value-type="float">
            <text:p>0.7459</text:p>
          </table:table-cell>
          <table:table-cell office:value-type="float" office:value="0.088312332728347" calcext:value-type="float">
            <text:p>0.0883</text:p>
          </table:table-cell>
          <table:table-cell office:value-type="float" office:value="0.802867543478305" calcext:value-type="float">
            <text:p>0.8029</text:p>
          </table:table-cell>
          <table:table-cell table:formula="of:=ABS([.I133]-[.K133])" office:value-type="float" office:value="0.0569188349165589" calcext:value-type="float">
            <text:p>0.0569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35371149756813" calcext:value-type="float">
            <text:p>0.7354</text:p>
          </table:table-cell>
          <table:table-cell office:value-type="float" office:value="0.0161847702341626" calcext:value-type="float">
            <text:p>0.0162</text:p>
          </table:table-cell>
          <table:table-cell office:value-type="float" office:value="0.75280730450742" calcext:value-type="float">
            <text:p>0.7528</text:p>
          </table:table-cell>
          <table:table-cell table:formula="of:=ABS([.O133]-[.Q133])" office:value-type="float" office:value="0.0174361547506069" calcext:value-type="float">
            <text:p>0.0174</text:p>
          </table:table-cell>
          <table:table-cell/>
          <table:table-cell office:value-type="string" calcext:value-type="string">
            <text:p>b123</text:p>
          </table:table-cell>
          <table:table-cell office:value-type="float" office:value="0.775917725047869" calcext:value-type="float">
            <text:p>0.7759</text:p>
          </table:table-cell>
          <table:table-cell office:value-type="float" office:value="0.0853101621012826" calcext:value-type="float">
            <text:p>0.0853</text:p>
          </table:table-cell>
          <table:table-cell office:value-type="float" office:value="0.833632874373157" calcext:value-type="float">
            <text:p>0.8336</text:p>
          </table:table-cell>
          <table:table-cell table:formula="of:=ABS([.U133]-[.W133])" office:value-type="float" office:value="0.057715149325288" calcext:value-type="float">
            <text:p>0.0577</text:p>
          </table:table-cell>
        </table:table-row>
        <table:table-row table:style-name="ro1">
          <table:table-cell/>
          <table:table-cell office:value-type="string" calcext:value-type="string">
            <text:p>b124</text:p>
          </table:table-cell>
          <table:table-cell office:value-type="float" office:value="0.781288220214845" calcext:value-type="float">
            <text:p>0.7813</text:p>
          </table:table-cell>
          <table:table-cell office:value-type="float" office:value="0.101001394636445" calcext:value-type="float">
            <text:p>0.1010</text:p>
          </table:table-cell>
          <table:table-cell office:value-type="float" office:value="0.785933245163732" calcext:value-type="float">
            <text:p>0.7859</text:p>
          </table:table-cell>
          <table:table-cell table:formula="of:=ABS([.C134]-[.E134])" office:value-type="float" office:value="0.00464502494888708" calcext:value-type="float">
            <text:p>0.0046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513726984959392" calcext:value-type="float">
            <text:p>0.5137</text:p>
          </table:table-cell>
          <table:table-cell office:value-type="float" office:value="0.13691376409743" calcext:value-type="float">
            <text:p>0.1369</text:p>
          </table:table-cell>
          <table:table-cell office:value-type="float" office:value="0.586714971358529" calcext:value-type="float">
            <text:p>0.5867</text:p>
          </table:table-cell>
          <table:table-cell table:formula="of:=ABS([.I134]-[.K134])" office:value-type="float" office:value="0.072987986399137" calcext:value-type="float">
            <text:p>0.0730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538892146831767" calcext:value-type="float">
            <text:p>0.5389</text:p>
          </table:table-cell>
          <table:table-cell office:value-type="float" office:value="0.145116255257619" calcext:value-type="float">
            <text:p>0.1451</text:p>
          </table:table-cell>
          <table:table-cell office:value-type="float" office:value="0.484012678298079" calcext:value-type="float">
            <text:p>0.4840</text:p>
          </table:table-cell>
          <table:table-cell table:formula="of:=ABS([.O134]-[.Q134])" office:value-type="float" office:value="0.054879468533688" calcext:value-type="float">
            <text:p>0.0549</text:p>
          </table:table-cell>
          <table:table-cell/>
          <table:table-cell office:value-type="string" calcext:value-type="string">
            <text:p>b124</text:p>
          </table:table-cell>
          <table:table-cell office:value-type="float" office:value="0.429574534270912" calcext:value-type="float">
            <text:p>0.4296</text:p>
          </table:table-cell>
          <table:table-cell office:value-type="float" office:value="0.14616242325366" calcext:value-type="float">
            <text:p>0.1462</text:p>
          </table:table-cell>
          <table:table-cell office:value-type="float" office:value="0.477115753852863" calcext:value-type="float">
            <text:p>0.4771</text:p>
          </table:table-cell>
          <table:table-cell table:formula="of:=ABS([.U134]-[.W134])" office:value-type="float" office:value="0.047541219581951" calcext:value-type="float">
            <text:p>0.0475</text:p>
          </table:table-cell>
        </table:table-row>
        <table:table-row table:style-name="ro1">
          <table:table-cell/>
          <table:table-cell office:value-type="string" calcext:value-type="string">
            <text:p>b125</text:p>
          </table:table-cell>
          <table:table-cell office:value-type="float" office:value="0.881260898602273" calcext:value-type="float">
            <text:p>0.8813</text:p>
          </table:table-cell>
          <table:table-cell office:value-type="float" office:value="0.0916019427827145" calcext:value-type="float">
            <text:p>0.0916</text:p>
          </table:table-cell>
          <table:table-cell office:value-type="float" office:value="0.742066637121062" calcext:value-type="float">
            <text:p>0.7421</text:p>
          </table:table-cell>
          <table:table-cell table:formula="of:=ABS([.C135]-[.E135])" office:value-type="float" office:value="0.139194261481211" calcext:value-type="float">
            <text:p>0.1392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861351533383437" calcext:value-type="float">
            <text:p>0.8614</text:p>
          </table:table-cell>
          <table:table-cell office:value-type="float" office:value="0.0973237791297119" calcext:value-type="float">
            <text:p>0.0973</text:p>
          </table:table-cell>
          <table:table-cell office:value-type="float" office:value="0.589997913670741" calcext:value-type="float">
            <text:p>0.5900</text:p>
          </table:table-cell>
          <table:table-cell table:formula="of:=ABS([.I135]-[.K135])" office:value-type="float" office:value="0.271353619712696" calcext:value-type="float">
            <text:p>0.2714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788293089979611" calcext:value-type="float">
            <text:p>0.7883</text:p>
          </table:table-cell>
          <table:table-cell office:value-type="float" office:value="0.0954627442972381" calcext:value-type="float">
            <text:p>0.0955</text:p>
          </table:table-cell>
          <table:table-cell office:value-type="float" office:value="0.710391440795202" calcext:value-type="float">
            <text:p>0.7104</text:p>
          </table:table-cell>
          <table:table-cell table:formula="of:=ABS([.O135]-[.Q135])" office:value-type="float" office:value="0.077901649184409" calcext:value-type="float">
            <text:p>0.0779</text:p>
          </table:table-cell>
          <table:table-cell/>
          <table:table-cell office:value-type="string" calcext:value-type="string">
            <text:p>b125</text:p>
          </table:table-cell>
          <table:table-cell office:value-type="float" office:value="0.848392271060903" calcext:value-type="float">
            <text:p>0.8484</text:p>
          </table:table-cell>
          <table:table-cell office:value-type="float" office:value="0.0874146643050577" calcext:value-type="float">
            <text:p>0.0874</text:p>
          </table:table-cell>
          <table:table-cell office:value-type="float" office:value="0.587371155077215" calcext:value-type="float">
            <text:p>0.5874</text:p>
          </table:table-cell>
          <table:table-cell table:formula="of:=ABS([.U135]-[.W135])" office:value-type="float" office:value="0.261021115983688" calcext:value-type="float">
            <text:p>0.2610</text:p>
          </table:table-cell>
        </table:table-row>
        <table:table-row table:style-name="ro1">
          <table:table-cell/>
          <table:table-cell office:value-type="string" calcext:value-type="string">
            <text:p>b126</text:p>
          </table:table-cell>
          <table:table-cell office:value-type="float" office:value="0.921488123666884" calcext:value-type="float">
            <text:p>0.9215</text:p>
          </table:table-cell>
          <table:table-cell office:value-type="float" office:value="0.0626235703383705" calcext:value-type="float">
            <text:p>0.0626</text:p>
          </table:table-cell>
          <table:table-cell office:value-type="float" office:value="0.986640501214438" calcext:value-type="float">
            <text:p>0.9866</text:p>
          </table:table-cell>
          <table:table-cell table:formula="of:=ABS([.C136]-[.E136])" office:value-type="float" office:value="0.065152377547554" calcext:value-type="float">
            <text:p>0.0652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829498497801504" calcext:value-type="float">
            <text:p>0.8295</text:p>
          </table:table-cell>
          <table:table-cell office:value-type="float" office:value="0.0992019215194278" calcext:value-type="float">
            <text:p>0.0992</text:p>
          </table:table-cell>
          <table:table-cell office:value-type="float" office:value="0.933322195520148" calcext:value-type="float">
            <text:p>0.9333</text:p>
          </table:table-cell>
          <table:table-cell table:formula="of:=ABS([.I136]-[.K136])" office:value-type="float" office:value="0.103823697718644" calcext:value-type="float">
            <text:p>0.1038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688458067500341" calcext:value-type="float">
            <text:p>0.6885</text:p>
          </table:table-cell>
          <table:table-cell office:value-type="float" office:value="0.106919607346148" calcext:value-type="float">
            <text:p>0.1069</text:p>
          </table:table-cell>
          <table:table-cell office:value-type="float" office:value="0.837148232802674" calcext:value-type="float">
            <text:p>0.8371</text:p>
          </table:table-cell>
          <table:table-cell table:formula="of:=ABS([.O136]-[.Q136])" office:value-type="float" office:value="0.148690165302333" calcext:value-type="float">
            <text:p>0.1487</text:p>
          </table:table-cell>
          <table:table-cell/>
          <table:table-cell office:value-type="string" calcext:value-type="string">
            <text:p>b126</text:p>
          </table:table-cell>
          <table:table-cell office:value-type="float" office:value="0.785285780674038" calcext:value-type="float">
            <text:p>0.7853</text:p>
          </table:table-cell>
          <table:table-cell office:value-type="float" office:value="0.0851864788107739" calcext:value-type="float">
            <text:p>0.0852</text:p>
          </table:table-cell>
          <table:table-cell office:value-type="float" office:value="0.868946601799236" calcext:value-type="float">
            <text:p>0.8689</text:p>
          </table:table-cell>
          <table:table-cell table:formula="of:=ABS([.U136]-[.W136])" office:value-type="float" office:value="0.083660821125198" calcext:value-type="float">
            <text:p>0.0837</text:p>
          </table:table-cell>
        </table:table-row>
        <table:table-row table:style-name="ro1">
          <table:table-cell/>
          <table:table-cell office:value-type="string" calcext:value-type="string">
            <text:p>b127</text:p>
          </table:table-cell>
          <table:table-cell office:value-type="float" office:value="0.898641662843163" calcext:value-type="float">
            <text:p>0.8986</text:p>
          </table:table-cell>
          <table:table-cell office:value-type="float" office:value="0.129630030621419" calcext:value-type="float">
            <text:p>0.1296</text:p>
          </table:table-cell>
          <table:table-cell office:value-type="float" office:value="0.490440953105176" calcext:value-type="float">
            <text:p>0.4904</text:p>
          </table:table-cell>
          <table:table-cell table:formula="of:=ABS([.C137]-[.E137])" office:value-type="float" office:value="0.408200709737987" calcext:value-type="float">
            <text:p>0.4082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36720657701648" calcext:value-type="float">
            <text:p>0.6367</text:p>
          </table:table-cell>
          <table:table-cell office:value-type="float" office:value="0.0948625298055808" calcext:value-type="float">
            <text:p>0.0949</text:p>
          </table:table-cell>
          <table:table-cell office:value-type="float" office:value="0.473879969590526" calcext:value-type="float">
            <text:p>0.4739</text:p>
          </table:table-cell>
          <table:table-cell table:formula="of:=ABS([.I137]-[.K137])" office:value-type="float" office:value="0.162840688111122" calcext:value-type="float">
            <text:p>0.1628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26607651711309" calcext:value-type="float">
            <text:p>0.6266</text:p>
          </table:table-cell>
          <table:table-cell office:value-type="float" office:value="0.0894416530781909" calcext:value-type="float">
            <text:p>0.0894</text:p>
          </table:table-cell>
          <table:table-cell office:value-type="float" office:value="0.183167946033363" calcext:value-type="float">
            <text:p>0.1832</text:p>
          </table:table-cell>
          <table:table-cell table:formula="of:=ABS([.O137]-[.Q137])" office:value-type="float" office:value="0.443439705677946" calcext:value-type="float">
            <text:p>0.4434</text:p>
          </table:table-cell>
          <table:table-cell/>
          <table:table-cell office:value-type="string" calcext:value-type="string">
            <text:p>b127</text:p>
          </table:table-cell>
          <table:table-cell office:value-type="float" office:value="0.645215605377092" calcext:value-type="float">
            <text:p>0.6452</text:p>
          </table:table-cell>
          <table:table-cell office:value-type="float" office:value="0.0979132109105315" calcext:value-type="float">
            <text:p>0.0979</text:p>
          </table:table-cell>
          <table:table-cell office:value-type="float" office:value="0.4697368892211" calcext:value-type="float">
            <text:p>0.4697</text:p>
          </table:table-cell>
          <table:table-cell table:formula="of:=ABS([.U137]-[.W137])" office:value-type="float" office:value="0.175478716155992" calcext:value-type="float">
            <text:p>0.1755</text:p>
          </table:table-cell>
        </table:table-row>
        <table:table-row table:style-name="ro1">
          <table:table-cell/>
          <table:table-cell office:value-type="string" calcext:value-type="string">
            <text:p>b128</text:p>
          </table:table-cell>
          <table:table-cell office:value-type="float" office:value="0.930027686307635" calcext:value-type="float">
            <text:p>0.9300</text:p>
          </table:table-cell>
          <table:table-cell office:value-type="float" office:value="0.0902168315071928" calcext:value-type="float">
            <text:p>0.0902</text:p>
          </table:table-cell>
          <table:table-cell office:value-type="float" office:value="0.956069016409939" calcext:value-type="float">
            <text:p>0.9561</text:p>
          </table:table-cell>
          <table:table-cell table:formula="of:=ABS([.C138]-[.E138])" office:value-type="float" office:value="0.0260413301023039" calcext:value-type="float">
            <text:p>0.0260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887666265325313" calcext:value-type="float">
            <text:p>0.8877</text:p>
          </table:table-cell>
          <table:table-cell office:value-type="float" office:value="0.0722765106404095" calcext:value-type="float">
            <text:p>0.0723</text:p>
          </table:table-cell>
          <table:table-cell office:value-type="float" office:value="0.911467710507954" calcext:value-type="float">
            <text:p>0.9115</text:p>
          </table:table-cell>
          <table:table-cell table:formula="of:=ABS([.I138]-[.K138])" office:value-type="float" office:value="0.0238014451826409" calcext:value-type="float">
            <text:p>0.0238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838056732626853" calcext:value-type="float">
            <text:p>0.8381</text:p>
          </table:table-cell>
          <table:table-cell office:value-type="float" office:value="0.0688182255703679" calcext:value-type="float">
            <text:p>0.0688</text:p>
          </table:table-cell>
          <table:table-cell office:value-type="float" office:value="0.841964700501988" calcext:value-type="float">
            <text:p>0.8420</text:p>
          </table:table-cell>
          <table:table-cell table:formula="of:=ABS([.O138]-[.Q138])" office:value-type="float" office:value="0.00390796787513492" calcext:value-type="float">
            <text:p>0.0039</text:p>
          </table:table-cell>
          <table:table-cell/>
          <table:table-cell office:value-type="string" calcext:value-type="string">
            <text:p>b128</text:p>
          </table:table-cell>
          <table:table-cell office:value-type="float" office:value="0.920064909652842" calcext:value-type="float">
            <text:p>0.9201</text:p>
          </table:table-cell>
          <table:table-cell office:value-type="float" office:value="0.0820191362022278" calcext:value-type="float">
            <text:p>0.0820</text:p>
          </table:table-cell>
          <table:table-cell office:value-type="float" office:value="0.947198048433086" calcext:value-type="float">
            <text:p>0.9472</text:p>
          </table:table-cell>
          <table:table-cell table:formula="of:=ABS([.U138]-[.W138])" office:value-type="float" office:value="0.027133138780244" calcext:value-type="float">
            <text:p>0.0271</text:p>
          </table:table-cell>
        </table:table-row>
        <table:table-row table:style-name="ro1">
          <table:table-cell/>
          <table:table-cell office:value-type="string" calcext:value-type="string">
            <text:p>b129</text:p>
          </table:table-cell>
          <table:table-cell office:value-type="float" office:value="0.870608155715156" calcext:value-type="float">
            <text:p>0.8706</text:p>
          </table:table-cell>
          <table:table-cell office:value-type="float" office:value="0.0591971087232618" calcext:value-type="float">
            <text:p>0.0592</text:p>
          </table:table-cell>
          <table:table-cell office:value-type="float" office:value="0.982394135365152" calcext:value-type="float">
            <text:p>0.9824</text:p>
          </table:table-cell>
          <table:table-cell table:formula="of:=ABS([.C139]-[.E139])" office:value-type="float" office:value="0.111785979649996" calcext:value-type="float">
            <text:p>0.1118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464794869698048" calcext:value-type="float">
            <text:p>0.4648</text:p>
          </table:table-cell>
          <table:table-cell office:value-type="float" office:value="0.131363624659575" calcext:value-type="float">
            <text:p>0.1314</text:p>
          </table:table-cell>
          <table:table-cell office:value-type="float" office:value="0.421951725763083" calcext:value-type="float">
            <text:p>0.4220</text:p>
          </table:table-cell>
          <table:table-cell table:formula="of:=ABS([.I139]-[.K139])" office:value-type="float" office:value="0.042843143934965" calcext:value-type="float">
            <text:p>0.0428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678262609129163" calcext:value-type="float">
            <text:p>0.6783</text:p>
          </table:table-cell>
          <table:table-cell office:value-type="float" office:value="0.0536013281462016" calcext:value-type="float">
            <text:p>0.0536</text:p>
          </table:table-cell>
          <table:table-cell office:value-type="float" office:value="0.658497500375659" calcext:value-type="float">
            <text:p>0.6585</text:p>
          </table:table-cell>
          <table:table-cell table:formula="of:=ABS([.O139]-[.Q139])" office:value-type="float" office:value="0.019765108753504" calcext:value-type="float">
            <text:p>0.0198</text:p>
          </table:table-cell>
          <table:table-cell/>
          <table:table-cell office:value-type="string" calcext:value-type="string">
            <text:p>b129</text:p>
          </table:table-cell>
          <table:table-cell office:value-type="float" office:value="0.48109129406973" calcext:value-type="float">
            <text:p>0.4811</text:p>
          </table:table-cell>
          <table:table-cell office:value-type="float" office:value="0.120838298825112" calcext:value-type="float">
            <text:p>0.1208</text:p>
          </table:table-cell>
          <table:table-cell office:value-type="float" office:value="0.441304899854218" calcext:value-type="float">
            <text:p>0.4413</text:p>
          </table:table-cell>
          <table:table-cell table:formula="of:=ABS([.U139]-[.W139])" office:value-type="float" office:value="0.0397863942155119" calcext:value-type="float">
            <text:p>0.0398</text:p>
          </table:table-cell>
        </table:table-row>
        <table:table-row table:style-name="ro1">
          <table:table-cell/>
          <table:table-cell office:value-type="string" calcext:value-type="string">
            <text:p>b130</text:p>
          </table:table-cell>
          <table:table-cell office:value-type="float" office:value="0.942576369190262" calcext:value-type="float">
            <text:p>0.9426</text:p>
          </table:table-cell>
          <table:table-cell office:value-type="float" office:value="0.0619577452259842" calcext:value-type="float">
            <text:p>0.0620</text:p>
          </table:table-cell>
          <table:table-cell office:value-type="float" office:value="0.99190204263991" calcext:value-type="float">
            <text:p>0.9919</text:p>
          </table:table-cell>
          <table:table-cell table:formula="of:=ABS([.C140]-[.E140])" office:value-type="float" office:value="0.0493256734496479" calcext:value-type="float">
            <text:p>0.0493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520792334385487" calcext:value-type="float">
            <text:p>0.5208</text:p>
          </table:table-cell>
          <table:table-cell office:value-type="float" office:value="0.0788503442668007" calcext:value-type="float">
            <text:p>0.0789</text:p>
          </table:table-cell>
          <table:table-cell office:value-type="float" office:value="0.489026086609423" calcext:value-type="float">
            <text:p>0.4890</text:p>
          </table:table-cell>
          <table:table-cell table:formula="of:=ABS([.I140]-[.K140])" office:value-type="float" office:value="0.031766247776064" calcext:value-type="float">
            <text:p>0.0318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59380674462475" calcext:value-type="float">
            <text:p>0.5938</text:p>
          </table:table-cell>
          <table:table-cell office:value-type="float" office:value="0.0697995418638365" calcext:value-type="float">
            <text:p>0.0698</text:p>
          </table:table-cell>
          <table:table-cell office:value-type="float" office:value="0.558686202780887" calcext:value-type="float">
            <text:p>0.5587</text:p>
          </table:table-cell>
          <table:table-cell table:formula="of:=ABS([.O140]-[.Q140])" office:value-type="float" office:value="0.0351205418438629" calcext:value-type="float">
            <text:p>0.0351</text:p>
          </table:table-cell>
          <table:table-cell/>
          <table:table-cell office:value-type="string" calcext:value-type="string">
            <text:p>b130</text:p>
          </table:table-cell>
          <table:table-cell office:value-type="float" office:value="0.564570550867904" calcext:value-type="float">
            <text:p>0.5646</text:p>
          </table:table-cell>
          <table:table-cell office:value-type="float" office:value="0.0835200517309404" calcext:value-type="float">
            <text:p>0.0835</text:p>
          </table:table-cell>
          <table:table-cell office:value-type="float" office:value="0.507184828746883" calcext:value-type="float">
            <text:p>0.5072</text:p>
          </table:table-cell>
          <table:table-cell table:formula="of:=ABS([.U140]-[.W140])" office:value-type="float" office:value="0.057385722121021" calcext:value-type="float">
            <text:p>0.0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4"/>
    </number:number-style>
    <number:number-style style:name="N113">
      <number:number number:decimal-places="1" loext:min-decimal-places="1" number:min-integer-digits="1"/>
    </number:number-style>
    <number:number-style style:name="N10111" number:language="en" number:country="GB">
      <number:number number:decimal-places="1" loext:min-decimal-places="1" number:min-integer-digits="1"/>
    </number:number-style>
    <number:number-style style:name="N10112" number:language="en" number:country="GB">
      <number:number number:decimal-places="4" loext:min-decimal-places="4" number:min-integer-digits="1"/>
    </number:number-style>
    <number:number-style style:name="N20121" number:language="en" number:country="US">
      <number:number number:decimal-places="4" loext:min-decimal-places="4" number:min-integer-digits="1"/>
    </number:number-style>
    <number:number-style style:name="N20122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.00.0000</text:date>, <text:time style:data-style-name="N2" text:time-value="13:26:44.17790675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9:55:39.084682296</meta:creation-date>
    <dc:date>2019-04-24T13:41:30.917385256</dc:date>
    <meta:editing-duration>PT15M23S</meta:editing-duration>
    <meta:editing-cycles>3</meta:editing-cycles>
    <meta:generator>LibreOffice/5.1.6.2$Linux_X86_64 LibreOffice_project/10m0$Build-2</meta:generator>
    <meta:document-statistic meta:table-count="1" meta:cell-count="2658" meta:object-count="0"/>
  </office:meta>
</office:document-meta>
</file>